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8.2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5.05mm"/>
    </style:style>
    <style:style style:name="co4" style:family="table-column">
      <style:table-column-properties fo:break-before="auto" style:column-width="77.19mm"/>
    </style:style>
    <style:style style:name="co5" style:family="table-column">
      <style:table-column-properties fo:break-before="auto" style:column-width="28.38mm"/>
    </style:style>
    <style:style style:name="co6" style:family="table-column">
      <style:table-column-properties fo:break-before="auto" style:column-width="13.34mm"/>
    </style:style>
    <style:style style:name="co7" style:family="table-column">
      <style:table-column-properties fo:break-before="auto" style:column-width="12.68mm"/>
    </style:style>
    <style:style style:name="co8" style:family="table-column">
      <style:table-column-properties fo:break-before="auto" style:column-width="6.28mm"/>
    </style:style>
    <style:style style:name="co9" style:family="table-column">
      <style:table-column-properties fo:break-before="auto" style:column-width="6.4mm"/>
    </style:style>
    <style:style style:name="co10" style:family="table-column">
      <style:table-column-properties fo:break-before="auto" style:column-width="6.54mm"/>
    </style:style>
    <style:style style:name="co11" style:family="table-column">
      <style:table-column-properties fo:break-before="auto" style:column-width="11.61mm"/>
    </style:style>
    <style:style style:name="co12" style:family="table-column">
      <style:table-column-properties fo:break-before="auto" style:column-width="18.38mm"/>
    </style:style>
    <style:style style:name="co13" style:family="table-column">
      <style:table-column-properties fo:break-before="auto" style:column-width="10.99mm"/>
    </style:style>
    <style:style style:name="co14" style:family="table-column">
      <style:table-column-properties fo:break-before="auto" style:column-width="12.42mm"/>
    </style:style>
    <style:style style:name="co15" style:family="table-column">
      <style:table-column-properties fo:break-before="auto" style:column-width="12.15mm"/>
    </style:style>
    <style:style style:name="co16" style:family="table-column">
      <style:table-column-properties fo:break-before="auto" style:column-width="51.84mm"/>
    </style:style>
    <style:style style:name="co17" style:family="table-column">
      <style:table-column-properties fo:break-before="auto" style:column-width="41.08mm"/>
    </style:style>
    <style:style style:name="co18" style:family="table-column">
      <style:table-column-properties fo:break-before="auto" style:column-width="24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81"/>
    <style:style style:name="ce9" style:family="table-cell" style:parent-style-name="Default" style:data-style-name="N8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vidia" table:style-name="ta1">
        <table:shapes>
          <draw:frame draw:z-index="0" draw:style-name="gr1" draw:text-style-name="P1" svg:width="159.96mm" svg:height="89.98mm" svg:x="223.9mm" svg:y="57.53mm">
            <draw:object draw:notify-on-update-of-ranges="Nvidia.A2:Nvidia.A6 Nvidia.B2:Nvidia.B6 Nvidia.C1:Nvidia.C1 Nvidia.C2:Nvidia.C6 Nvidia.B2:Nvidia.B6 Nvidia.D1:Nvidia.D1 Nvidia.D2:Nvidia.D6 Nvidia.B2:Nvidia.B6 Nvidia.E1:Nvidia.E1 Nvidia.E2:Nvidia.E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names displ</text:p>
          </table:table-cell>
          <table:table-cell office:value-type="string" calcext:value-type="string">
            <text:p>names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GeForce RTX 4090</text:p>
          </table:table-cell>
          <table:table-cell table:formula="of:=2022+9/12" office:value-type="float" office:value="2022.75" calcext:value-type="float">
            <text:p>2022.75</text:p>
          </table:table-cell>
          <table:table-cell office:value-type="float" office:value="90.9" calcext:value-type="float">
            <text:p>90.9</text:p>
          </table:table-cell>
          <table:table-cell office:value-type="float" office:value="45.5" calcext:value-type="float">
            <text:p>45.5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table:formula="of:=[.B2]+0.35" office:value-type="float" office:value="2023.1" calcext:value-type="float">
            <text:p>2023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ux - přeměřit na Win</text:p>
          </table:table-cell>
        </table:table-row>
        <table:table-row table:style-name="ro1">
          <table:table-cell office:value-type="string" calcext:value-type="string">
            <text:p>GeForce RTX 2080 Ti</text:p>
          </table:table-cell>
          <table:table-cell table:formula="of:=2018+8/12" office:value-type="float" office:value="2018.66666666667" calcext:value-type="float">
            <text:p>2018.66666666667</text:p>
          </table:table-cell>
          <table:table-cell office:value-type="float" office:value="32.3" calcext:value-type="float">
            <text:p>32.3</text:p>
          </table:table-cell>
          <table:table-cell office:value-type="float" office:value="15.1" calcext:value-type="float">
            <text:p>15.1</text:p>
          </table:table-cell>
          <table:table-cell office:value-type="float" office:value="0.501" calcext:value-type="float">
            <text:p>0.501</text:p>
          </table:table-cell>
          <table:table-cell office:value-type="float" office:value="0" calcext:value-type="float">
            <text:p>0</text:p>
          </table:table-cell>
          <table:table-cell table:formula="of:=[.B3]" office:value-type="float" office:value="2018.66666666667" calcext:value-type="float">
            <text:p>2018.66666666667</text:p>
          </table:table-cell>
          <table:table-cell table:formula="of:=[.C3]+4" office:value-type="float" office:value="36.3" calcext:value-type="float">
            <text:p>36.3</text:p>
          </table:table-cell>
          <table:table-cell office:value-type="string" calcext:value-type="string">
            <text:p>Win - boostuje excelentně</text:p>
          </table:table-cell>
        </table:table-row>
        <table:table-row table:style-name="ro1">
          <table:table-cell office:value-type="string" calcext:value-type="string">
            <text:p>GeForce GTX 1080 Ti</text:p>
          </table:table-cell>
          <table:table-cell table:formula="of:=2017+2/12" office:value-type="float" office:value="2017.16666666667" calcext:value-type="float">
            <text:p>2017.16666666667</text:p>
          </table:table-cell>
          <table:table-cell table:style-name="ce1" office:value-type="string" calcext:value-type="string">
            <text:p>-</text:p>
          </table:table-cell>
          <table:table-cell office:value-type="float" office:value="10.4" calcext:value-type="float">
            <text:p>10.4</text:p>
          </table:table-cell>
          <table:table-cell office:value-type="float" office:value="0.401" calcext:value-type="float">
            <text:p>0.401</text:p>
          </table:table-cell>
          <table:table-cell office:value-type="float" office:value="0" calcext:value-type="float">
            <text:p>0</text:p>
          </table:table-cell>
          <table:table-cell table:formula="of:=[.B4]" office:value-type="float" office:value="2017.16666666667" calcext:value-type="float">
            <text:p>2017.16666666667</text:p>
          </table:table-cell>
          <table:table-cell table:formula="of:=[.D4]+3" office:value-type="float" office:value="13.4" calcext:value-type="float">
            <text:p>13.4</text:p>
          </table:table-cell>
          <table:table-cell office:value-type="string" calcext:value-type="string">
            <text:p>Linux - špatně boostuje</text:p>
          </table:table-cell>
        </table:table-row>
        <table:table-row table:style-name="ro1">
          <table:table-cell office:value-type="string" calcext:value-type="string">
            <text:p>GeForce GTX 980 Ti</text:p>
          </table:table-cell>
          <table:table-cell table:formula="of:=2015+5/12" office:value-type="float" office:value="2015.41666666667" calcext:value-type="float">
            <text:p>2015.41666666667</text:p>
          </table:table-cell>
          <table:table-cell table:style-name="ce1" office:value-type="string" calcext:value-type="string">
            <text:p>-</text:p>
          </table:table-cell>
          <table:table-cell office:value-type="float" office:value="5.1" calcext:value-type="float">
            <text:p>5.1</text:p>
          </table:table-cell>
          <table:table-cell office:value-type="float" office:value="0.192" calcext:value-type="float">
            <text:p>0.192</text:p>
          </table:table-cell>
          <table:table-cell office:value-type="float" office:value="0" calcext:value-type="float">
            <text:p>0</text:p>
          </table:table-cell>
          <table:table-cell table:formula="of:=[.B5]" office:value-type="float" office:value="2015.41666666667" calcext:value-type="float">
            <text:p>2015.41666666667</text:p>
          </table:table-cell>
          <table:table-cell table:formula="of:=[.D5]+3" office:value-type="float" office:value="8.1" calcext:value-type="float">
            <text:p>8.1</text:p>
          </table:table-cell>
          <table:table-cell office:value-type="string" calcext:value-type="string">
            <text:p>Win - boost nic moc, ale ok</text:p>
          </table:table-cell>
        </table:table-row>
        <table:table-row table:style-name="ro1">
          <table:table-cell office:value-type="string" calcext:value-type="string">
            <text:p>GeForce GTX 780 Ti</text:p>
          </table:table-cell>
          <table:table-cell table:formula="of:=2013+10/12" office:value-type="float" office:value="2013.83333333333" calcext:value-type="float">
            <text:p>2013.83333333333</text:p>
          </table:table-cell>
          <table:table-cell table:style-name="ce1" office:value-type="string" calcext:value-type="string">
            <text:p>-</text:p>
          </table:table-cell>
          <table:table-cell office:value-type="float" office:value="3.4" calcext:value-type="float">
            <text:p>3.4</text:p>
          </table:table-cell>
          <table:table-cell office:value-type="float" office:value="0.278" calcext:value-type="float">
            <text:p>0.278</text:p>
          </table:table-cell>
          <table:table-cell office:value-type="float" office:value="0" calcext:value-type="float">
            <text:p>0</text:p>
          </table:table-cell>
          <table:table-cell table:formula="of:=[.B6]" office:value-type="float" office:value="2013.83333333333" calcext:value-type="float">
            <text:p>2013.83333333333</text:p>
          </table:table-cell>
          <table:table-cell table:formula="of:=[.D6]+3" office:value-type="float" office:value="6.4" calcext:value-type="float">
            <text:p>6.4</text:p>
          </table:table-cell>
          <table:table-cell office:value-type="string" calcext:value-type="string">
            <text:p>Win+Linux - ok</text:p>
          </table:table-cell>
        </table:table-row>
        <table:table-row table:style-name="ro1">
          <table:table-cell office:value-type="string" calcext:value-type="string">
            <text:p>GeForce GTX 680</text:p>
          </table:table-cell>
          <table:table-cell table:formula="of:=2012+2/12" office:value-type="float" office:value="2012.16666666667" calcext:value-type="float">
            <text:p>2012.16666666667</text:p>
          </table:table-cell>
          <table:table-cell table:style-name="ce1" office:value-type="string" calcext:value-type="string">
            <text:p>-</text:p>
          </table:table-cell>
          <table:table-cell office:value-type="float" office:value="1.8" calcext:value-type="float">
            <text:p>1.8</text:p>
          </table:table-cell>
          <table:table-cell office:value-type="float" office:value="0.141" calcext:value-type="float">
            <text:p>0.141</text:p>
          </table:table-cell>
          <table:table-cell office:value-type="float" office:value="0" calcext:value-type="float">
            <text:p>0</text:p>
          </table:table-cell>
          <table:table-cell table:formula="of:=[.B7]" office:value-type="float" office:value="2012.16666666667" calcext:value-type="float">
            <text:p>2012.16666666667</text:p>
          </table:table-cell>
          <table:table-cell table:formula="of:=[.D7]+3" office:value-type="float" office:value="4.8" calcext:value-type="float">
            <text:p>4.8</text:p>
          </table:table-cell>
          <table:table-cell office:value-type="string" calcext:value-type="string">
            <text:p>Win</text:p>
          </table:table-cell>
        </table:table-row>
        <table:table-row table:style-name="ro1" table:number-rows-repeated="7">
          <table:table-cell table:number-columns-repeated="9"/>
        </table:table-row>
        <table:table-row table:style-name="ro1">
          <table:table-cell>
            <draw:frame draw:z-index="1" draw:style-name="gr1" draw:text-style-name="P1" svg:width="159.96mm" svg:height="89.88mm" svg:x="20.2mm" svg:y="0.36mm">
              <draw:object draw:notify-on-update-of-ranges="Nvidia.A2:Nvidia.A13 Nvidia.B2:Nvidia.B13 Nvidia.C1:Nvidia.C1 Nvidia.C2:Nvidia.C13 Nvidia.G2:Nvidia.G13 Nvidia.H1:Nvidia.H1 Nvidia.H2:Nvidia.H13 Nvidia.B2:Nvidia.B13 Nvidia.F1:Nvidia.F1 Nvidia.F2:Nvidia.F13 Nvidia.B2:Nvidia.B13 Nvidia.D1:Nvidia.D1 Nvidia.D2:Nvidia.D13 Nvidia.B2:Nvidia.B13 Nvidia.E1:Nvidia.E1 Nvidia.E2:Nvidia.E1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8"/>
        </table:table-row>
      </table:table>
      <table:table table:name="AMD" table:style-name="ta1"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names displ</text:p>
          </table:table-cell>
          <table:table-cell office:value-type="string" calcext:value-type="string">
            <text:p>names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Radeon RX 9070 XT</text:p>
          </table:table-cell>
          <table:table-cell table:formula="of:=2025+2/12" office:value-type="float" office:value="2025.16666666667" calcext:value-type="float">
            <text:p>2025.16666666667</text:p>
          </table:table-cell>
          <table:table-cell office:value-type="float" office:value="26.1" calcext:value-type="float">
            <text:p>26.1</text:p>
          </table:table-cell>
          <table:table-cell office:value-type="float" office:value="21.3" calcext:value-type="float">
            <text:p>21.3</text:p>
          </table:table-cell>
          <table:table-cell office:value-type="float" office:value="0.832" calcext:value-type="float">
            <text:p>0.832</text:p>
          </table:table-cell>
          <table:table-cell office:value-type="float" office:value="0" calcext:value-type="float">
            <text:p>0</text:p>
          </table:table-cell>
          <table:table-cell table:formula="of:=[.B2]+0.25" office:value-type="float" office:value="2025.41666666667" calcext:value-type="float">
            <text:p>2025.41666666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10 - float poloviční, half čtvrtinový, přeměřit</text:p>
          </table:table-cell>
        </table:table-row>
        <table:table-row table:style-name="ro1">
          <table:table-cell office:value-type="string" calcext:value-type="string">
            <text:p>Radeon RX 7900 XTX</text:p>
          </table:table-cell>
          <table:table-cell table:formula="of:=2022+11/12" office:value-type="float" office:value="2022.91666666667" calcext:value-type="float">
            <text:p>2022.91666666667</text:p>
          </table:table-cell>
          <table:table-cell office:value-type="float" office:value="28.6" calcext:value-type="float">
            <text:p>28.6</text:p>
          </table:table-cell>
          <table:table-cell office:value-type="float" office:value="29.4" calcext:value-type="float">
            <text:p>29.4</text:p>
          </table:table-cell>
          <table:table-cell office:value-type="float" office:value="1.16" calcext:value-type="float">
            <text:p>1.16</text:p>
          </table:table-cell>
          <table:table-cell office:value-type="float" office:value="0" calcext:value-type="float">
            <text:p>0</text:p>
          </table:table-cell>
          <table:table-cell table:formula="of:=[.B3]+0.25" office:value-type="float" office:value="2023.16666666667" calcext:value-type="float">
            <text:p>2023.16666666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ux - přeměřit na Win, tam je ale half v PFLOPS</text:p>
          </table:table-cell>
        </table:table-row>
        <table:table-row table:style-name="ro1">
          <table:table-cell office:value-type="string" calcext:value-type="string">
            <text:p>Radeon RX 6950 XT</text:p>
          </table:table-cell>
          <table:table-cell table:formula="of:=2022+4/12" office:value-type="float" office:value="2022.33333333333" calcext:value-type="float">
            <text:p>2022.33333333333</text:p>
          </table:table-cell>
          <table:table-cell office:value-type="float" office:value="52.6" calcext:value-type="float">
            <text:p>52.6</text:p>
          </table:table-cell>
          <table:table-cell office:value-type="float" office:value="27.2" calcext:value-type="float">
            <text:p>27.2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</text:p>
          </table:table-cell>
          <table:table-cell table:formula="of:=[.B4]-0.25" office:value-type="float" office:value="2022.08333333333" calcext:value-type="float">
            <text:p>2022.083333333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10 - boostuje excelentně</text:p>
          </table:table-cell>
        </table:table-row>
        <table:table-row table:style-name="ro1">
          <table:table-cell office:value-type="string" calcext:value-type="string">
            <text:p>Radeon RX 5700 XT</text:p>
          </table:table-cell>
          <table:table-cell table:formula="of:=2019+6/12" office:value-type="float" office:value="2019.5" calcext:value-type="float">
            <text:p>2019.5</text:p>
          </table:table-cell>
          <table:table-cell office:value-type="float" office:value="18.4" calcext:value-type="float">
            <text:p>18.4</text:p>
          </table:table-cell>
          <table:table-cell office:value-type="float" office:value="9.96" calcext:value-type="float">
            <text:p>9.96</text:p>
          </table:table-cell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table:formula="of:=[.B5]" office:value-type="float" office:value="2019.5" calcext:value-type="float">
            <text:p>2019.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in10 - neboostuje</text:p>
          </table:table-cell>
        </table:table-row>
        <table:table-row table:style-name="ro1">
          <table:table-cell office:value-type="string" calcext:value-type="string">
            <text:p>Radeon RX 590</text:p>
          </table:table-cell>
          <table:table-cell table:formula="of:=2018+10/12" office:value-type="float" office:value="2018.83333333333" calcext:value-type="float">
            <text:p>2018.83333333333</text:p>
          </table:table-cell>
          <table:table-cell table:style-name="ce1" office:value-type="string" calcext:value-type="string">
            <text:p>-</text:p>
          </table:table-cell>
          <table:table-cell office:value-type="float" office:value="7.13" calcext:value-type="float">
            <text:p>7.13</text:p>
          </table:table-cell>
          <table:table-cell office:value-type="float" office:value="0.443" calcext:value-type="float">
            <text:p>0.443</text:p>
          </table:table-cell>
          <table:table-cell office:value-type="float" office:value="0" calcext:value-type="float">
            <text:p>0</text:p>
          </table:table-cell>
          <table:table-cell table:formula="of:=[.B6]" office:value-type="float" office:value="2018.83333333333" calcext:value-type="float">
            <text:p>2018.833333333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in10</text:p>
          </table:table-cell>
        </table:table-row>
        <table:table-row table:style-name="ro1">
          <table:table-cell office:value-type="string" calcext:value-type="string">
            <text:p>Radeon RX Vega 64 Liquid</text:p>
          </table:table-cell>
          <table:table-cell table:formula="of:=2017+7/12" office:value-type="float" office:value="2017.58333333333" calcext:value-type="float">
            <text:p>2017.58333333333</text:p>
          </table:table-cell>
          <table:table-cell office:value-type="float" office:value="13.2" calcext:value-type="float">
            <text:p>13.2</text:p>
          </table:table-cell>
          <table:table-cell office:value-type="float" office:value="14.3" calcext:value-type="float">
            <text:p>14.3</text:p>
          </table:table-cell>
          <table:table-cell office:value-type="float" office:value="0.849" calcext:value-type="float">
            <text:p>0.849</text:p>
          </table:table-cell>
          <table:table-cell office:value-type="float" office:value="0" calcext:value-type="float">
            <text:p>0</text:p>
          </table:table-cell>
          <table:table-cell table:formula="of:=[.B7]" office:value-type="float" office:value="2017.58333333333" calcext:value-type="float">
            <text:p>2017.583333333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in - half je na polovině, přeměřit s novým driverem</text:p>
          </table:table-cell>
        </table:table-row>
        <table:table-row table:style-name="ro1">
          <table:table-cell office:value-type="string" calcext:value-type="string">
            <text:p>Radeon RX 480</text:p>
          </table:table-cell>
          <table:table-cell table:formula="of:=2016+5/12" office:value-type="float" office:value="2016.41666666667" calcext:value-type="float">
            <text:p>2016.41666666667</text:p>
          </table:table-cell>
          <table:table-cell table:style-name="ce1" office:value-type="string" calcext:value-type="string">
            <text:p>-</text:p>
          </table:table-cell>
          <table:table-cell office:value-type="float" office:value="5.9" calcext:value-type="float">
            <text:p>5.9</text:p>
          </table:table-cell>
          <table:table-cell office:value-type="float" office:value="0.366" calcext:value-type="float">
            <text:p>0.366</text:p>
          </table:table-cell>
          <table:table-cell office:value-type="float" office:value="0" calcext:value-type="float">
            <text:p>0</text:p>
          </table:table-cell>
          <table:table-cell table:formula="of:=[.B8]" office:value-type="float" office:value="2016.41666666667" calcext:value-type="float">
            <text:p>2016.4166666666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ux - ok</text:p>
          </table:table-cell>
        </table:table-row>
        <table:table-row table:style-name="ro1">
          <table:table-cell office:value-type="string" calcext:value-type="string">
            <text:p>Radeon R9 Fury X</text:p>
          </table:table-cell>
          <table:table-cell table:formula="of:=2015+5/12" office:value-type="float" office:value="2015.41666666667" calcext:value-type="float">
            <text:p>2015.41666666667</text:p>
          </table:table-cell>
          <table:table-cell table:style-name="ce1" office:value-type="string" calcext:value-type="string">
            <text:p>-</text:p>
          </table:table-cell>
          <table:table-cell office:value-type="float" office:value="8.31" calcext:value-type="float">
            <text:p>8.31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table:formula="of:=[.B9]" office:value-type="float" office:value="2015.41666666667" calcext:value-type="float">
            <text:p>2015.416666666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in+Linux - oba boostují špatně, přeměřit na Win s novým driverem</text:p>
          </table:table-cell>
        </table:table-row>
        <table:table-row table:style-name="ro1">
          <table:table-cell office:value-type="string" calcext:value-type="string">
            <text:p>Radeon R9 290X</text:p>
          </table:table-cell>
          <table:table-cell table:formula="of:=2013+9/12" office:value-type="float" office:value="2013.75" calcext:value-type="float">
            <text:p>2013.75</text:p>
          </table:table-cell>
          <table:table-cell table:style-name="ce1" office:value-type="string" calcext:value-type="string">
            <text:p>-</text:p>
          </table:table-cell>
          <table:table-cell office:value-type="float" office:value="5.28" calcext:value-type="float">
            <text:p>5.28</text:p>
          </table:table-cell>
          <table:table-cell office:value-type="float" office:value="0.653" calcext:value-type="float">
            <text:p>0.653</text:p>
          </table:table-cell>
          <table:table-cell office:value-type="float" office:value="0" calcext:value-type="float">
            <text:p>0</text:p>
          </table:table-cell>
          <table:table-cell table:formula="of:=[.B10]" office:value-type="float" office:value="2013.75" calcext:value-type="float">
            <text:p>2013.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in - špatně boostuje, přeměřit s novým driverem</text:p>
          </table:table-cell>
        </table:table-row>
        <table:table-row table:style-name="ro1">
          <table:table-cell office:value-type="string" calcext:value-type="string">
            <text:p>Radeon HD 7970 GHz Edition</text:p>
          </table:table-cell>
          <table:table-cell table:formula="of:=2012+5/12" office:value-type="float" office:value="2012.41666666667" calcext:value-type="float">
            <text:p>2012.41666666667</text:p>
          </table:table-cell>
          <table:table-cell table:style-name="ce1" office:value-type="string" calcext:value-type="string">
            <text:p>-</text:p>
          </table:table-cell>
          <table:table-cell office:value-type="float" office:value="3.87" calcext:value-type="float">
            <text:p>3.87</text:p>
          </table:table-cell>
          <table:table-cell office:value-type="float" office:value="0.987" calcext:value-type="float">
            <text:p>0.987</text:p>
          </table:table-cell>
          <table:table-cell office:value-type="float" office:value="0" calcext:value-type="float">
            <text:p>0</text:p>
          </table:table-cell>
          <table:table-cell table:formula="of:=[.B11]" office:value-type="float" office:value="2012.41666666667" calcext:value-type="float">
            <text:p>2012.416666666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in - špatně boostuje, přeměřit s novým driverem</text:p>
          </table:table-cell>
        </table:table-row>
        <table:table-row table:style-name="ro1" table:number-rows-repeated="7">
          <table:table-cell table:number-columns-repeated="9"/>
        </table:table-row>
        <table:table-row table:style-name="ro1">
          <table:table-cell>
            <draw:frame draw:z-index="0" draw:style-name="gr1" draw:text-style-name="P1" svg:width="159.96mm" svg:height="89.98mm" svg:x="26.45mm" svg:y="1.6mm">
              <draw:object draw:notify-on-update-of-ranges="AMD.A2:AMD.A14 AMD.B2:AMD.B14 AMD.C1:AMD.C1 AMD.C2:AMD.C14 AMD.G2:AMD.G14 AMD.H1:AMD.H1 AMD.H2:AMD.H14 AMD.B2:AMD.B14 AMD.F1:AMD.F1 AMD.F2:AMD.F14 AMD.B2:AMD.B14 AMD.D1:AMD.D1 AMD.D2:AMD.D14 AMD.B2:AMD.B14 AMD.E1:AMD.E1 AMD.E2:AMD.E1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</table:table>
      <table:table table:name="Others" table:style-name="ta1"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names</text:p>
          </table:table-cell>
          <table:table-cell/>
        </table:table-row>
        <table:table-row table:style-name="ro1">
          <table:table-cell office:value-type="string" calcext:value-type="string">
            <text:p>RPi5</text:p>
          </table:table-cell>
          <table:table-cell table:formula="of:=2023+9/12" office:value-type="float" office:value="2023.75" calcext:value-type="float">
            <text:p>2023.75</text:p>
          </table:table-cell>
          <table:table-cell office:value-type="string" calcext:value-type="string">
            <text:p>-</text:p>
          </table:table-cell>
          <table:table-cell office:value-type="float" office:value="23.7" calcext:value-type="float">
            <text:p>23.7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spbian</text:p>
          </table:table-cell>
        </table:table-row>
        <table:table-row table:style-name="ro1">
          <table:table-cell office:value-type="string" calcext:value-type="string">
            <text:p>Turnip Adreno 690</text:p>
          </table:table-cell>
          <table:table-cell table:formula="of:=2021+11/12" office:value-type="float" office:value="2021.91666666667" calcext:value-type="float">
            <text:p>2021.91666666667</text:p>
          </table:table-cell>
          <table:table-cell table:formula="of:=3.22*1000" office:value-type="float" office:value="3220" calcext:value-type="float">
            <text:p>3220</text:p>
          </table:table-cell>
          <table:table-cell table:formula="of:=2.3*1000" office:value-type="float" office:value="2300" calcext:value-type="float">
            <text:p>23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ux</text:p>
          </table:table-cell>
        </table:table-row>
        <table:table-row table:style-name="ro1">
          <table:table-cell office:value-type="string" calcext:value-type="string">
            <text:p>RPi4</text:p>
          </table:table-cell>
          <table:table-cell table:formula="of:=2019+5/12" office:value-type="float" office:value="2019.41666666667" calcext:value-type="float">
            <text:p>2019.41666666667</text:p>
          </table:table-cell>
          <table:table-cell office:value-type="string" calcext:value-type="string">
            <text:p>-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spbian</text:p>
          </table:table-cell>
        </table:table-row>
        <table:table-row table:style-name="ro1">
          <table:table-cell office:value-type="string" calcext:value-type="string">
            <text:p>Intel Graphics inside i9-285K</text:p>
          </table:table-cell>
          <table:table-cell/>
          <table:table-cell office:value-type="float" office:value="3040" calcext:value-type="float">
            <text:p>3040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</table:table-row>
        <table:table-row table:style-name="ro1">
          <table:table-cell office:value-type="string" calcext:value-type="string">
            <text:p>Intel UHD Graphics 630 (CFL GT2, 9900K)</text:p>
          </table:table-cell>
          <table:table-cell table:formula="of:=2018+9/12" office:value-type="float" office:value="2018.75" calcext:value-type="float">
            <text:p>2018.75</text:p>
          </table:table-cell>
          <table:table-cell office:value-type="float" office:value="643" calcext:value-type="float">
            <text:p>643</text:p>
          </table:table-cell>
          <table:table-cell office:value-type="float" office:value="408" calcext:value-type="float">
            <text:p>408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ux</text:p>
          </table:table-cell>
        </table:table-row>
        <table:table-row table:style-name="ro1">
          <table:table-cell office:value-type="string" calcext:value-type="string">
            <text:p>Intel Iris Pro Graphics 6200 (BDW GT3, 5775C)</text:p>
          </table:table-cell>
          <table:table-cell table:formula="of:=2015+5/12" office:value-type="float" office:value="2015.41666666667" calcext:value-type="float">
            <text:p>2015.41666666667</text:p>
          </table:table-cell>
          <table:table-cell office:value-type="float" office:value="638" calcext:value-type="float">
            <text:p>638</text:p>
          </table:table-cell>
          <table:table-cell office:value-type="float" office:value="650" calcext:value-type="float">
            <text:p>65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ux</text:p>
          </table:table-cell>
        </table:table-row>
        <table:table-row table:style-name="ro1">
          <table:table-cell office:value-type="string" calcext:value-type="string">
            <text:p>Intel HD Graphics 530 (SKL GT2, i7-6700K)</text:p>
          </table:table-cell>
          <table:table-cell table:formula="of:=2015+7/12" office:value-type="float" office:value="2015.58333333333" calcext:value-type="float">
            <text:p>2015.58333333333</text:p>
          </table:table-cell>
          <table:table-cell office:value-type="float" office:value="616" calcext:value-type="float">
            <text:p>616</text:p>
          </table:table-cell>
          <table:table-cell office:value-type="float" office:value="392" calcext:value-type="float">
            <text:p>392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ux</text:p>
          </table:table-cell>
        </table:table-row>
      </table:table>
      <table:table table:name="CPU" table:style-name="ta1">
        <table:table-column table:style-name="co5" table:default-cell-style-name="Default"/>
        <table:table-column table:style-name="co2" table:default-cell-style-name="Default"/>
        <table:table-column table:style-name="co2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2"/>
        <table:table-column table:style-name="co2" table:number-columns-repeated="3" table:default-cell-style-name="ce2"/>
        <table:table-column table:style-name="co9" table:default-cell-style-name="Default"/>
        <table:table-column table:style-name="co2" table:number-columns-repeated="3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2" table:default-cell-style-name="Default"/>
        <table:table-column table:style-name="co16" table:default-cell-style-name="Default"/>
        <table:table-column table:style-name="co2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num cores</text:p>
          </table:table-cell>
          <table:table-cell table:style-name="ce2" office:value-type="string" calcext:value-type="string" table:number-columns-spanned="2" table:number-rows-spanned="1">
            <text:p>frequecy</text:p>
          </table:table-cell>
          <table:covered-table-cell/>
          <table:table-cell/>
          <table:table-cell office:value-type="string" calcext:value-type="string" table:number-columns-spanned="3" table:number-rows-spanned="1">
            <text:p>single thread (GFLOPS)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multithreaded (GFLOPS)</text:p>
          </table:table-cell>
          <table:covered-table-cell table:number-columns-repeated="2"/>
          <table:table-cell table:number-columns-repeated="2"/>
          <table:table-cell table:style-name="ce8" office:value-type="string" calcext:value-type="string" table:number-columns-spanned="2" table:number-rows-spanned="1">
            <text:p>names displacement</text:p>
          </table:table-cell>
          <table:covered-table-cell/>
          <table:table-cell table:style-name="ce8" office:value-type="string" calcext:value-type="string" table:number-columns-spanned="2" table:number-rows-spanned="1">
            <text:p>names displacement</text:p>
          </table:table-cell>
          <table:covered-table-cell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/num thread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boost</text:p>
          </table:table-cell>
          <table:table-cell/>
          <table:table-cell office:value-type="string" calcext:value-type="string">
            <text:p>half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half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point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MD</text:p>
          </table:table-cell>
          <table:table-cell table:number-columns-repeated="24"/>
        </table:table-row>
        <table:table-row table:style-name="ro1">
          <table:table-cell table:style-name="ce5" office:value-type="string" calcext:value-type="string">
            <text:p>Ryzen 9950X3D</text:p>
          </table:table-cell>
          <table:table-cell office:value-type="string" calcext:value-type="string">
            <text:p>=2025+2/12</text:p>
          </table:table-cell>
          <table:table-cell office:value-type="string" calcext:value-type="string">
            <text:p>16/32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.7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formula="of:=[.B4]" office:value-type="string" office:string-value="=2025+2/12" calcext:value-type="string">
            <text:p>=2025+2/12</text:p>
          </table:table-cell>
          <table:table-cell/>
          <table:table-cell table:formula="of:=[.B4]" office:value-type="string" office:string-value="=2025+2/12" calcext:value-type="string">
            <text:p>=2025+2/12</text:p>
          </table:table-cell>
          <table:table-cell/>
          <table:table-cell office:value-type="string" calcext:value-type="string">
            <text:p>Zen 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yzen 9 7950X3D</text:p>
          </table:table-cell>
          <table:table-cell table:formula="of:=2023+1/12" office:value-type="float" office:value="2023.08333333333" calcext:value-type="float">
            <text:p>2023.08333333333</text:p>
          </table:table-cell>
          <table:table-cell office:value-type="string" calcext:value-type="string">
            <text:p>16/3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.7</text:p>
          </table:table-cell>
          <table:table-cell table:number-columns-repeated="2"/>
          <table:table-cell table:number-columns-repeated="2" office:value-type="float" office:value="13.4" calcext:value-type="float">
            <text:p>13.4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]" office:value-type="float" office:value="2023.08333333333" calcext:value-type="float">
            <text:p>2023.08333333333</text:p>
          </table:table-cell>
          <table:table-cell office:value-type="float" office:value="3" calcext:value-type="float">
            <text:p>3</text:p>
          </table:table-cell>
          <table:table-cell table:formula="of:=[.B5]" office:value-type="float" office:value="2023.08333333333" calcext:value-type="float">
            <text:p>2023.0833333333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Zen 4</text:p>
          </table:table-cell>
          <table:table-cell office:value-type="string" calcext:value-type="string">
            <text:p>AVX,AVX2,AVX5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yzen 9 5950X</text:p>
          </table:table-cell>
          <table:table-cell table:formula="of:=2020+10/12" office:value-type="float" office:value="2020.83333333333" calcext:value-type="float">
            <text:p>2020.83333333333</text:p>
          </table:table-cell>
          <table:table-cell office:value-type="string" calcext:value-type="string">
            <text:p>16/32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.9</text:p>
          </table:table-cell>
          <table:table-cell table:number-columns-repeated="2"/>
          <table:table-cell office:value-type="float" office:value="12.8" calcext:value-type="float">
            <text:p>12.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373" calcext:value-type="float">
            <text:p>37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]" office:value-type="float" office:value="2020.83333333333" calcext:value-type="float">
            <text:p>2020.83333333333</text:p>
          </table:table-cell>
          <table:table-cell office:value-type="float" office:value="3" calcext:value-type="float">
            <text:p>3</text:p>
          </table:table-cell>
          <table:table-cell table:formula="of:=[.B6]" office:value-type="float" office:value="2020.83333333333" calcext:value-type="float">
            <text:p>2020.8333333333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Zen 3</text:p>
          </table:table-cell>
          <table:table-cell office:value-type="string" calcext:value-type="string">
            <text:p>AVX,AVX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yzen 9 3950X</text:p>
          </table:table-cell>
          <table:table-cell table:formula="of:=2019+10/12" office:value-type="float" office:value="2019.83333333333" calcext:value-type="float">
            <text:p>2019.83333333333</text:p>
          </table:table-cell>
          <table:table-cell office:value-type="string" calcext:value-type="string">
            <text:p>16/32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.7</text:p>
          </table:table-cell>
          <table:table-cell table:number-columns-repeated="10"/>
          <table:table-cell table:formula="of:=[.B7]" office:value-type="float" office:value="2019.83333333333" calcext:value-type="float">
            <text:p>2019.83333333333</text:p>
          </table:table-cell>
          <table:table-cell/>
          <table:table-cell table:formula="of:=[.B7]" office:value-type="float" office:value="2019.83333333333" calcext:value-type="float">
            <text:p>2019.83333333333</text:p>
          </table:table-cell>
          <table:table-cell/>
          <table:table-cell office:value-type="string" calcext:value-type="string">
            <text:p>Zen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yzen 7 2700X</text:p>
          </table:table-cell>
          <table:table-cell table:formula="of:=2018+3/12" office:value-type="float" office:value="2018.25" calcext:value-type="float">
            <text:p>2018.25</text:p>
          </table:table-cell>
          <table:table-cell office:value-type="string" calcext:value-type="string">
            <text:p>8/16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.3</text:p>
          </table:table-cell>
          <table:table-cell table:number-columns-repeated="10"/>
          <table:table-cell table:formula="of:=[.B8]" office:value-type="float" office:value="2018.25" calcext:value-type="float">
            <text:p>2018.25</text:p>
          </table:table-cell>
          <table:table-cell/>
          <table:table-cell table:formula="of:=[.B8]" office:value-type="float" office:value="2018.25" calcext:value-type="float">
            <text:p>2018.25</text:p>
          </table:table-cell>
          <table:table-cell/>
          <table:table-cell office:value-type="string" calcext:value-type="string">
            <text:p>Zen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yzen 7 1800X</text:p>
          </table:table-cell>
          <table:table-cell table:formula="of:=2017+2/12" office:value-type="float" office:value="2017.16666666667" calcext:value-type="float">
            <text:p>2017.16666666667</text:p>
          </table:table-cell>
          <table:table-cell office:value-type="string" calcext:value-type="string">
            <text:p>8/16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.1</text:p>
          </table:table-cell>
          <table:table-cell table:number-columns-repeated="10"/>
          <table:table-cell table:formula="of:=[.B9]" office:value-type="float" office:value="2017.16666666667" calcext:value-type="float">
            <text:p>2017.16666666667</text:p>
          </table:table-cell>
          <table:table-cell/>
          <table:table-cell table:formula="of:=[.B9]" office:value-type="float" office:value="2017.16666666667" calcext:value-type="float">
            <text:p>2017.16666666667</text:p>
          </table:table-cell>
          <table:table-cell/>
          <table:table-cell office:value-type="string" calcext:value-type="string">
            <text:p>Z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2-9800</text:p>
          </table:table-cell>
          <table:table-cell table:formula="of:=2016+8/12" office:value-type="float" office:value="2016.66666666667" calcext:value-type="float">
            <text:p>2016.66666666667</text:p>
          </table:table-cell>
          <table:table-cell office:value-type="string" calcext:value-type="string">
            <text:p>[2] 4/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.2</text:p>
          </table:table-cell>
          <table:table-cell table:number-columns-repeated="2"/>
          <table:table-cell office:value-type="float" office:value="6.32" calcext:value-type="float">
            <text:p>6.32</text:p>
          </table:table-cell>
          <table:table-cell office:value-type="string" calcext:value-type="string">
            <text:p>crash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crash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0]" office:value-type="float" office:value="2016.66666666667" calcext:value-type="float">
            <text:p>2016.66666666667</text:p>
          </table:table-cell>
          <table:table-cell office:value-type="float" office:value="0.8" calcext:value-type="float">
            <text:p>0.8</text:p>
          </table:table-cell>
          <table:table-cell table:formula="of:=[.B10]+0.1" office:value-type="float" office:value="2016.76666666667" calcext:value-type="float">
            <text:p>2016.766666666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5h - Excavator</text:p>
          </table:table-cell>
          <table:table-cell office:value-type="string" calcext:value-type="string">
            <text:p>AVX,AVX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X-9590</text:p>
          </table:table-cell>
          <table:table-cell table:formula="of:=2013+6/12" office:value-type="float" office:value="2013.5" calcext:value-type="float">
            <text:p>2013.5</text:p>
          </table:table-cell>
          <table:table-cell office:value-type="string" calcext:value-type="string">
            <text:p>[4] 8/8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.0</text:p>
          </table:table-cell>
          <table:table-cell table:number-columns-repeated="2"/>
          <table:table-cell office:value-type="float" office:value="7.4" calcext:value-type="float">
            <text:p>7.4</text:p>
          </table:table-cell>
          <table:table-cell office:value-type="string" calcext:value-type="string">
            <text:p>crash</text:p>
          </table:table-cell>
          <table:table-cell table:number-columns-repeated="2"/>
          <table:table-cell office:value-type="float" office:value="53.2" calcext:value-type="float">
            <text:p>53.2</text:p>
          </table:table-cell>
          <table:table-cell office:value-type="string" calcext:value-type="string">
            <text:p>crash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1]" office:value-type="float" office:value="2013.5" calcext:value-type="float">
            <text:p>2013.5</text:p>
          </table:table-cell>
          <table:table-cell office:value-type="float" office:value="2" calcext:value-type="float">
            <text:p>2</text:p>
          </table:table-cell>
          <table:table-cell table:formula="of:=[.B11]" office:value-type="float" office:value="2013.5" calcext:value-type="float">
            <text:p>2013.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5h - Piledriver</text:p>
          </table:table-cell>
          <table:table-cell office:value-type="string" calcext:value-type="string">
            <text:p>MMX,SSE1,2,3,3s,4.1,4.2,4a,CLMUL,AVX,XOP,FMA3,FMA4,CVT16/F16C,BMI1,ABM,TBMAV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enom II X6 1100T</text:p>
          </table:table-cell>
          <table:table-cell table:formula="of:=2010+11/12" office:value-type="float" office:value="2010.91666666667" calcext:value-type="float">
            <text:p>2010.91666666667</text:p>
          </table:table-cell>
          <table:table-cell office:value-type="string" calcext:value-type="string">
            <text:p>6/6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3.7</text:p>
          </table:table-cell>
          <table:table-cell table:number-columns-repeated="2"/>
          <table:table-cell office:value-type="float" office:value="3.64" calcext:value-type="float">
            <text:p>3.64</text:p>
          </table:table-cell>
          <table:table-cell office:value-type="string" calcext:value-type="string">
            <text:p>crash</text:p>
          </table:table-cell>
          <table:table-cell table:number-columns-repeated="2"/>
          <table:table-cell office:value-type="float" office:value="19.2" calcext:value-type="float">
            <text:p>19.2</text:p>
          </table:table-cell>
          <table:table-cell office:value-type="string" calcext:value-type="string">
            <text:p>crash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2]-0.5" office:value-type="float" office:value="2010.41666666667" calcext:value-type="float">
            <text:p>2010.41666666667</text:p>
          </table:table-cell>
          <table:table-cell table:formula="of:=[.H12]+0.3" office:value-type="float" office:value="3.94" calcext:value-type="float">
            <text:p>3.94</text:p>
          </table:table-cell>
          <table:table-cell table:formula="of:=[.B12]-0.6" office:value-type="float" office:value="2010.31666666667" calcext:value-type="float">
            <text:p>2010.31666666667</text:p>
          </table:table-cell>
          <table:table-cell table:formula="of:=[.L12]+2" office:value-type="float" office:value="21.2" calcext:value-type="float">
            <text:p>21.2</text:p>
          </table:table-cell>
          <table:table-cell office:value-type="string" calcext:value-type="string">
            <text:p>K10</text:p>
          </table:table-cell>
          <table:table-cell office:value-type="string" calcext:value-type="string">
            <text:p>MMX,SSE,SSE2,SSE3,SSE4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hlon 64 X2 6400+</text:p>
          </table:table-cell>
          <table:table-cell table:formula="of:=2007+7/12" office:value-type="float" office:value="2007.58333333333" calcext:value-type="float">
            <text:p>2007.58333333333</text:p>
          </table:table-cell>
          <table:table-cell office:value-type="string" calcext:value-type="string">
            <text:p>2/2</text:p>
          </table:table-cell>
          <table:table-cell office:value-type="string" calcext:value-type="string">
            <text:p>3.2</text:p>
          </table:table-cell>
          <table:table-cell table:number-columns-repeated="3"/>
          <table:table-cell office:value-type="float" office:value="3.14" calcext:value-type="float">
            <text:p>3.14</text:p>
          </table:table-cell>
          <table:table-cell table:number-columns-repeated="3"/>
          <table:table-cell office:value-type="float" office:value="6.26" calcext:value-type="float">
            <text:p>6.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B13]-0.2" office:value-type="float" office:value="2007.38333333333" calcext:value-type="float">
            <text:p>2007.38333333333</text:p>
          </table:table-cell>
          <table:table-cell table:formula="of:=[.H13]+0.4" office:value-type="float" office:value="3.54" calcext:value-type="float">
            <text:p>3.54</text:p>
          </table:table-cell>
          <table:table-cell table:formula="of:=[.B13]-0.2" office:value-type="float" office:value="2007.38333333333" calcext:value-type="float">
            <text:p>2007.38333333333</text:p>
          </table:table-cell>
          <table:table-cell table:formula="of:=[.L13]+7" office:value-type="float" office:value="13.26" calcext:value-type="float">
            <text:p>13.26</text:p>
          </table:table-cell>
          <table:table-cell office:value-type="string" calcext:value-type="string">
            <text:p>K8 - Windsor</text:p>
          </table:table-cell>
          <table:table-cell office:value-type="string" calcext:value-type="string">
            <text:p>MMX,SSE,SSE2,SSE3,3DNow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hlon XP 3200+</text:p>
          </table:table-cell>
          <table:table-cell table:formula="of:=2003+9/12" office:value-type="float" office:value="2003.75" calcext:value-type="float">
            <text:p>2003.75</text:p>
          </table:table-cell>
          <table:table-cell office:value-type="string" calcext:value-type="string">
            <text:p>1/1</text:p>
          </table:table-cell>
          <table:table-cell office:value-type="string" calcext:value-type="string">
            <text:p>2.2</text:p>
          </table:table-cell>
          <table:table-cell table:number-columns-repeated="3"/>
          <table:table-cell office:value-type="float" office:value="1.64" calcext:value-type="float">
            <text:p>1.64</text:p>
          </table:table-cell>
          <table:table-cell office:value-type="float" office:value="1.1" calcext:value-type="float">
            <text:p>1.1</text:p>
          </table:table-cell>
          <table:table-cell table:number-columns-repeated="2"/>
          <table:table-cell table:formula="of:=[.H14]" office:value-type="float" office:value="1.64" calcext:value-type="float">
            <text:p>1.64</text:p>
          </table:table-cell>
          <table:table-cell table:formula="of:=[.I14]" office:value-type="float" office:value="1.1" calcext:value-type="float">
            <text:p>1.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4]" office:value-type="float" office:value="2003.75" calcext:value-type="float">
            <text:p>2003.75</text:p>
          </table:table-cell>
          <table:table-cell table:formula="of:=[.H14]+0.4" office:value-type="float" office:value="2.04" calcext:value-type="float">
            <text:p>2.04</text:p>
          </table:table-cell>
          <table:table-cell table:formula="of:=[.B14]" office:value-type="float" office:value="2003.75" calcext:value-type="float">
            <text:p>2003.75</text:p>
          </table:table-cell>
          <table:table-cell table:formula="of:=[.L14]+7" office:value-type="float" office:value="8.64" calcext:value-type="float">
            <text:p>8.64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MMX,SSE,Enhanced 3DNow!</text:p>
          </table:table-cell>
          <table:table-cell office:value-type="string" calcext:value-type="string">
            <text:p>2x1GB DDR-400</text:p>
          </table:table-cell>
          <table:table-cell office:value-type="string" calcext:value-type="string">
            <text:p>Asus A7N8X Rev 2.00</text:p>
          </table:table-cell>
          <table:table-cell office:value-type="string" calcext:value-type="string">
            <text:p>2.33GHz version with slower FSB was only limited edition for some HP computers</text:p>
          </table:table-cell>
          <table:table-cell office:value-type="string" calcext:value-type="string">
            <text:p>Level of parallelism: float 3, double 2</text:p>
          </table:table-cell>
        </table:table-row>
        <table:table-row table:style-name="ro1">
          <table:table-cell office:value-type="string" calcext:value-type="string">
            <text:p>K6-IIIE+ 550</text:p>
          </table:table-cell>
          <table:table-cell table:formula="of:=2000+8/12" office:value-type="float" office:value="2000.66666666667" calcext:value-type="float">
            <text:p>2000.66666666667</text:p>
          </table:table-cell>
          <table:table-cell office:value-type="string" calcext:value-type="string">
            <text:p>1/1</text:p>
          </table:table-cell>
          <table:table-cell office:value-type="string" calcext:value-type="string">
            <text:p>0.55</text:p>
          </table:table-cell>
          <table:table-cell table:number-columns-repeated="3"/>
          <table:table-cell table:number-columns-repeated="2" office:value-type="float" office:value="0.271" calcext:value-type="float">
            <text:p>0.271</text:p>
          </table:table-cell>
          <table:table-cell table:number-columns-repeated="2"/>
          <table:table-cell table:formula="of:=[.H15]" office:value-type="float" office:value="0.271" calcext:value-type="float">
            <text:p>0.271</text:p>
          </table:table-cell>
          <table:table-cell table:formula="of:=[.I15]" office:value-type="float" office:value="0.271" calcext:value-type="float">
            <text:p>0.27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5]" office:value-type="float" office:value="2000.66666666667" calcext:value-type="float">
            <text:p>2000.66666666667</text:p>
          </table:table-cell>
          <table:table-cell table:formula="of:=[.H15]+0.4" office:value-type="float" office:value="0.671" calcext:value-type="float">
            <text:p>0.671</text:p>
          </table:table-cell>
          <table:table-cell table:formula="of:=[.B15]" office:value-type="float" office:value="2000.66666666667" calcext:value-type="float">
            <text:p>2000.666666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6 - IIIE+</text:p>
          </table:table-cell>
          <table:table-cell office:value-type="string" calcext:value-type="string">
            <text:p>MMX,Enhanced 3DNow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5-200</text:p>
          </table:table-cell>
          <table:table-cell office:value-type="string" calcext:value-type="string">
            <text:p>=1997+?</text:p>
          </table:table-cell>
          <table:table-cell office:value-type="string" calcext:value-type="string">
            <text:p>1/1</text:p>
          </table:table-cell>
          <table:table-cell office:value-type="string" calcext:value-type="string">
            <text:p>133</text:p>
          </table:table-cell>
          <table:table-cell table:number-columns-repeated="11"/>
          <table:table-cell table:formula="of:=[.B16]" office:value-type="string" office:string-value="=1997+?" calcext:value-type="string">
            <text:p>=1997+?</text:p>
          </table:table-cell>
          <table:table-cell/>
          <table:table-cell table:formula="of:=[.B16]" office:value-type="string" office:string-value="=1997+?" calcext:value-type="string">
            <text:p>=1997+?</text:p>
          </table:table-cell>
          <table:table-cell/>
          <table:table-cell office:value-type="string" calcext:value-type="string">
            <text:p>K5</text:p>
          </table:table-cell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 table:style-name="ce2" office:value-type="string" calcext:value-type="string">
            <text:p>Intel</text:p>
          </table:table-cell>
          <table:table-cell table:number-columns-repeated="6"/>
          <table:table-cell table:style-name="Default"/>
          <table:table-cell table:number-columns-repeated="17"/>
        </table:table-row>
        <table:table-row table:style-name="ro1">
          <table:table-cell table:style-name="ce5" office:value-type="string" calcext:value-type="string">
            <text:p>285K</text:p>
          </table:table-cell>
          <table:table-cell table:formula="of:=2024+9/12" office:value-type="float" office:value="2024.75" calcext:value-type="float">
            <text:p>2024.75</text:p>
          </table:table-cell>
          <table:table-cell office:value-type="string" calcext:value-type="string">
            <text:p>8/8+16/16</text:p>
          </table:table-cell>
          <table:table-cell office:value-type="string" calcext:value-type="string">
            <text:p>3.7+3.2</text:p>
          </table:table-cell>
          <table:table-cell office:value-type="string" calcext:value-type="string">
            <text:p>5.7+4.6</text:p>
          </table:table-cell>
          <table:table-cell table:number-columns-repeated="2"/>
          <table:table-cell table:style-name="Default" office:value-type="float" office:value="15.1" calcext:value-type="float">
            <text:p>15.1</text:p>
          </table:table-cell>
          <table:table-cell office:value-type="float" office:value="15.1" calcext:value-type="float">
            <text:p>15.1</text:p>
          </table:table-cell>
          <table:table-cell table:number-columns-repeated="2"/>
          <table:table-cell office:value-type="float" office:value="343" calcext:value-type="float">
            <text:p>343</text:p>
          </table:table-cell>
          <table:table-cell office:value-type="string" calcext:value-type="string">
            <text:p>342;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9]" office:value-type="float" office:value="2024.75" calcext:value-type="float">
            <text:p>2024.75</text:p>
          </table:table-cell>
          <table:table-cell table:formula="of:=[.H19]+0.5" office:value-type="float" office:value="15.6" calcext:value-type="float">
            <text:p>15.6</text:p>
          </table:table-cell>
          <table:table-cell table:formula="of:=[.B19]" office:value-type="float" office:value="2024.75" calcext:value-type="float">
            <text:p>2024.75</text:p>
          </table:table-cell>
          <table:table-cell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i9-12900KS</text:p>
          </table:table-cell>
          <table:table-cell table:formula="of:=2022+3/12" office:value-type="float" office:value="2022.25" calcext:value-type="float">
            <text:p>2022.25</text:p>
          </table:table-cell>
          <table:table-cell office:value-type="string" calcext:value-type="string">
            <text:p>8/16+8/8</text:p>
          </table:table-cell>
          <table:table-cell office:value-type="string" calcext:value-type="string">
            <text:p>3.4+2.5</text:p>
          </table:table-cell>
          <table:table-cell office:value-type="string" calcext:value-type="string">
            <text:p>5.5+4.0</text:p>
          </table:table-cell>
          <table:table-cell table:number-columns-repeated="2"/>
          <table:table-cell table:style-name="Default"/>
          <table:table-cell table:number-columns-repeated="7"/>
          <table:table-cell table:formula="of:=[.B20]" office:value-type="float" office:value="2022.25" calcext:value-type="float">
            <text:p>2022.25</text:p>
          </table:table-cell>
          <table:table-cell/>
          <table:table-cell table:formula="of:=[.B20]" office:value-type="float" office:value="2022.25" calcext:value-type="float">
            <text:p>2022.2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i9-11900K</text:p>
          </table:table-cell>
          <table:table-cell table:formula="of:=2021+2/12" office:value-type="float" office:value="2021.16666666667" calcext:value-type="float">
            <text:p>2021.16666666667</text:p>
          </table:table-cell>
          <table:table-cell office:value-type="string" calcext:value-type="string">
            <text:p>8/16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5.3</text:p>
          </table:table-cell>
          <table:table-cell table:number-columns-repeated="2"/>
          <table:table-cell table:style-name="Default"/>
          <table:table-cell table:number-columns-repeated="7"/>
          <table:table-cell table:formula="of:=[.B21]" office:value-type="float" office:value="2021.16666666667" calcext:value-type="float">
            <text:p>2021.16666666667</text:p>
          </table:table-cell>
          <table:table-cell/>
          <table:table-cell table:formula="of:=[.B21]" office:value-type="float" office:value="2021.16666666667" calcext:value-type="float">
            <text:p>2021.16666666667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i9-10900K</text:p>
          </table:table-cell>
          <table:table-cell table:formula="of:=2020+3/12" office:value-type="float" office:value="2020.25" calcext:value-type="float">
            <text:p>2020.25</text:p>
          </table:table-cell>
          <table:table-cell office:value-type="string" calcext:value-type="string">
            <text:p>10/20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.3</text:p>
          </table:table-cell>
          <table:table-cell table:number-columns-repeated="2"/>
          <table:table-cell table:style-name="Default"/>
          <table:table-cell table:number-columns-repeated="7"/>
          <table:table-cell table:formula="of:=[.B22]" office:value-type="float" office:value="2020.25" calcext:value-type="float">
            <text:p>2020.25</text:p>
          </table:table-cell>
          <table:table-cell/>
          <table:table-cell table:formula="of:=[.B22]" office:value-type="float" office:value="2020.25" calcext:value-type="float">
            <text:p>2020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9-9900KS</text:p>
          </table:table-cell>
          <table:table-cell table:formula="of:=2019+9/12" office:value-type="float" office:value="2019.75" calcext:value-type="float">
            <text:p>2019.75</text:p>
          </table:table-cell>
          <table:table-cell office:value-type="string" calcext:value-type="string">
            <text:p>8/16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.0</text:p>
          </table:table-cell>
          <table:table-cell table:number-columns-repeated="2"/>
          <table:table-cell table:style-name="Default"/>
          <table:table-cell table:number-columns-repeated="7"/>
          <table:table-cell table:formula="of:=[.B23]" office:value-type="float" office:value="2019.75" calcext:value-type="float">
            <text:p>2019.75</text:p>
          </table:table-cell>
          <table:table-cell/>
          <table:table-cell table:formula="of:=[.B23]" office:value-type="float" office:value="2019.75" calcext:value-type="float">
            <text:p>2019.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9-9900K</text:p>
          </table:table-cell>
          <table:table-cell table:formula="of:=2018+9/12" office:value-type="float" office:value="2018.75" calcext:value-type="float">
            <text:p>2018.75</text:p>
          </table:table-cell>
          <table:table-cell office:value-type="string" calcext:value-type="string">
            <text:p>8/16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.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9.93" calcext:value-type="float">
            <text:p>9.93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2" office:value-type="float" office:value="148" calcext:value-type="float">
            <text:p>14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4]" office:value-type="float" office:value="2018.75" calcext:value-type="float">
            <text:p>2018.75</text:p>
          </table:table-cell>
          <table:table-cell table:formula="of:=[.H24]+0.5" office:value-type="float" office:value="10.43" calcext:value-type="float">
            <text:p>10.43</text:p>
          </table:table-cell>
          <table:table-cell table:formula="of:=[.B24]" office:value-type="float" office:value="2018.75" calcext:value-type="float">
            <text:p>2018.75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AVX,AVX2</text:p>
          </table:table-cell>
          <table:table-cell office:value-type="string" calcext:value-type="string">
            <text:p>AVX512 in RocketL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-8086K</text:p>
          </table:table-cell>
          <table:table-cell table:formula="of:=2018+5/12" office:value-type="float" office:value="2018.41666666667" calcext:value-type="float">
            <text:p>2018.41666666667</text:p>
          </table:table-cell>
          <table:table-cell office:value-type="string" calcext:value-type="string">
            <text:p>6/1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.0</text:p>
          </table:table-cell>
          <table:table-cell table:number-columns-repeated="10"/>
          <table:table-cell table:formula="of:=[.B25]" office:value-type="float" office:value="2018.41666666667" calcext:value-type="float">
            <text:p>2018.41666666667</text:p>
          </table:table-cell>
          <table:table-cell/>
          <table:table-cell table:formula="of:=[.B25]" office:value-type="float" office:value="2018.41666666667" calcext:value-type="float">
            <text:p>2018.41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7-7700K</text:p>
          </table:table-cell>
          <table:table-cell table:formula="of:=2017+0/12" office:value-type="float" office:value="2017" calcext:value-type="float">
            <text:p>2017</text:p>
          </table:table-cell>
          <table:table-cell office:value-type="string" calcext:value-type="string">
            <text:p>4/8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.5</text:p>
          </table:table-cell>
          <table:table-cell table:number-columns-repeated="10"/>
          <table:table-cell table:formula="of:=[.B26]" office:value-type="float" office:value="2017" calcext:value-type="float">
            <text:p>2017</text:p>
          </table:table-cell>
          <table:table-cell/>
          <table:table-cell table:formula="of:=[.B26]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7-6700K</text:p>
          </table:table-cell>
          <table:table-cell table:formula="of:=2015+7/12" office:value-type="float" office:value="2015.58333333333" calcext:value-type="float">
            <text:p>2015.58333333333</text:p>
          </table:table-cell>
          <table:table-cell office:value-type="string" calcext:value-type="string">
            <text:p>4/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.2</text:p>
          </table:table-cell>
          <table:table-cell table:number-columns-repeated="2"/>
          <table:table-cell office:value-type="float" office:value="8.29" calcext:value-type="float">
            <text:p>8.29</text:p>
          </table:table-cell>
          <table:table-cell office:value-type="float" office:value="8.28" calcext:value-type="float">
            <text:p>8.28</text:p>
          </table:table-cell>
          <table:table-cell table:number-columns-repeated="2"/>
          <table:table-cell table:number-columns-repeated="2" office:value-type="float" office:value="62.7" calcext:value-type="float">
            <text:p>62.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7]+0.6" office:value-type="float" office:value="2016.18333333333" calcext:value-type="float">
            <text:p>2016.18333333333</text:p>
          </table:table-cell>
          <table:table-cell table:formula="of:=[.H27]+0.2" office:value-type="float" office:value="8.49" calcext:value-type="float">
            <text:p>8.49</text:p>
          </table:table-cell>
          <table:table-cell table:formula="of:=[.B27]+0.5" office:value-type="float" office:value="2016.08333333333" calcext:value-type="float">
            <text:p>2016.083333333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kylake</text:p>
          </table:table-cell>
          <table:table-cell office:value-type="string" calcext:value-type="string">
            <text:p>AVX,AVX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7-5775C</text:p>
          </table:table-cell>
          <table:table-cell table:formula="of:=2015+5/12" office:value-type="float" office:value="2015.41666666667" calcext:value-type="float">
            <text:p>2015.41666666667</text:p>
          </table:table-cell>
          <table:table-cell office:value-type="string" calcext:value-type="string">
            <text:p>4/8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3.7</text:p>
          </table:table-cell>
          <table:table-cell table:number-columns-repeated="2"/>
          <table:table-cell office:value-type="float" office:value="9.76" calcext:value-type="float">
            <text:p>9.76</text:p>
          </table:table-cell>
          <table:table-cell office:value-type="float" office:value="9.75" calcext:value-type="float">
            <text:p>9.75</text:p>
          </table:table-cell>
          <table:table-cell table:number-columns-repeated="2"/>
          <table:table-cell office:value-type="float" office:value="75.7" calcext:value-type="float">
            <text:p>75.7</text:p>
          </table:table-cell>
          <table:table-cell office:value-type="float" office:value="75.1" calcext:value-type="float">
            <text:p>75.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8]" office:value-type="float" office:value="2015.41666666667" calcext:value-type="float">
            <text:p>2015.41666666667</text:p>
          </table:table-cell>
          <table:table-cell table:formula="of:=[.H28]+0.5" office:value-type="float" office:value="10.26" calcext:value-type="float">
            <text:p>10.26</text:p>
          </table:table-cell>
          <table:table-cell table:formula="of:=[.B28]" office:value-type="float" office:value="2015.41666666667" calcext:value-type="float">
            <text:p>2015.4166666666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roadwell</text:p>
          </table:table-cell>
          <table:table-cell office:value-type="string" calcext:value-type="string">
            <text:p>AVX,AVX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7-4790K</text:p>
          </table:table-cell>
          <table:table-cell table:formula="of:=2014+5/12" office:value-type="float" office:value="2014.41666666667" calcext:value-type="float">
            <text:p>2014.41666666667</text:p>
          </table:table-cell>
          <table:table-cell office:value-type="string" calcext:value-type="string">
            <text:p>4/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.4</text:p>
          </table:table-cell>
          <table:table-cell table:number-columns-repeated="2"/>
          <table:table-cell table:number-columns-repeated="2" office:value-type="float" office:value="8.75" calcext:value-type="float">
            <text:p>8.75</text:p>
          </table:table-cell>
          <table:table-cell table:number-columns-repeated="2"/>
          <table:table-cell table:number-columns-repeated="2" office:value-type="float" office:value="69.3" calcext:value-type="float">
            <text:p>69.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9]" office:value-type="float" office:value="2014.41666666667" calcext:value-type="float">
            <text:p>2014.41666666667</text:p>
          </table:table-cell>
          <table:table-cell table:formula="of:=[.H29]+0.5" office:value-type="float" office:value="9.25" calcext:value-type="float">
            <text:p>9.25</text:p>
          </table:table-cell>
          <table:table-cell table:formula="of:=[.B29]" office:value-type="float" office:value="2014.41666666667" calcext:value-type="float">
            <text:p>2014.4166666666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aswell</text:p>
          </table:table-cell>
          <table:table-cell office:value-type="string" calcext:value-type="string">
            <text:p>AVX,AVX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7-3770K</text:p>
          </table:table-cell>
          <table:table-cell table:formula="of:=2012+3/12" office:value-type="float" office:value="2012.25" calcext:value-type="float">
            <text:p>2012.25</text:p>
          </table:table-cell>
          <table:table-cell office:value-type="string" calcext:value-type="string">
            <text:p>4/8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3.9</text:p>
          </table:table-cell>
          <table:table-cell table:number-columns-repeated="2"/>
          <table:table-cell office:value-type="float" office:value="6.89" calcext:value-type="float">
            <text:p>6.89</text:p>
          </table:table-cell>
          <table:table-cell office:value-type="float" office:value="6.86" calcext:value-type="float">
            <text:p>6.86</text:p>
          </table:table-cell>
          <table:table-cell table:number-columns-repeated="2"/>
          <table:table-cell office:value-type="float" office:value="54.4" calcext:value-type="float">
            <text:p>54.4</text:p>
          </table:table-cell>
          <table:table-cell office:value-type="float" office:value="53.8" calcext:value-type="float">
            <text:p>53.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0]+0.25" office:value-type="float" office:value="2012.5" calcext:value-type="float">
            <text:p>2012.5</text:p>
          </table:table-cell>
          <table:table-cell table:formula="of:=[.H30]+0.4" office:value-type="float" office:value="7.29" calcext:value-type="float">
            <text:p>7.29</text:p>
          </table:table-cell>
          <table:table-cell table:formula="of:=[.B30]+0.2" office:value-type="float" office:value="2012.45" calcext:value-type="float">
            <text:p>2012.4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vy Bridge</text:p>
          </table:table-cell>
          <table:table-cell office:value-type="string" calcext:value-type="string">
            <text:p>AV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7-2700K</text:p>
          </table:table-cell>
          <table:table-cell table:formula="of:=2011+9/12" office:value-type="float" office:value="2011.75" calcext:value-type="float">
            <text:p>2011.75</text:p>
          </table:table-cell>
          <table:table-cell office:value-type="string" calcext:value-type="string">
            <text:p>4/8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3.9</text:p>
          </table:table-cell>
          <table:table-cell table:number-columns-repeated="2"/>
          <table:table-cell office:value-type="float" office:value="7.69" calcext:value-type="float">
            <text:p>7.69</text:p>
          </table:table-cell>
          <table:table-cell office:value-type="float" office:value="7.66" calcext:value-type="float">
            <text:p>7.66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56.1" calcext:value-type="float">
            <text:p>56.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1]" office:value-type="float" office:value="2011.75" calcext:value-type="float">
            <text:p>2011.75</text:p>
          </table:table-cell>
          <table:table-cell table:formula="of:=[.H31]+0.5" office:value-type="float" office:value="8.19" calcext:value-type="float">
            <text:p>8.19</text:p>
          </table:table-cell>
          <table:table-cell table:formula="of:=[.B31]" office:value-type="float" office:value="2011.75" calcext:value-type="float">
            <text:p>2011.7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andy Bridge</text:p>
          </table:table-cell>
          <table:table-cell office:value-type="string" calcext:value-type="string">
            <text:p>AV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7-990X</text:p>
          </table:table-cell>
          <table:table-cell table:formula="of:=2011+1/12" office:value-type="float" office:value="2011.08333333333" calcext:value-type="float">
            <text:p>2011.08333333333</text:p>
          </table:table-cell>
          <table:table-cell office:value-type="string" calcext:value-type="string">
            <text:p>6/12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.73</text:p>
          </table:table-cell>
          <table:table-cell table:number-columns-repeated="2"/>
          <table:table-cell office:value-type="float" office:value="4.18" calcext:value-type="float">
            <text:p>4.18</text:p>
          </table:table-cell>
          <table:table-cell office:value-type="string" calcext:value-type="string">
            <text:p>crash</text:p>
          </table:table-cell>
          <table:table-cell table:number-columns-repeated="2"/>
          <table:table-cell office:value-type="float" office:value="47.7" calcext:value-type="float">
            <text:p>47.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B32]" office:value-type="float" office:value="2011.08333333333" calcext:value-type="float">
            <text:p>2011.08333333333</text:p>
          </table:table-cell>
          <table:table-cell table:formula="of:=[.H32]+0.5" office:value-type="float" office:value="4.68" calcext:value-type="float">
            <text:p>4.68</text:p>
          </table:table-cell>
          <table:table-cell table:formula="of:=[.B32]" office:value-type="float" office:value="2011.08333333333" calcext:value-type="float">
            <text:p>2011.08333333333</text:p>
          </table:table-cell>
          <table:table-cell table:formula="of:=[.L32]+7" office:value-type="float" office:value="54.7" calcext:value-type="float">
            <text:p>54.7</text:p>
          </table:table-cell>
          <table:table-cell office:value-type="string" calcext:value-type="string">
            <text:p>Westmere</text:p>
          </table:table-cell>
          <table:table-cell office:value-type="string" calcext:value-type="string">
            <text:p>MMX,SSE,SSE2,SSE3,SSSE3,SSE4,SSE4.1,SSE4.2,CLMU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e 2 Duo 3.33GHz</text:p>
          </table:table-cell>
          <table:table-cell table:formula="of:=2008+7/12" office:value-type="float" office:value="2008.58333333333" calcext:value-type="float">
            <text:p>2008.58333333333</text:p>
          </table:table-cell>
          <table:table-cell office:value-type="string" calcext:value-type="string">
            <text:p>2/2</text:p>
          </table:table-cell>
          <table:table-cell office:value-type="string" calcext:value-type="string">
            <text:p>3.33</text:p>
          </table:table-cell>
          <table:table-cell table:number-columns-repeated="3"/>
          <table:table-cell office:value-type="float" office:value="3.78" calcext:value-type="float">
            <text:p>3.78</text:p>
          </table:table-cell>
          <table:table-cell office:value-type="string" calcext:value-type="string">
            <text:p>crash</text:p>
          </table:table-cell>
          <table:table-cell table:number-columns-repeated="2"/>
          <table:table-cell office:value-type="float" office:value="7.55" calcext:value-type="float">
            <text:p>7.55</text:p>
          </table:table-cell>
          <table:table-cell office:value-type="string" calcext:value-type="string">
            <text:p>crash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3]+0.2" office:value-type="float" office:value="2008.78333333333" calcext:value-type="float">
            <text:p>2008.78333333333</text:p>
          </table:table-cell>
          <table:table-cell table:formula="of:=[.H33]+0.4" office:value-type="float" office:value="4.18" calcext:value-type="float">
            <text:p>4.18</text:p>
          </table:table-cell>
          <table:table-cell table:formula="of:=[.B33]+0.3" office:value-type="float" office:value="2008.88333333333" calcext:value-type="float">
            <text:p>2008.88333333333</text:p>
          </table:table-cell>
          <table:table-cell table:formula="of:=[.L33]+7" office:value-type="float" office:value="14.55" calcext:value-type="float">
            <text:p>14.55</text:p>
          </table:table-cell>
          <table:table-cell office:value-type="string" calcext:value-type="string">
            <text:p>Penryn </text:p>
          </table:table-cell>
          <table:table-cell office:value-type="string" calcext:value-type="string">
            <text:p>MMX,SSE,SSE2,SSE3,SSSE3,SSE4,SSE4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e 2 Quad 3.2GHz</text:p>
          </table:table-cell>
          <table:table-cell table:formula="of:=2008+2/12" office:value-type="float" office:value="2008.16666666667" calcext:value-type="float">
            <text:p>2008.16666666667</text:p>
          </table:table-cell>
          <table:table-cell office:value-type="string" calcext:value-type="string">
            <text:p>4/4</text:p>
          </table:table-cell>
          <table:table-cell office:value-type="string" calcext:value-type="string">
            <text:p>3.2</text:p>
          </table:table-cell>
          <table:table-cell/>
          <table:table-cell table:style-name="Default" table:number-columns-repeated="2"/>
          <table:table-cell office:value-type="float" office:value="3.22" calcext:value-type="float">
            <text:p>3.22</text:p>
          </table:table-cell>
          <table:table-cell office:value-type="string" calcext:value-type="string">
            <text:p>timeout</text:p>
          </table:table-cell>
          <table:table-cell table:style-name="ce2"/>
          <table:table-cell/>
          <table:table-cell office:value-type="float" office:value="12.8" calcext:value-type="float">
            <text:p>12.8</text:p>
          </table:table-cell>
          <table:table-cell office:value-type="string" calcext:value-type="string">
            <text:p>timeout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formula="of:=[.B34]-0.1" office:value-type="float" office:value="2008.06666666667" calcext:value-type="float">
            <text:p>2008.06666666667</text:p>
          </table:table-cell>
          <table:table-cell table:formula="of:=[.H34]+0.6" office:value-type="float" office:value="3.82" calcext:value-type="float">
            <text:p>3.82</text:p>
          </table:table-cell>
          <table:table-cell table:formula="of:=[.B34]" office:value-type="float" office:value="2008.16666666667" calcext:value-type="float">
            <text:p>2008.16666666667</text:p>
          </table:table-cell>
          <table:table-cell table:formula="of:=[.L34]+7" office:value-type="float" office:value="19.8" calcext:value-type="float">
            <text:p>19.8</text:p>
          </table:table-cell>
          <table:table-cell office:value-type="string" calcext:value-type="string">
            <text:p>Penryn </text:p>
          </table:table-cell>
          <table:table-cell office:value-type="string" calcext:value-type="string">
            <text:p>MMX,SSE,SSE2,SSE3,SSSE3,SSE4,SSE4.1</text:p>
          </table:table-cell>
          <table:table-cell office:value-type="string" calcext:value-type="string">
            <text:p>DD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tium D 3.73GHz</text:p>
          </table:table-cell>
          <table:table-cell table:formula="of:=2006+2/12" office:value-type="float" office:value="2006.16666666667" calcext:value-type="float">
            <text:p>2006.16666666667</text:p>
          </table:table-cell>
          <table:table-cell office:value-type="string" calcext:value-type="string">
            <text:p>2/4</text:p>
          </table:table-cell>
          <table:table-cell office:value-type="string" calcext:value-type="string">
            <text:p>3.73</text:p>
          </table:table-cell>
          <table:table-cell table:number-columns-repeated="3"/>
          <table:table-cell office:value-type="float" office:value="2.45" calcext:value-type="float">
            <text:p>2.45</text:p>
          </table:table-cell>
          <table:table-cell office:value-type="string" calcext:value-type="string">
            <text:p>crash</text:p>
          </table:table-cell>
          <table:table-cell table:number-columns-repeated="2"/>
          <table:table-cell office:value-type="float" office:value="7.07" calcext:value-type="float">
            <text:p>7.07</text:p>
          </table:table-cell>
          <table:table-cell office:value-type="string" calcext:value-type="string">
            <text:p>crash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5]" office:value-type="float" office:value="2006.16666666667" calcext:value-type="float">
            <text:p>2006.16666666667</text:p>
          </table:table-cell>
          <table:table-cell table:formula="of:=[.H35]+0.5" office:value-type="float" office:value="2.95" calcext:value-type="float">
            <text:p>2.95</text:p>
          </table:table-cell>
          <table:table-cell table:formula="of:=[.B35]" office:value-type="float" office:value="2006.16666666667" calcext:value-type="float">
            <text:p>2006.1666666666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tburst - Presler</text:p>
          </table:table-cell>
          <table:table-cell office:value-type="string" calcext:value-type="string">
            <text:p>MMX,SSE,SSE2,SS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tium 4 HT 3.8GHz</text:p>
          </table:table-cell>
          <table:table-cell table:formula="of:=2005+4/12" office:value-type="float" office:value="2005.33333333333" calcext:value-type="float">
            <text:p>2005.33333333333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3.8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table:number-columns-repeated="3"/>
          <table:table-cell office:value-type="float" office:value="3.56" calcext:value-type="float">
            <text:p>3.5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B36]" office:value-type="float" office:value="2005.33333333333" calcext:value-type="float">
            <text:p>2005.33333333333</text:p>
          </table:table-cell>
          <table:table-cell table:formula="of:=[.H36]+0.5" office:value-type="float" office:value="3" calcext:value-type="float">
            <text:p>3</text:p>
          </table:table-cell>
          <table:table-cell table:formula="of:=[.B36]" office:value-type="float" office:value="2005.33333333333" calcext:value-type="float">
            <text:p>2005.333333333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tburst - Prescott 2M</text:p>
          </table:table-cell>
          <table:table-cell office:value-type="string" calcext:value-type="string">
            <text:p>MMX,SSE,SSE2,SSE3(Prescott)</text:p>
          </table:table-cell>
          <table:table-cell/>
          <table:table-cell office:value-type="string" calcext:value-type="string">
            <text:p>GA-8I865GME-775-RH Rev39: má 2GB, 2xSATA, VGA, A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ium 3 1.4GHz</text:p>
          </table:table-cell>
          <table:table-cell table:formula="of:=2002+0/12" office:value-type="float" office:value="2002" calcext:value-type="float">
            <text:p>2002</text:p>
          </table:table-cell>
          <table:table-cell office:value-type="string" calcext:value-type="string">
            <text:p>1/1</text:p>
          </table:table-cell>
          <table:table-cell office:value-type="string" calcext:value-type="string">
            <text:p>1.4</text:p>
          </table:table-cell>
          <table:table-cell table:number-columns-repeated="3"/>
          <table:table-cell office:value-type="float" office:value="0.776" calcext:value-type="float">
            <text:p>0.776</text:p>
          </table:table-cell>
          <table:table-cell office:value-type="float" office:value="0.583" calcext:value-type="float">
            <text:p>0.583</text:p>
          </table:table-cell>
          <table:table-cell table:number-columns-repeated="2"/>
          <table:table-cell table:formula="of:=[.H37]" office:value-type="float" office:value="0.776" calcext:value-type="float">
            <text:p>0.776</text:p>
          </table:table-cell>
          <table:table-cell table:formula="of:=[.I37]" office:value-type="float" office:value="0.583" calcext:value-type="float">
            <text:p>0.58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7]" office:value-type="float" office:value="2002" calcext:value-type="float">
            <text:p>2002</text:p>
          </table:table-cell>
          <table:table-cell table:formula="of:=[.H37]+0.5" office:value-type="float" office:value="1.276" calcext:value-type="float">
            <text:p>1.276</text:p>
          </table:table-cell>
          <table:table-cell table:formula="of:=[.B37]"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6 - Tualatin</text:p>
          </table:table-cell>
          <table:table-cell office:value-type="string" calcext:value-type="string">
            <text:p>MMX,SSE</text:p>
          </table:table-cell>
          <table:table-cell/>
          <table:table-cell office:value-type="string" calcext:value-type="string">
            <text:p>Intel 82815 chipset, max 512MB PC-100/133, Gen1 graphics (Solano)</text:p>
          </table:table-cell>
          <table:table-cell/>
          <table:table-cell office:value-type="string" calcext:value-type="string">
            <text:p>Level of parallelism: float 3, double 2</text:p>
          </table:table-cell>
        </table:table-row>
        <table:table-row table:style-name="ro1">
          <table:table-cell office:value-type="string" calcext:value-type="string">
            <text:p>Pentium II 450</text:p>
          </table:table-cell>
          <table:table-cell table:formula="of:=1998+7/12" office:value-type="float" office:value="1998.58333333333" calcext:value-type="float">
            <text:p>1998.58333333333</text:p>
          </table:table-cell>
          <table:table-cell office:value-type="string" calcext:value-type="string">
            <text:p>1/1</text:p>
          </table:table-cell>
          <table:table-cell office:value-type="string" calcext:value-type="string">
            <text:p>0.45</text:p>
          </table:table-cell>
          <table:table-cell table:number-columns-repeated="3"/>
          <table:table-cell office:value-type="float" office:value="0.29" calcext:value-type="float">
            <text:p>0.29</text:p>
          </table:table-cell>
          <table:table-cell office:value-type="float" office:value="0.195" calcext:value-type="float">
            <text:p>0.195</text:p>
          </table:table-cell>
          <table:table-cell table:number-columns-repeated="2"/>
          <table:table-cell table:formula="of:=[.H38]" office:value-type="float" office:value="0.29" calcext:value-type="float">
            <text:p>0.29</text:p>
          </table:table-cell>
          <table:table-cell table:formula="of:=[.I38]" office:value-type="float" office:value="0.195" calcext:value-type="float">
            <text:p>0.19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8]+0.4" office:value-type="float" office:value="1998.98333333333" calcext:value-type="float">
            <text:p>1998.98333333333</text:p>
          </table:table-cell>
          <table:table-cell table:formula="of:=[.H38]+0.5" office:value-type="float" office:value="0.79" calcext:value-type="float">
            <text:p>0.79</text:p>
          </table:table-cell>
          <table:table-cell table:formula="of:=[.B38]+0.4" office:value-type="float" office:value="1998.98333333333" calcext:value-type="float">
            <text:p>1998.983333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6 - Deschutes</text:p>
          </table:table-cell>
          <table:table-cell office:value-type="string" calcext:value-type="string">
            <text:p>MMX</text:p>
          </table:table-cell>
          <table:table-cell/>
          <table:table-cell office:value-type="string" calcext:value-type="string">
            <text:p>Shuttle HOT 661, 440BX, PC100 (SDR), max 1GB (4x256), no SATA, UDMA33, PIO3+4, DMA mode 2, 2x USB 1.1</text:p>
          </table:table-cell>
          <table:table-cell/>
          <table:table-cell office:value-type="string" calcext:value-type="string">
            <text:p>Level of parallelism: float 3, double 2</text:p>
          </table:table-cell>
        </table:table-row>
        <table:table-row table:style-name="ro1">
          <table:table-cell office:value-type="string" calcext:value-type="string">
            <text:p>Pentium MMX 233</text:p>
          </table:table-cell>
          <table:table-cell table:formula="of:=1998+5/12" office:value-type="float" office:value="1998.41666666667" calcext:value-type="float">
            <text:p>1998.41666666667</text:p>
          </table:table-cell>
          <table:table-cell office:value-type="string" calcext:value-type="string">
            <text:p>1/1</text:p>
          </table:table-cell>
          <table:table-cell office:value-type="string" calcext:value-type="string">
            <text:p>0.233</text:p>
          </table:table-cell>
          <table:table-cell table:number-columns-repeated="3"/>
          <table:table-cell office:value-type="float" office:value="0.085" calcext:value-type="float">
            <text:p>0.085</text:p>
          </table:table-cell>
          <table:table-cell office:value-type="float" office:value="0.0837" calcext:value-type="float">
            <text:p>0.0837</text:p>
          </table:table-cell>
          <table:table-cell table:number-columns-repeated="2"/>
          <table:table-cell table:formula="of:=[.H39]" office:value-type="float" office:value="0.085" calcext:value-type="float">
            <text:p>0.085</text:p>
          </table:table-cell>
          <table:table-cell table:formula="of:=[.I39]" office:value-type="float" office:value="0.0837" calcext:value-type="float">
            <text:p>0.083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9]-0.4" office:value-type="float" office:value="1998.01666666667" calcext:value-type="float">
            <text:p>1998.01666666667</text:p>
          </table:table-cell>
          <table:table-cell table:formula="of:=[.H39]+0.5" office:value-type="float" office:value="0.585" calcext:value-type="float">
            <text:p>0.585</text:p>
          </table:table-cell>
          <table:table-cell table:formula="of:=[.B39]-0.4" office:value-type="float" office:value="1998.01666666667" calcext:value-type="float">
            <text:p>1998.016666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MM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486DX4 100MHz WB</text:p>
          </table:table-cell>
          <table:table-cell office:value-type="string" calcext:value-type="string">
            <text:p>=?1994+9/12?</text:p>
          </table:table-cell>
          <table:table-cell office:value-type="string" calcext:value-type="string">
            <text:p>1/1</text:p>
          </table:table-cell>
          <table:table-cell office:value-type="string" calcext:value-type="string">
            <text:p>0.1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elease date of Intel DX4 with WB cache is uncertain - some claims October 1994, others year 1995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Snapdragon 8cx Gen3 @3.0GHz (4xCortex-X1@3.0GHz, 4xCortex-A78@2.4GHz)</text:p>
          </table:table-cell>
          <table:table-cell table:formula="of:=2021+1/12" office:value-type="float" office:value="2021.08333333333" calcext:value-type="float">
            <text:p>2021.08333333333</text:p>
          </table:table-cell>
          <table:table-cell office:value-type="string" calcext:value-type="string">
            <text:p>4+4/4+4</text:p>
          </table:table-cell>
          <table:table-cell office:value-type="string" calcext:value-type="string">
            <text:p>3.0+2.4</text:p>
          </table:table-cell>
          <table:table-cell table:number-columns-repeated="2"/>
          <table:table-cell office:value-type="float" office:value="10.2" calcext:value-type="float">
            <text:p>10.2</text:p>
          </table:table-cell>
          <table:table-cell office:value-type="float" office:value="4.51" calcext:value-type="float">
            <text:p>4.51</text:p>
          </table:table-cell>
          <table:table-cell office:value-type="float" office:value="4.49" calcext:value-type="float">
            <text:p>4.49</text:p>
          </table:table-cell>
          <table:table-cell/>
          <table:table-cell office:value-type="float" office:value="59.1" calcext:value-type="float">
            <text:p>59.1</text:p>
          </table:table-cell>
          <table:table-cell office:value-type="float" office:value="28" calcext:value-type="float">
            <text:p>28</text:p>
          </table:table-cell>
          <table:table-cell office:value-type="float" office:value="28.2" calcext:value-type="float">
            <text:p>28.2</text:p>
          </table:table-cell>
          <table:table-cell table:number-columns-repeated="2"/>
          <table:table-cell table:formula="of:=[.B44]" office:value-type="float" office:value="2021.08333333333" calcext:value-type="float">
            <text:p>2021.08333333333</text:p>
          </table:table-cell>
          <table:table-cell/>
          <table:table-cell table:formula="of:=[.B44]" office:value-type="float" office:value="2021.08333333333" calcext:value-type="float">
            <text:p>2021.08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Pi5 (4xA76)</text:p>
          </table:table-cell>
          <table:table-cell table:formula="of:=2023+9/12" office:value-type="float" office:value="2023.75" calcext:value-type="float">
            <text:p>2023.75</text:p>
          </table:table-cell>
          <table:table-cell office:value-type="string" calcext:value-type="string">
            <text:p>4/4</text:p>
          </table:table-cell>
          <table:table-cell office:value-type="string" calcext:value-type="string">
            <text:p>2.4</text:p>
          </table:table-cell>
          <table:table-cell table:number-columns-repeated="2"/>
          <table:table-cell office:value-type="float" office:value="5.6" calcext:value-type="float">
            <text:p>5.6</text:p>
          </table:table-cell>
          <table:table-cell table:number-columns-repeated="2" office:value-type="float" office:value="3.83" calcext:value-type="float">
            <text:p>3.83</text:p>
          </table:table-cell>
          <table:table-cell/>
          <table:table-cell office:value-type="float" office:value="22.6" calcext:value-type="float">
            <text:p>22.6</text:p>
          </table:table-cell>
          <table:table-cell table:number-columns-repeated="2" office:value-type="float" office:value="15.1" calcext:value-type="float">
            <text:p>15.1</text:p>
          </table:table-cell>
          <table:table-cell table:number-columns-repeated="2"/>
          <table:table-cell table:formula="of:=[.B45]" office:value-type="float" office:value="2023.75" calcext:value-type="float">
            <text:p>2023.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Pi4 (4xA72)</text:p>
          </table:table-cell>
          <table:table-cell table:formula="of:=2019+5/12" office:value-type="float" office:value="2019.41666666667" calcext:value-type="float">
            <text:p>2019.41666666667</text:p>
          </table:table-cell>
          <table:table-cell office:value-type="string" calcext:value-type="string">
            <text:p>4/4</text:p>
          </table:table-cell>
          <table:table-cell office:value-type="string" calcext:value-type="string">
            <text:p>1.5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float" office:value="1.64" calcext:value-type="float">
            <text:p>1.64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float" office:value="6.32" calcext:value-type="float">
            <text:p>6.32</text:p>
          </table:table-cell>
          <table:table-cell table:number-columns-repeated="3"/>
          <table:table-cell table:formula="of:=[.B46]" office:value-type="float" office:value="2019.41666666667" calcext:value-type="float">
            <text:p>2019.41666666667</text:p>
          </table:table-cell>
          <table:table-cell table:number-columns-repeated="9"/>
        </table:table-row>
        <table:table-row table:style-name="ro1" table:number-rows-repeated="5">
          <table:table-cell table:number-columns-repeated="25"/>
        </table:table-row>
        <table:table-row table:style-name="ro1">
          <table:table-cell>
            <draw:frame draw:z-index="0" draw:style-name="gr1" draw:text-style-name="P1" svg:width="159.96mm" svg:height="89.98mm" svg:x="1mm" svg:y="0.43mm">
              <draw:object draw:notify-on-update-of-ranges="CPU.A4:CPU.A53 CPU.B4:CPU.B53 CPU.O2:CPU.O2 CPU.O4:CPU.O53 CPU.P4:CPU.P53 CPU.P1:CPU.P1 CPU.Q4:CPU.Q53 CPU.B4:CPU.B17 CPU.A3:CPU.A3 CPU.H4:CPU.H17 CPU.B19:CPU.B42 CPU.A18:CPU.A18 CPU.H19:CPU.H42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7"/>
          <table:table-cell>
            <draw:frame draw:z-index="1" draw:style-name="gr1" draw:text-style-name="P1" svg:width="159.96mm" svg:height="89.98mm" svg:x="14.8mm" svg:y="0.75mm">
              <draw:object draw:notify-on-update-of-ranges="CPU.A4:CPU.A53 CPU.R4:CPU.R53 CPU.R1:CPU.R1 CPU.S4:CPU.S53 CPU.B4:CPU.B53 CPU.O2:CPU.O2 CPU.O4:CPU.O53 CPU.B4:CPU.B17 CPU.A3:CPU.A3 CPU.L4:CPU.L17 CPU.B19:CPU.B42 CPU.A18:CPU.A18 CPU.L19:CPU.L42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"/>
          <table:table-cell>
            <draw:frame draw:z-index="2" draw:style-name="gr1" draw:text-style-name="P1" svg:width="159.96mm" svg:height="89.98mm" svg:x="10.17mm" svg:y="0.76mm">
              <draw:object draw:notify-on-update-of-ranges="CPU.A4:CPU.A53 CPU.R4:CPU.R53 CPU.R1:CPU.R1 CPU.S4:CPU.S53 CPU.B4:CPU.B53 CPU.O2:CPU.O2 CPU.O4:CPU.O53 CPU.B4:CPU.B17 CPU.A3:CPU.A3 CPU.L4:CPU.L17 CPU.B19:CPU.B42 CPU.A18:CPU.A18 CPU.L19:CPU.L42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5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>
            <draw:frame draw:z-index="3" draw:style-name="gr1" draw:text-style-name="P1" svg:width="159.96mm" svg:height="89.98mm" svg:x="0mm" svg:y="-0.01mm">
              <draw:object draw:notify-on-update-of-ranges="CPU.A4:CPU.A53 CPU.B4:CPU.B53 CPU.O2:CPU.O2 CPU.O4:CPU.O53 CPU.P4:CPU.P53 CPU.P1:CPU.P1 CPU.Q4:CPU.Q53 CPU.B4:CPU.B17 CPU.A3:CPU.A3 CPU.H4:CPU.H17 CPU.B19:CPU.B42 CPU.A18:CPU.A18 CPU.H19:CPU.H42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7"/>
          <table:table-cell>
            <draw:frame draw:z-index="4" draw:style-name="gr1" draw:text-style-name="P1" svg:width="159.96mm" svg:height="89.98mm" svg:x="15.12mm" svg:y="0.13mm">
              <draw:object draw:notify-on-update-of-ranges="CPU.A4:CPU.A53 CPU.R4:CPU.R53 CPU.R1:CPU.R1 CPU.S4:CPU.S53 CPU.B4:CPU.B53 CPU.O2:CPU.O2 CPU.O4:CPU.O53 CPU.B4:CPU.B17 CPU.A3:CPU.A3 CPU.L4:CPU.L17 CPU.B19:CPU.B42 CPU.A18:CPU.A18 CPU.L19:CPU.L42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0"/>
          <table:table-cell>
            <draw:frame draw:z-index="5" draw:style-name="gr1" draw:text-style-name="P1" svg:width="159.96mm" svg:height="89.98mm" svg:x="10.88mm" svg:y="2.79mm">
              <draw:object draw:notify-on-update-of-ranges="CPU.A4:CPU.A53 CPU.B4:CPU.B53 CPU.O2:CPU.O2 CPU.O4:CPU.O53 CPU.P4:CPU.P53 CPU.P1:CPU.P1 CPU.Q4:CPU.Q53 CPU.B4:CPU.B17 CPU.A3:CPU.A3 CPU.H4:CPU.H17 CPU.B19:CPU.B42 CPU.A18:CPU.A18 CPU.H19:CPU.H42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5"/>
        </table:table-row>
        <table:table-row table:style-name="ro1" table:number-rows-repeated="1048501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Supercomputers" table:style-name="ta1">
        <table:table-column table:style-name="co2" table:default-cell-style-name="ce2"/>
        <table:table-column table:style-name="co17" table:default-cell-style-name="ce5"/>
        <table:table-column table:style-name="co1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Performance</text:p>
          </table:table-cell>
          <table:covered-table-cell table:style-name="ce2"/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Name</text:p>
          </table:table-cell>
          <table:table-cell table:style-name="ce2" office:value-type="string" calcext:value-type="string">
            <text:p>in various units</text:p>
          </table:table-cell>
          <table:table-cell table:style-name="ce2" office:value-type="string" calcext:value-type="string">
            <text:p>multiplier</text:p>
          </table:table-cell>
          <table:table-cell table:style-name="ce2" office:value-type="string" calcext:value-type="string">
            <text:p>in TFLOPS</text:p>
          </table:table-cell>
          <table:table-cell table:number-columns-repeated="2"/>
          <table:table-cell>
            <draw:frame draw:z-index="0" draw:style-name="gr1" draw:text-style-name="P1" svg:width="180.99mm" svg:height="210.11mm" svg:x="1.58mm" svg:y="0.26mm">
              <draw:object draw:notify-on-update-of-ranges="Supercomputers.B4:Supercomputers.B103 Supercomputers.A4:Supercomputers.A103 Supercomputers.B3:Supercomputers.B3 Supercomputers.F4:Supercomputers.F103 Supercomputers.A4:Supercomputers.A103 CPU.P1:CPU.P1 Supercomputers.F4:Supercomputers.F103 Supercomputers.A4:Supercomputers.A103 Supercomputers.C2:Supercomputers.C2 Supercomputers.E4:Supercomputers.E103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ENIAC</text:p>
          </table:table-cell>
          <table:table-cell office:value-type="float" office:value="500" calcext:value-type="float">
            <text:p>500</text:p>
          </table:table-cell>
          <table:table-cell table:style-name="ce10" office:value-type="float" office:value="0.000000000001" calcext:value-type="float">
            <text:p>1.00E-12</text:p>
          </table:table-cell>
          <table:table-cell table:formula="of:=[.C4]*[.D4]" office:value-type="float" office:value="0.0000000005" calcext:value-type="float">
            <text:p>5E-10</text:p>
          </table:table-cell>
          <table:table-cell table:formula="of:=[.E4]" office:value-type="float" office:value="0.0000000005" calcext:value-type="float">
            <text:p>5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IBM 7090</text:p>
          </table:table-cell>
          <table:table-cell office:value-type="float" office:value="100" calcext:value-type="float">
            <text:p>100</text:p>
          </table:table-cell>
          <table:table-cell table:style-name="ce10" office:value-type="float" office:value="0.000000001" calcext:value-type="float">
            <text:p>1.00E-09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string" calcext:value-type="string">
            <text:p>MFLOPS:</text:p>
          </table:table-cell>
          <table:table-cell table:style-name="ce2" table:number-columns-repeated="3"/>
          <table:table-cell table:number-columns-repeated="3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Atlas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.000001" calcext:value-type="float">
            <text:p>1.00E-06</text:p>
          </table:table-cell>
          <table:table-cell table:formula="of:=[.C7]*[.D7]" office:value-type="float" office:value="0.000001" calcext:value-type="float">
            <text:p>0.000001</text:p>
          </table:table-cell>
          <table:table-cell table:formula="of:=[.E7]" office:value-type="float" office:value="0.000001" calcext:value-type="float">
            <text:p>0.000001</text:p>
          </table:table-cell>
          <table:table-cell table:number-columns-repeated="2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6600" calcext:value-type="float">
            <text:p>6600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0.000001" calcext:value-type="float">
            <text:p>1.00E-06</text:p>
          </table:table-cell>
          <table:table-cell table:formula="of:=[.C8]*[.D8]" office:value-type="float" office:value="0.000003" calcext:value-type="float">
            <text:p>0.000003</text:p>
          </table:table-cell>
          <table:table-cell table:formula="of:=[.E8]" office:value-type="float" office:value="0.000003" calcext:value-type="float">
            <text:p>0.000003</text:p>
          </table:table-cell>
          <table:table-cell table:number-columns-repeated="2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7600" calcext:value-type="float">
            <text:p>7600</text:p>
          </table:table-cell>
          <table:table-cell office:value-type="float" office:value="36" calcext:value-type="float">
            <text:p>36</text:p>
          </table:table-cell>
          <table:table-cell table:style-name="ce9" office:value-type="float" office:value="0.000001" calcext:value-type="float">
            <text:p>1.00E-06</text:p>
          </table:table-cell>
          <table:table-cell table:formula="of:=[.C9]*[.D9]" office:value-type="float" office:value="0.000036" calcext:value-type="float">
            <text:p>0.000036</text:p>
          </table:table-cell>
          <table:table-cell table:formula="of:=[.E9]" office:value-type="float" office:value="0.000036" calcext:value-type="float">
            <text:p>0.000036</text:p>
          </table:table-cell>
          <table:table-cell table:number-columns-repeated="2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STAR-100</text:p>
          </table:table-cell>
          <table:table-cell office:value-type="float" office:value="100" calcext:value-type="float">
            <text:p>100</text:p>
          </table:table-cell>
          <table:table-cell table:style-name="ce9" office:value-type="float" office:value="0.000001" calcext:value-type="float">
            <text:p>1.00E-06</text:p>
          </table:table-cell>
          <table:table-cell table:formula="of:=[.C10]*[.D10]" office:value-type="float" office:value="0.0001" calcext:value-type="float">
            <text:p>0.0001</text:p>
          </table:table-cell>
          <table:table-cell table:formula="of:=[.E10]" office:value-type="float" office:value="0.0001" calcext:value-type="float">
            <text:p>0.0001</text:p>
          </table:table-cell>
          <table:table-cell table:number-columns-repeated="2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Cray-1</text:p>
          </table:table-cell>
          <table:table-cell office:value-type="float" office:value="160" calcext:value-type="float">
            <text:p>160</text:p>
          </table:table-cell>
          <table:table-cell table:style-name="ce9" office:value-type="float" office:value="0.000001" calcext:value-type="float">
            <text:p>1.00E-06</text:p>
          </table:table-cell>
          <table:table-cell table:formula="of:=[.C11]*[.D11]" office:value-type="float" office:value="0.00016" calcext:value-type="float">
            <text:p>0.00016</text:p>
          </table:table-cell>
          <table:table-cell table:formula="of:=[.E11]" office:value-type="float" office:value="0.00016" calcext:value-type="float">
            <text:p>0.00016</text:p>
          </table:table-cell>
          <table:table-cell table:number-columns-repeated="2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Cyber 205</text:p>
          </table:table-cell>
          <table:table-cell office:value-type="float" office:value="400" calcext:value-type="float">
            <text:p>400</text:p>
          </table:table-cell>
          <table:table-cell table:style-name="ce9" office:value-type="float" office:value="0.000001" calcext:value-type="float">
            <text:p>1.00E-06</text:p>
          </table:table-cell>
          <table:table-cell table:formula="of:=[.C12]*[.D12]" office:value-type="float" office:value="0.0004" calcext:value-type="float">
            <text:p>0.0004</text:p>
          </table:table-cell>
          <table:table-cell table:formula="of:=[.E12]" office:value-type="float" office:value="0.0004" calcext:value-type="float">
            <text:p>0.0004</text:p>
          </table:table-cell>
          <table:table-cell table:number-columns-repeated="2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X-MP/4</text:p>
          </table:table-cell>
          <table:table-cell office:value-type="float" office:value="713" calcext:value-type="float">
            <text:p>713</text:p>
          </table:table-cell>
          <table:table-cell table:style-name="ce9" office:value-type="float" office:value="0.000001" calcext:value-type="float">
            <text:p>1.00E-06</text:p>
          </table:table-cell>
          <table:table-cell table:formula="of:=[.C13]*[.D13]" office:value-type="float" office:value="0.000713" calcext:value-type="float">
            <text:p>0.000713</text:p>
          </table:table-cell>
          <table:table-cell table:formula="of:=[.E13]" office:value-type="float" office:value="0.000713" calcext:value-type="float">
            <text:p>0.000713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 calcext:value-type="string">
            <text:p>GFLOPS:</text:p>
          </table:table-cell>
          <table:table-cell/>
          <table:table-cell table:style-name="ce9"/>
          <table:table-cell table:number-columns-repeated="4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Cray-2</text:p>
          </table:table-cell>
          <table:table-cell office:value-type="float" office:value="1.41" calcext:value-type="float">
            <text:p>1.41</text:p>
          </table:table-cell>
          <table:table-cell table:style-name="ce9" office:value-type="float" office:value="0.001" calcext:value-type="float">
            <text:p>1.00E-03</text:p>
          </table:table-cell>
          <table:table-cell table:formula="of:=[.C15]*[.D15]" office:value-type="float" office:value="0.00141" calcext:value-type="float">
            <text:p>0.00141</text:p>
          </table:table-cell>
          <table:table-cell table:formula="of:=[.E15]" office:value-type="float" office:value="0.00141" calcext:value-type="float">
            <text:p>0.00141</text:p>
          </table:table-cell>
          <table:table-cell table:number-columns-repeated="2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Y-MP/832</text:p>
          </table:table-cell>
          <table:table-cell office:value-type="float" office:value="2.14" calcext:value-type="float">
            <text:p>2.14</text:p>
          </table:table-cell>
          <table:table-cell table:style-name="ce9" office:value-type="float" office:value="0.001" calcext:value-type="float">
            <text:p>1.00E-03</text:p>
          </table:table-cell>
          <table:table-cell table:formula="of:=[.C16]*[.D16]" office:value-type="float" office:value="0.00214" calcext:value-type="float">
            <text:p>0.00214</text:p>
          </table:table-cell>
          <table:table-cell table:formula="of:=[.E16]" office:value-type="float" office:value="0.00214" calcext:value-type="float">
            <text:p>0.00214</text:p>
          </table:table-cell>
          <table:table-cell table:number-columns-repeated="2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style-name="Default" office:value-type="string" calcext:value-type="string">
            <text:p>VP2600/10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0.001" calcext:value-type="float">
            <text:p>1.00E-03</text:p>
          </table:table-cell>
          <table:table-cell table:formula="of:=[.C17]*[.D17]" office:value-type="float" office:value="0.004" calcext:value-type="float">
            <text:p>0.004</text:p>
          </table:table-cell>
          <table:table-cell table:formula="of:=[.E17]" office:value-type="float" office:value="0.004" calcext:value-type="float">
            <text:p>0.004</text:p>
          </table:table-cell>
          <table:table-cell table:number-columns-repeated="2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style-name="Default" office:value-type="string" calcext:value-type="string">
            <text:p>SX-3/44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0.001" calcext:value-type="float">
            <text:p>1.00E-03</text:p>
          </table:table-cell>
          <table:table-cell table:formula="of:=[.C18]*[.D18]" office:value-type="float" office:value="0.02" calcext:value-type="float">
            <text:p>0.02</text:p>
          </table:table-cell>
          <table:table-cell table:formula="of:=[.E18]"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CM-5/1024</text:p>
          </table:table-cell>
          <table:table-cell office:value-type="float" office:value="59.7" calcext:value-type="float">
            <text:p>59.7</text:p>
          </table:table-cell>
          <table:table-cell table:style-name="ce9" office:value-type="float" office:value="0.001" calcext:value-type="float">
            <text:p>1.00E-03</text:p>
          </table:table-cell>
          <table:table-cell table:formula="of:=[.C19]*[.D19]" office:value-type="float" office:value="0.0597" calcext:value-type="float">
            <text:p>0.0597</text:p>
          </table:table-cell>
          <table:table-cell table:formula="of:=[.E19]" office:value-type="float" office:value="0.0597" calcext:value-type="float">
            <text:p>0.0597</text:p>
          </table:table-cell>
          <table:table-cell table:number-columns-repeated="2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Numerical Wind Tunnel</text:p>
          </table:table-cell>
          <table:table-cell office:value-type="float" office:value="124.2" calcext:value-type="float">
            <text:p>124.2</text:p>
          </table:table-cell>
          <table:table-cell table:style-name="ce9" office:value-type="float" office:value="0.001" calcext:value-type="float">
            <text:p>1.00E-03</text:p>
          </table:table-cell>
          <table:table-cell table:formula="of:=[.C20]*[.D20]" office:value-type="float" office:value="0.1242" calcext:value-type="float">
            <text:p>0.1242</text:p>
          </table:table-cell>
          <table:table-cell table:formula="of:=[.E20]" office:value-type="float" office:value="0.1242" calcext:value-type="float">
            <text:p>0.1242</text:p>
          </table:table-cell>
          <table:table-cell table:number-columns-repeated="2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Paragon XP/S 140</text:p>
          </table:table-cell>
          <table:table-cell office:value-type="float" office:value="143.4" calcext:value-type="float">
            <text:p>143.4</text:p>
          </table:table-cell>
          <table:table-cell table:style-name="ce9" office:value-type="float" office:value="0.001" calcext:value-type="float">
            <text:p>1.00E-03</text:p>
          </table:table-cell>
          <table:table-cell table:formula="of:=[.C21]*[.D21]" office:value-type="float" office:value="0.1434" calcext:value-type="float">
            <text:p>0.1434</text:p>
          </table:table-cell>
          <table:table-cell table:formula="of:=[.E21]" office:value-type="float" office:value="0.1434" calcext:value-type="float">
            <text:p>0.1434</text:p>
          </table:table-cell>
          <table:table-cell table:number-columns-repeated="2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Numerical Wind Tunnel</text:p>
          </table:table-cell>
          <table:table-cell office:value-type="float" office:value="170" calcext:value-type="float">
            <text:p>170</text:p>
          </table:table-cell>
          <table:table-cell table:style-name="ce9" office:value-type="float" office:value="0.001" calcext:value-type="float">
            <text:p>1.00E-03</text:p>
          </table:table-cell>
          <table:table-cell table:formula="of:=[.C22]*[.D22]" office:value-type="float" office:value="0.17" calcext:value-type="float">
            <text:p>0.17</text:p>
          </table:table-cell>
          <table:table-cell table:formula="of:=[.E22]" office:value-type="float" office:value="0.17" calcext:value-type="float">
            <text:p>0.17</text:p>
          </table:table-cell>
          <table:table-cell table:number-columns-repeated="2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SR2201</text:p>
          </table:table-cell>
          <table:table-cell office:value-type="float" office:value="232.4" calcext:value-type="float">
            <text:p>232.4</text:p>
          </table:table-cell>
          <table:table-cell table:style-name="ce9" office:value-type="float" office:value="0.001" calcext:value-type="float">
            <text:p>1.00E-03</text:p>
          </table:table-cell>
          <table:table-cell table:formula="of:=[.C23]*[.D23]" office:value-type="float" office:value="0.2324" calcext:value-type="float">
            <text:p>0.2324</text:p>
          </table:table-cell>
          <table:table-cell table:formula="of:=[.E23]" office:value-type="float" office:value="0.2324" calcext:value-type="float">
            <text:p>0.2324</text:p>
          </table:table-cell>
          <table:table-cell table:number-columns-repeated="2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CP-PACS</text:p>
          </table:table-cell>
          <table:table-cell office:value-type="float" office:value="368.2" calcext:value-type="float">
            <text:p>368.2</text:p>
          </table:table-cell>
          <table:table-cell table:style-name="ce9" office:value-type="float" office:value="0.001" calcext:value-type="float">
            <text:p>1.00E-03</text:p>
          </table:table-cell>
          <table:table-cell table:formula="of:=[.C24]*[.D24]" office:value-type="float" office:value="0.3682" calcext:value-type="float">
            <text:p>0.3682</text:p>
          </table:table-cell>
          <table:table-cell table:formula="of:=[.E24]" office:value-type="float" office:value="0.3682" calcext:value-type="float">
            <text:p>0.3682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11" office:value-type="string" calcext:value-type="string">
            <text:p>TFLOPS:</text:p>
          </table:table-cell>
          <table:table-cell table:number-columns-repeated="6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ASCI Red</text:p>
          </table:table-cell>
          <table:table-cell office:value-type="float" office:value="1.06" calcext:value-type="float">
            <text:p>1.06</text:p>
          </table:table-cell>
          <table:table-cell table:style-name="ce10" office:value-type="float" office:value="1" calcext:value-type="float">
            <text:p>1.00E+00</text:p>
          </table:table-cell>
          <table:table-cell table:formula="of:=[.C26]*[.D26]" office:value-type="float" office:value="1.06" calcext:value-type="float">
            <text:p>1.06</text:p>
          </table:table-cell>
          <table:table-cell table:formula="of:=[.E26]" office:value-type="float" office:value="1.06" calcext:value-type="float">
            <text:p>1.06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ASCI White</text:p>
          </table:table-cell>
          <table:table-cell office:value-type="float" office:value="4.93" calcext:value-type="float">
            <text:p>4.93</text:p>
          </table:table-cell>
          <table:table-cell table:style-name="ce10" office:value-type="float" office:value="1" calcext:value-type="float">
            <text:p>1.00E+00</text:p>
          </table:table-cell>
          <table:table-cell table:formula="of:=[.C27]*[.D27]" office:value-type="float" office:value="4.93" calcext:value-type="float">
            <text:p>4.93</text:p>
          </table:table-cell>
          <table:table-cell table:formula="of:=[.E27]" office:value-type="float" office:value="4.93" calcext:value-type="float">
            <text:p>4.93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ASCI White</text:p>
          </table:table-cell>
          <table:table-cell office:value-type="float" office:value="7.2" calcext:value-type="float">
            <text:p>7.2</text:p>
          </table:table-cell>
          <table:table-cell table:style-name="ce10" office:value-type="float" office:value="1" calcext:value-type="float">
            <text:p>1.00E+00</text:p>
          </table:table-cell>
          <table:table-cell table:formula="of:=[.C28]*[.D28]" office:value-type="float" office:value="7.2" calcext:value-type="float">
            <text:p>7.2</text:p>
          </table:table-cell>
          <table:table-cell table:formula="of:=[.E28]" office:value-type="float" office:value="7.2" calcext:value-type="float">
            <text:p>7.2</text:p>
          </table:table-cell>
          <table:table-cell table:number-columns-repeated="2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Earth Simulator</text:p>
          </table:table-cell>
          <table:table-cell office:value-type="float" office:value="35.86" calcext:value-type="float">
            <text:p>35.86</text:p>
          </table:table-cell>
          <table:table-cell table:style-name="ce10" office:value-type="float" office:value="1" calcext:value-type="float">
            <text:p>1.00E+00</text:p>
          </table:table-cell>
          <table:table-cell table:formula="of:=[.C29]*[.D29]" office:value-type="float" office:value="35.86" calcext:value-type="float">
            <text:p>35.86</text:p>
          </table:table-cell>
          <table:table-cell table:formula="of:=[.E29]" office:value-type="float" office:value="35.86" calcext:value-type="float">
            <text:p>35.86</text:p>
          </table:table-cell>
          <table:table-cell table:number-columns-repeated="2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Blue Gene/L</text:p>
          </table:table-cell>
          <table:table-cell office:value-type="float" office:value="70.72" calcext:value-type="float">
            <text:p>70.72</text:p>
          </table:table-cell>
          <table:table-cell table:style-name="ce10" office:value-type="float" office:value="1" calcext:value-type="float">
            <text:p>1.00E+00</text:p>
          </table:table-cell>
          <table:table-cell table:formula="of:=[.C30]*[.D30]" office:value-type="float" office:value="70.72" calcext:value-type="float">
            <text:p>70.72</text:p>
          </table:table-cell>
          <table:table-cell table:formula="of:=[.E30]" office:value-type="float" office:value="70.72" calcext:value-type="float">
            <text:p>70.72</text:p>
          </table:table-cell>
          <table:table-cell table:number-columns-repeated="2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lue Gene/L</text:p>
          </table:table-cell>
          <table:table-cell office:value-type="float" office:value="136.8" calcext:value-type="float">
            <text:p>136.8</text:p>
          </table:table-cell>
          <table:table-cell table:style-name="ce10" office:value-type="float" office:value="1" calcext:value-type="float">
            <text:p>1.00E+00</text:p>
          </table:table-cell>
          <table:table-cell table:formula="of:=[.C31]*[.D31]" office:value-type="float" office:value="136.8" calcext:value-type="float">
            <text:p>136.8</text:p>
          </table:table-cell>
          <table:table-cell table:formula="of:=[.E31]" office:value-type="float" office:value="136.8" calcext:value-type="float">
            <text:p>136.8</text:p>
          </table:table-cell>
          <table:table-cell table:number-columns-repeated="2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lue Gene/L</text:p>
          </table:table-cell>
          <table:table-cell office:value-type="float" office:value="280.6" calcext:value-type="float">
            <text:p>280.6</text:p>
          </table:table-cell>
          <table:table-cell table:style-name="ce10" office:value-type="float" office:value="1" calcext:value-type="float">
            <text:p>1.00E+00</text:p>
          </table:table-cell>
          <table:table-cell table:formula="of:=[.C32]*[.D32]" office:value-type="float" office:value="280.6" calcext:value-type="float">
            <text:p>280.6</text:p>
          </table:table-cell>
          <table:table-cell table:formula="of:=[.E32]" office:value-type="float" office:value="280.6" calcext:value-type="float">
            <text:p>280.6</text:p>
          </table:table-cell>
          <table:table-cell table:number-columns-repeated="2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lue Gene/L</text:p>
          </table:table-cell>
          <table:table-cell office:value-type="float" office:value="478.2" calcext:value-type="float">
            <text:p>478.2</text:p>
          </table:table-cell>
          <table:table-cell table:style-name="ce10" office:value-type="float" office:value="1" calcext:value-type="float">
            <text:p>1.00E+00</text:p>
          </table:table-cell>
          <table:table-cell table:formula="of:=[.C33]*[.D33]" office:value-type="float" office:value="478.2" calcext:value-type="float">
            <text:p>478.2</text:p>
          </table:table-cell>
          <table:table-cell table:formula="of:=[.E33]" office:value-type="float" office:value="478.2" calcext:value-type="float">
            <text:p>478.2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 calcext:value-type="string">
            <text:p>PFLOPS:</text:p>
          </table:table-cell>
          <table:table-cell table:number-columns-repeated="6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Roadrunner</text:p>
          </table:table-cell>
          <table:table-cell office:value-type="float" office:value="1.02" calcext:value-type="float">
            <text:p>1.02</text:p>
          </table:table-cell>
          <table:table-cell table:style-name="ce10" office:value-type="float" office:value="1000" calcext:value-type="float">
            <text:p>1.00E+03</text:p>
          </table:table-cell>
          <table:table-cell table:formula="of:=[.C35]*[.D35]" office:value-type="float" office:value="1020" calcext:value-type="float">
            <text:p>1020</text:p>
          </table:table-cell>
          <table:table-cell table:formula="of:=[.E35]" office:value-type="float" office:value="1020" calcext:value-type="float">
            <text:p>1020</text:p>
          </table:table-cell>
          <table:table-cell table:number-columns-repeated="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Roadrunner</text:p>
          </table:table-cell>
          <table:table-cell office:value-type="float" office:value="1.1" calcext:value-type="float">
            <text:p>1.1</text:p>
          </table:table-cell>
          <table:table-cell table:style-name="ce10" office:value-type="float" office:value="1000" calcext:value-type="float">
            <text:p>1.00E+03</text:p>
          </table:table-cell>
          <table:table-cell table:formula="of:=[.C36]*[.D36]" office:value-type="float" office:value="1100" calcext:value-type="float">
            <text:p>1100</text:p>
          </table:table-cell>
          <table:table-cell table:formula="of:=[.E36]" office:value-type="float" office:value="1100" calcext:value-type="float">
            <text:p>1100</text:p>
          </table:table-cell>
          <table:table-cell table:number-columns-repeated="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Jaguar</text:p>
          </table:table-cell>
          <table:table-cell office:value-type="float" office:value="1.75" calcext:value-type="float">
            <text:p>1.75</text:p>
          </table:table-cell>
          <table:table-cell table:style-name="ce10" office:value-type="float" office:value="1000" calcext:value-type="float">
            <text:p>1.00E+03</text:p>
          </table:table-cell>
          <table:table-cell table:formula="of:=[.C37]*[.D37]" office:value-type="float" office:value="1750" calcext:value-type="float">
            <text:p>1750</text:p>
          </table:table-cell>
          <table:table-cell table:formula="of:=[.E37]" office:value-type="float" office:value="1750" calcext:value-type="float">
            <text:p>1750</text:p>
          </table:table-cell>
          <table:table-cell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Tianhe-1A</text:p>
          </table:table-cell>
          <table:table-cell office:value-type="float" office:value="2.57" calcext:value-type="float">
            <text:p>2.57</text:p>
          </table:table-cell>
          <table:table-cell table:style-name="ce10" office:value-type="float" office:value="1000" calcext:value-type="float">
            <text:p>1.00E+03</text:p>
          </table:table-cell>
          <table:table-cell table:formula="of:=[.C38]*[.D38]" office:value-type="float" office:value="2570" calcext:value-type="float">
            <text:p>2570</text:p>
          </table:table-cell>
          <table:table-cell table:formula="of:=[.E38]" office:value-type="float" office:value="2570" calcext:value-type="float">
            <text:p>2570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K computer</text:p>
          </table:table-cell>
          <table:table-cell office:value-type="float" office:value="10.51" calcext:value-type="float">
            <text:p>10.51</text:p>
          </table:table-cell>
          <table:table-cell table:style-name="ce10" office:value-type="float" office:value="1000" calcext:value-type="float">
            <text:p>1.00E+03</text:p>
          </table:table-cell>
          <table:table-cell table:formula="of:=[.C39]*[.D39]" office:value-type="float" office:value="10510" calcext:value-type="float">
            <text:p>10510</text:p>
          </table:table-cell>
          <table:table-cell table:formula="of:=[.E39]" office:value-type="float" office:value="10510" calcext:value-type="float">
            <text:p>10510</text:p>
          </table:table-cell>
          <table:table-cell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Sequoia (Blue Gene/Q)</text:p>
          </table:table-cell>
          <table:table-cell office:value-type="float" office:value="16.32" calcext:value-type="float">
            <text:p>16.32</text:p>
          </table:table-cell>
          <table:table-cell table:style-name="ce10" office:value-type="float" office:value="1000" calcext:value-type="float">
            <text:p>1.00E+03</text:p>
          </table:table-cell>
          <table:table-cell table:formula="of:=[.C40]*[.D40]" office:value-type="float" office:value="16320" calcext:value-type="float">
            <text:p>16320</text:p>
          </table:table-cell>
          <table:table-cell table:formula="of:=[.E40]" office:value-type="float" office:value="16320" calcext:value-type="float">
            <text:p>16320</text:p>
          </table:table-cell>
          <table:table-cell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Titan</text:p>
          </table:table-cell>
          <table:table-cell office:value-type="float" office:value="17.59" calcext:value-type="float">
            <text:p>17.59</text:p>
          </table:table-cell>
          <table:table-cell table:style-name="ce10" office:value-type="float" office:value="1000" calcext:value-type="float">
            <text:p>1.00E+03</text:p>
          </table:table-cell>
          <table:table-cell table:formula="of:=[.C41]*[.D41]" office:value-type="float" office:value="17590" calcext:value-type="float">
            <text:p>17590</text:p>
          </table:table-cell>
          <table:table-cell table:formula="of:=[.E41]" office:value-type="float" office:value="17590" calcext:value-type="float">
            <text:p>17590</text:p>
          </table:table-cell>
          <table:table-cell table:number-columns-repeated="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Tianhe-2</text:p>
          </table:table-cell>
          <table:table-cell office:value-type="float" office:value="33.86" calcext:value-type="float">
            <text:p>33.86</text:p>
          </table:table-cell>
          <table:table-cell table:style-name="ce10" office:value-type="float" office:value="1000" calcext:value-type="float">
            <text:p>1.00E+03</text:p>
          </table:table-cell>
          <table:table-cell table:formula="of:=[.C42]*[.D42]" office:value-type="float" office:value="33860" calcext:value-type="float">
            <text:p>33860</text:p>
          </table:table-cell>
          <table:table-cell table:formula="of:=[.E42]" office:value-type="float" office:value="33860" calcext:value-type="float">
            <text:p>33860</text:p>
          </table:table-cell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unway TaihuLight</text:p>
          </table:table-cell>
          <table:table-cell office:value-type="float" office:value="93.01" calcext:value-type="float">
            <text:p>93.01</text:p>
          </table:table-cell>
          <table:table-cell table:style-name="ce10" office:value-type="float" office:value="1000" calcext:value-type="float">
            <text:p>1.00E+03</text:p>
          </table:table-cell>
          <table:table-cell table:formula="of:=[.C43]*[.D43]" office:value-type="float" office:value="93010" calcext:value-type="float">
            <text:p>93010</text:p>
          </table:table-cell>
          <table:table-cell table:formula="of:=[.E43]" office:value-type="float" office:value="93010" calcext:value-type="float">
            <text:p>93010</text:p>
          </table:table-cell>
          <table:table-cell table:number-columns-repeated="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Summit</text:p>
          </table:table-cell>
          <table:table-cell office:value-type="float" office:value="122.3" calcext:value-type="float">
            <text:p>122.3</text:p>
          </table:table-cell>
          <table:table-cell table:style-name="ce10" office:value-type="float" office:value="1000" calcext:value-type="float">
            <text:p>1.00E+03</text:p>
          </table:table-cell>
          <table:table-cell table:formula="of:=[.C44]*[.D44]" office:value-type="float" office:value="122300" calcext:value-type="float">
            <text:p>122300</text:p>
          </table:table-cell>
          <table:table-cell table:formula="of:=[.E44]" office:value-type="float" office:value="122300" calcext:value-type="float">
            <text:p>122300</text:p>
          </table:table-cell>
          <table:table-cell table:number-columns-repeated="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Summit</text:p>
          </table:table-cell>
          <table:table-cell office:value-type="float" office:value="148.6" calcext:value-type="float">
            <text:p>148.6</text:p>
          </table:table-cell>
          <table:table-cell table:style-name="ce10" office:value-type="float" office:value="1000" calcext:value-type="float">
            <text:p>1.00E+03</text:p>
          </table:table-cell>
          <table:table-cell table:formula="of:=[.C45]*[.D45]" office:value-type="float" office:value="148600" calcext:value-type="float">
            <text:p>148600</text:p>
          </table:table-cell>
          <table:table-cell table:formula="of:=[.E45]" office:value-type="float" office:value="148600" calcext:value-type="float">
            <text:p>148600</text:p>
          </table:table-cell>
          <table:table-cell table:number-columns-repeated="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Fugaku</text:p>
          </table:table-cell>
          <table:table-cell office:value-type="float" office:value="415.53" calcext:value-type="float">
            <text:p>415.53</text:p>
          </table:table-cell>
          <table:table-cell table:style-name="ce10" office:value-type="float" office:value="1000" calcext:value-type="float">
            <text:p>1.00E+03</text:p>
          </table:table-cell>
          <table:table-cell table:formula="of:=[.C46]*[.D46]" office:value-type="float" office:value="415530" calcext:value-type="float">
            <text:p>415530</text:p>
          </table:table-cell>
          <table:table-cell table:formula="of:=[.E46]" office:value-type="float" office:value="415530" calcext:value-type="float">
            <text:p>415530</text:p>
          </table:table-cell>
          <table:table-cell table:number-columns-repeated="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Fugaku</text:p>
          </table:table-cell>
          <table:table-cell office:value-type="float" office:value="442.01" calcext:value-type="float">
            <text:p>442.01</text:p>
          </table:table-cell>
          <table:table-cell table:style-name="ce10" office:value-type="float" office:value="1000" calcext:value-type="float">
            <text:p>1.00E+03</text:p>
          </table:table-cell>
          <table:table-cell table:formula="of:=[.C47]*[.D47]" office:value-type="float" office:value="442010" calcext:value-type="float">
            <text:p>442010</text:p>
          </table:table-cell>
          <table:table-cell table:formula="of:=[.E47]" office:value-type="float" office:value="442010" calcext:value-type="float">
            <text:p>442010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 calcext:value-type="string">
            <text:p>EFLOPS: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Frontier</text:p>
          </table:table-cell>
          <table:table-cell office:value-type="float" office:value="1.102" calcext:value-type="float">
            <text:p>1.102</text:p>
          </table:table-cell>
          <table:table-cell table:style-name="ce10" office:value-type="float" office:value="1000000" calcext:value-type="float">
            <text:p>1.00E+06</text:p>
          </table:table-cell>
          <table:table-cell table:formula="of:=[.C49]*[.D49]" office:value-type="float" office:value="1102000" calcext:value-type="float">
            <text:p>1102000</text:p>
          </table:table-cell>
          <table:table-cell table:formula="of:=[.E49]" office:value-type="float" office:value="1102000" calcext:value-type="float">
            <text:p>1102000</text:p>
          </table:table-cell>
          <table:table-cell table:number-columns-repeated="2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Frontier</text:p>
          </table:table-cell>
          <table:table-cell office:value-type="float" office:value="1.194" calcext:value-type="float">
            <text:p>1.194</text:p>
          </table:table-cell>
          <table:table-cell table:style-name="ce10" office:value-type="float" office:value="1000000" calcext:value-type="float">
            <text:p>1.00E+06</text:p>
          </table:table-cell>
          <table:table-cell table:formula="of:=[.C50]*[.D50]" office:value-type="float" office:value="1194000" calcext:value-type="float">
            <text:p>1194000</text:p>
          </table:table-cell>
          <table:table-cell table:formula="of:=[.E50]" office:value-type="float" office:value="1194000" calcext:value-type="float">
            <text:p>1194000</text:p>
          </table:table-cell>
          <table:table-cell table:number-columns-repeated="2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Frontier</text:p>
          </table:table-cell>
          <table:table-cell office:value-type="float" office:value="1.206" calcext:value-type="float">
            <text:p>1.206</text:p>
          </table:table-cell>
          <table:table-cell table:style-name="ce10" office:value-type="float" office:value="1000000" calcext:value-type="float">
            <text:p>1.00E+06</text:p>
          </table:table-cell>
          <table:table-cell table:formula="of:=[.C51]*[.D51]" office:value-type="float" office:value="1206000" calcext:value-type="float">
            <text:p>1206000</text:p>
          </table:table-cell>
          <table:table-cell table:formula="of:=[.E51]" office:value-type="float" office:value="1206000" calcext:value-type="float">
            <text:p>1206000</text:p>
          </table:table-cell>
          <table:table-cell table:number-columns-repeated="2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l Capitan</text:p>
          </table:table-cell>
          <table:table-cell office:value-type="float" office:value="1.742" calcext:value-type="float">
            <text:p>1.742</text:p>
          </table:table-cell>
          <table:table-cell table:style-name="ce10" office:value-type="float" office:value="1000000" calcext:value-type="float">
            <text:p>1.00E+06</text:p>
          </table:table-cell>
          <table:table-cell table:formula="of:=[.C52]*[.D52]" office:value-type="float" office:value="1742000" calcext:value-type="float">
            <text:p>1742000</text:p>
          </table:table-cell>
          <table:table-cell table:formula="of:=[.E52]" office:value-type="float" office:value="1742000" calcext:value-type="float">
            <text:p>1742000</text:p>
          </table:table-cell>
          <table:table-cell table:number-columns-repeated="2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El Capitan</text:p>
          </table:table-cell>
          <table:table-cell office:value-type="float" office:value="1.809" calcext:value-type="float">
            <text:p>1.809</text:p>
          </table:table-cell>
          <table:table-cell table:style-name="ce10" office:value-type="float" office:value="1000000" calcext:value-type="float">
            <text:p>1.00E+06</text:p>
          </table:table-cell>
          <table:table-cell table:formula="of:=[.C53]*[.D53]" office:value-type="float" office:value="1809000" calcext:value-type="float">
            <text:p>1809000</text:p>
          </table:table-cell>
          <table:table-cell table:formula="of:=[.E53]" office:value-type="float" office:value="1809000" calcext:value-type="float">
            <text:p>1809000</text:p>
          </table:table-cell>
          <table:table-cell table:number-columns-repeated="2"/>
        </table:table-row>
        <table:table-row table:style-name="ro1" table:number-rows-repeated="104852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1">00/00/0000</text:date>, <text:time style:data-style-name="N2" text:time-value="12:32:01.734650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6T16:26:18.656000000</meta:creation-date>
    <dc:date>2026-03-21T18:16:35.701740700</dc:date>
    <meta:editing-duration>P9DT6H35M47S</meta:editing-duration>
    <meta:editing-cycles>64</meta:editing-cycles>
    <meta:generator>LibreOffice/25.8.0.4$Windows_X86_64 LibreOffice_project/48f00303701489684e67c38c28aff00cd5929e67</meta:generator>
    <meta:document-statistic meta:table-count="5" meta:cell-count="996" meta:object-count="10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 chart:data-label-number="none" chart:data-label-text="true" chart:data-label-symbol="false" chart:data-label-series="false" chart:label-position="top" style:rotation-angle="90"/>
      <style:graphic-properties svg:stroke-width="0.08cm" svg:stroke-color="#ff420e" draw:fill-color="#ff420e"/>
      <style:text-properties style:text-outline="true"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7cm" svg:height="8.999cm" xlink:href=".." xlink:type="simple" chart:class="chart:scatter" chart:style-name="ch1">
        <chart:title svg:x="4.209cm" svg:y="0.314cm" chart:style-name="ch2">
          <text:p>Nvidia Graphics Cards Performance</text:p>
        </chart:title>
        <chart:legend chart:legend-position="end" svg:x="13.58cm" svg:y="3.702cm" style:legend-expansion="high" chart:style-name="ch3"/>
        <chart:plot-area chart:style-name="ch4" svg:x="1.317cm" svg:y="1.286cm" svg:width="11.944cm" svg:height="6.566cm">
          <chart:coordinate-region svg:x="2.164cm" svg:y="1.485cm" svg:width="10.698cm" svg:height="5.72cm"/>
          <chart:axis chart:dimension="x" chart:name="primary-x" chart:style-name="ch5" chartooo:axis-type="auto">
            <chart:title svg:x="5.882cm" svg:y="8.032cm" chart:style-name="ch6">
              <text:p><text:span text:style-name="T1">year of introduction</text:span></text:p>
            </chart:title>
            <chart:categories table:cell-range-address="Nvidia.A2:Nvidia.A6"/>
          </chart:axis>
          <chart:axis chart:dimension="y" chart:name="primary-y" chart:style-name="ch5">
            <chart:title svg:x="0.451cm" svg:y="5.244cm" chart:style-name="ch7">
              <text:p><text:span text:style-name="T1">TFLOPS</text:span></text:p>
            </chart:title>
            <chart:grid chart:style-name="ch8" chart:class="major"/>
          </chart:axis>
          <chart:series chart:style-name="ch9" chart:values-cell-range-address="Nvidia.C2:Nvidia.C6" chart:label-cell-address="Nvidia.C1:Nvidia.C1" chart:class="chart:scatter">
            <chart:domain table:cell-range-address="Nvidia.B2:Nvidia.B6"/>
            <chart:data-point chart:repeated="5"/>
          </chart:series>
          <chart:series chart:style-name="ch10" chart:values-cell-range-address="Nvidia.D2:Nvidia.D6" chart:label-cell-address="Nvidia.D1:Nvidia.D1" chart:class="chart:scatter">
            <chart:data-point chart:repeated="5"/>
          </chart:series>
          <chart:series chart:style-name="ch11" chart:values-cell-range-address="Nvidia.E2:Nvidia.E6" chart:label-cell-address="Nvidia.E1:Nvidia.E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alf</text:p>
                <draw:g>
                  <svg:desc>Nvidia.C1:Nvidia.C1</svg:desc>
                </draw:g>
              </table:table-cell>
              <table:table-cell office:value-type="string">
                <text:p>float</text:p>
                <draw:g>
                  <svg:desc>Nvidia.D1:Nvidia.D1</svg:desc>
                </draw:g>
              </table:table-cell>
              <table:table-cell office:value-type="string">
                <text:p>double</text:p>
                <draw:g>
                  <svg:desc>Nvidia.E1:Nvidia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eForce RTX 4090</text:p>
                <draw:g>
                  <svg:desc>Nvidia.A2:Nvidia.A6</svg:desc>
                </draw:g>
              </table:table-cell>
              <table:table-cell office:value-type="float" office:value="2022.75">
                <text:p>2022.75</text:p>
                <draw:g>
                  <svg:desc>Nvidia.B2:Nvidia.B6</svg:desc>
                </draw:g>
              </table:table-cell>
              <table:table-cell office:value-type="float" office:value="90.9">
                <text:p>90.9</text:p>
                <draw:g>
                  <svg:desc>Nvidia.C2:Nvidia.C6</svg:desc>
                </draw:g>
              </table:table-cell>
              <table:table-cell office:value-type="float" office:value="45.5">
                <text:p>45.5</text:p>
                <draw:g>
                  <svg:desc>Nvidia.D2:Nvidia.D6</svg:desc>
                </draw:g>
              </table:table-cell>
              <table:table-cell office:value-type="float" office:value="1.41">
                <text:p>1.41</text:p>
                <draw:g>
                  <svg:desc>Nvidia.E2:Nvidia.E6</svg:desc>
                </draw:g>
              </table:table-cell>
            </table:table-row>
            <table:table-row>
              <table:table-cell office:value-type="string">
                <text:p>GeForce RTX 2080 Ti</text:p>
              </table:table-cell>
              <table:table-cell office:value-type="float" office:value="2018.66666666667">
                <text:p>2018.66666666667</text:p>
              </table:table-cell>
              <table:table-cell office:value-type="float" office:value="32.3">
                <text:p>32.3</text:p>
              </table:table-cell>
              <table:table-cell office:value-type="float" office:value="15.1">
                <text:p>15.1</text:p>
              </table:table-cell>
              <table:table-cell office:value-type="float" office:value="0.501">
                <text:p>0.501</text:p>
              </table:table-cell>
            </table:table-row>
            <table:table-row>
              <table:table-cell office:value-type="string">
                <text:p>GeForce GTX 1080 Ti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NaN">
                <text:p>NaN</text:p>
              </table:table-cell>
              <table:table-cell office:value-type="float" office:value="10.4">
                <text:p>10.4</text:p>
              </table:table-cell>
              <table:table-cell office:value-type="float" office:value="0.401">
                <text:p>0.401</text:p>
              </table:table-cell>
            </table:table-row>
            <table:table-row>
              <table:table-cell office:value-type="string">
                <text:p>GeForce GTX 980 Ti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GeForce GTX 780 Ti</text:p>
              </table:table-cell>
              <table:table-cell office:value-type="float" office:value="2013.83333333333">
                <text:p>2013.83333333333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0.278">
                <text:p>0.2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0.4$Windows_X86_64 LibreOffice_project/48f00303701489684e67c38c28aff00cd5929e67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b-spline" chart:symbol-type="automatic" chart:include-hidden-cells="false" chart:auto-position="true" chart:auto-size="true" chart:treat-empty-cells="ignore" chart:spline-order="2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sterisk" chart:symbol-width="0.25cm" chart:symbol-height="0.25cm" chart:link-data-style-to-source="true" chart:label-position="top" loext:custom-leader-lines="false" style:rotation-angle="90"/>
      <style:graphic-properties draw:stroke="none" svg:stroke-width="0.08cm" svg:stroke-color="#000000" draw:fill-color="#000000"/>
      <style:text-properties style:text-outline="true" fo:font-size="10pt" style:font-size-asian="10pt" style:font-size-complex="10pt"/>
    </style:style>
    <style:style style:name="ch10" style:family="chart">
      <style:chart-properties chart:solid-type="cuboid" chart:symbol-type="named-symbol" chart:symbol-name="asterisk" chart:symbol-width="0.25cm" chart:symbol-height="0.25cm"/>
    </style:style>
    <style:style style:name="ch11" style:family="chart" style:data-style-name="N0">
      <style:chart-properties chart:symbol-type="none" chart:link-data-style-to-source="true" chart:data-label-number="none" chart:data-label-text="true" chart:data-label-symbol="false" chart:data-label-series="false" chart:label-position="left"/>
      <style:graphic-properties draw:stroke="none" svg:stroke-width="0.08cm" svg:stroke-color="#579d1c" draw:fill-color="#579d1c"/>
      <style:text-properties fo:font-size="10pt" fo:text-shadow="1pt 1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3333ff" draw:fill-color="#3333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8.1cm" svg:height="21.012cm" xlink:href=".." xlink:type="simple" chart:class="chart:scatter" chart:style-name="ch1">
        <chart:title svg:x="5.737cm" svg:y="0.555cm" chart:style-name="ch2">
          <text:p><text:span text:style-name="T1">Fastest Computer Performance</text:span></text:p>
        </chart:title>
        <chart:plot-area chart:style-name="ch3" svg:x="1.36cm" svg:y="1.768cm" svg:width="16.378cm" svg:height="17.856cm">
          <chart:coordinate-region svg:x="3.499cm" svg:y="1.967cm" svg:width="13.841cm" svg:height="17.01cm"/>
          <chart:axis chart:dimension="x" chart:name="primary-x" chart:style-name="ch4" chartooo:axis-type="auto">
            <chart:title svg:x="8.142cm" svg:y="20.045cm" chart:style-name="ch5">
              <text:p><text:span text:style-name="T2">year of introduction</text:span></text:p>
            </chart:title>
            <chart:categories table:cell-range-address="Supercomputers.B4:Supercomputers.B103"/>
          </chart:axis>
          <chart:axis chart:dimension="y" chart:name="primary-y" chart:style-name="ch6">
            <chart:title svg:x="0.552cm" svg:y="11.396cm" chart:style-name="ch7">
              <text:p><text:span text:style-name="T3">TFLOPS</text:span></text:p>
            </chart:title>
            <chart:grid chart:style-name="ch8" chart:class="major"/>
          </chart:axis>
          <chart:series chart:style-name="ch9" chart:values-cell-range-address="Supercomputers.F4:Supercomputers.F103" loext:hide-legend="true" chart:label-cell-address="Supercomputers.B3:Supercomputers.B3" chart:class="chart:scatter">
            <chart:domain table:cell-range-address="Supercomputers.A4:Supercomputers.A103"/>
            <chart:data-point/>
            <chart:data-point chart:style-name="ch10" chart:repeated="2"/>
            <chart:data-point chart:repeated="97"/>
          </chart:series>
          <chart:series chart:style-name="ch11" chart:values-cell-range-address="Supercomputers.F4:Supercomputers.F103" loext:hide-legend="true" chart:label-cell-address="CPU.P1:CPU.P1" chart:class="chart:scatter">
            <chart:data-point chart:repeated="100"/>
          </chart:series>
          <chart:series chart:style-name="ch12" chart:values-cell-range-address="Supercomputers.E4:Supercomputers.E103" chart:label-cell-address="Supercomputers.C2:Supercomputers.C2" chart:class="chart:scatter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ame</text:p>
                <draw:g>
                  <svg:desc>Supercomputers.B3:Supercomputers.B3</svg:desc>
                </draw:g>
              </table:table-cell>
              <table:table-cell office:value-type="string">
                <text:p>names displacement</text:p>
                <draw:g>
                  <svg:desc>CPU.P1:CPU.P1</svg:desc>
                </draw:g>
              </table:table-cell>
              <table:table-cell office:value-type="string">
                <text:p>Performance</text:p>
                <draw:g>
                  <svg:desc>Supercomputers.C2:Supercomputers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IAC</text:p>
                <draw:g>
                  <svg:desc>Supercomputers.B4:Supercomputers.B103</svg:desc>
                </draw:g>
              </table:table-cell>
              <table:table-cell office:value-type="float" office:value="1945">
                <text:p>1945</text:p>
                <draw:g>
                  <svg:desc>Supercomputers.A4:Supercomputers.A103</svg:desc>
                </draw:g>
              </table:table-cell>
              <table:table-cell office:value-type="float" office:value="0.0000000005">
                <text:p>0.0000000005</text:p>
                <draw:g>
                  <svg:desc>Supercomputers.F4:Supercomputers.F103</svg:desc>
                </draw:g>
              </table:table-cell>
              <table:table-cell office:value-type="float" office:value="0.0000000005">
                <text:p>0.0000000005</text:p>
                <draw:g>
                  <svg:desc>Supercomputers.F4:Supercomputers.F103</svg:desc>
                </draw:g>
              </table:table-cell>
              <table:table-cell office:value-type="float" office:value="0.0000000005">
                <text:p>0.0000000005</text:p>
                <draw:g>
                  <svg:desc>Supercomputers.E4:Supercomputers.E103</svg:desc>
                </draw:g>
              </table:table-cell>
            </table:table-row>
            <table:table-row>
              <table:table-cell office:value-type="string">
                <text:p>IBM 7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FLOPS: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tlas</text:p>
              </table:table-cell>
              <table:table-cell office:value-type="float" office:value="1962">
                <text:p>196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1964">
                <text:p>196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1969">
                <text:p>1969</text:p>
              </table:table-cell>
              <table:table-cell office:value-type="float" office:value="0.000036">
                <text:p>0.000036</text:p>
              </table:table-cell>
              <table:table-cell office:value-type="float" office:value="0.000036">
                <text:p>0.000036</text:p>
              </table:table-cell>
              <table:table-cell office:value-type="float" office:value="0.000036">
                <text:p>0.000036</text:p>
              </table:table-cell>
            </table:table-row>
            <table:table-row>
              <table:table-cell office:value-type="string">
                <text:p>STAR-100</text:p>
              </table:table-cell>
              <table:table-cell office:value-type="float" office:value="1974">
                <text:p>1974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Cray-1</text:p>
              </table:table-cell>
              <table:table-cell office:value-type="float" office:value="1976">
                <text:p>1976</text:p>
              </table:table-cell>
              <table:table-cell office:value-type="float" office:value="0.00016">
                <text:p>0.00016</text:p>
              </table:table-cell>
              <table:table-cell office:value-type="float" office:value="0.00016">
                <text:p>0.00016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Cyber 205</text:p>
              </table:table-cell>
              <table:table-cell office:value-type="float" office:value="1980">
                <text:p>1980</text:p>
              </table:table-cell>
              <table:table-cell office:value-type="float" office:value="0.0004">
                <text:p>0.0004</text:p>
              </table:table-cell>
              <table:table-cell office:value-type="float" office:value="0.0004">
                <text:p>0.0004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X-MP/4</text:p>
              </table:table-cell>
              <table:table-cell office:value-type="float" office:value="1983">
                <text:p>1983</text:p>
              </table:table-cell>
              <table:table-cell office:value-type="float" office:value="0.000713">
                <text:p>0.000713</text:p>
              </table:table-cell>
              <table:table-cell office:value-type="float" office:value="0.000713">
                <text:p>0.000713</text:p>
              </table:table-cell>
              <table:table-cell office:value-type="float" office:value="0.000713">
                <text:p>0.000713</text:p>
              </table:table-cell>
            </table:table-row>
            <table:table-row>
              <table:table-cell office:value-type="string">
                <text:p>GFLOPS: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ray-2</text:p>
              </table:table-cell>
              <table:table-cell office:value-type="float" office:value="1985">
                <text:p>1985</text:p>
              </table:table-cell>
              <table:table-cell office:value-type="float" office:value="0.00141">
                <text:p>0.00141</text:p>
              </table:table-cell>
              <table:table-cell office:value-type="float" office:value="0.00141">
                <text:p>0.00141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string">
                <text:p>Y-MP/832</text:p>
              </table:table-cell>
              <table:table-cell office:value-type="float" office:value="1988">
                <text:p>1988</text:p>
              </table:table-cell>
              <table:table-cell office:value-type="float" office:value="0.00214">
                <text:p>0.00214</text:p>
              </table:table-cell>
              <table:table-cell office:value-type="float" office:value="0.00214">
                <text:p>0.00214</text:p>
              </table:table-cell>
              <table:table-cell office:value-type="float" office:value="0.00214">
                <text:p>0.00214</text:p>
              </table:table-cell>
            </table:table-row>
            <table:table-row>
              <table:table-cell office:value-type="string">
                <text:p>VP2600/10</text:p>
              </table:table-cell>
              <table:table-cell office:value-type="float" office:value="1990">
                <text:p>1990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SX-3/44</text:p>
              </table:table-cell>
              <table:table-cell office:value-type="float" office:value="1992">
                <text:p>199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CM-5/1024</text:p>
              </table:table-cell>
              <table:table-cell office:value-type="float" office:value="1993">
                <text:p>1993</text:p>
              </table:table-cell>
              <table:table-cell office:value-type="float" office:value="0.0597">
                <text:p>0.0597</text:p>
              </table:table-cell>
              <table:table-cell office:value-type="float" office:value="0.0597">
                <text:p>0.0597</text:p>
              </table:table-cell>
              <table:table-cell office:value-type="float" office:value="0.0597">
                <text:p>0.0597</text:p>
              </table:table-cell>
            </table:table-row>
            <table:table-row>
              <table:table-cell office:value-type="string">
                <text:p>Numerical Wind Tunnel</text:p>
              </table:table-cell>
              <table:table-cell office:value-type="float" office:value="1993">
                <text:p>1993</text:p>
              </table:table-cell>
              <table:table-cell office:value-type="float" office:value="0.1242">
                <text:p>0.1242</text:p>
              </table:table-cell>
              <table:table-cell office:value-type="float" office:value="0.1242">
                <text:p>0.1242</text:p>
              </table:table-cell>
              <table:table-cell office:value-type="float" office:value="0.1242">
                <text:p>0.1242</text:p>
              </table:table-cell>
            </table:table-row>
            <table:table-row>
              <table:table-cell office:value-type="string">
                <text:p>Paragon XP/S 140</text:p>
              </table:table-cell>
              <table:table-cell office:value-type="float" office:value="1994">
                <text:p>1994</text:p>
              </table:table-cell>
              <table:table-cell office:value-type="float" office:value="0.1434">
                <text:p>0.1434</text:p>
              </table:table-cell>
              <table:table-cell office:value-type="float" office:value="0.1434">
                <text:p>0.1434</text:p>
              </table:table-cell>
              <table:table-cell office:value-type="float" office:value="0.1434">
                <text:p>0.1434</text:p>
              </table:table-cell>
            </table:table-row>
            <table:table-row>
              <table:table-cell office:value-type="string">
                <text:p>Numerical Wind Tunnel</text:p>
              </table:table-cell>
              <table:table-cell office:value-type="float" office:value="1994">
                <text:p>1994</text:p>
              </table:table-cell>
              <table:table-cell office:value-type="float" office:value="0.17">
                <text:p>0.17</text:p>
              </table:table-cell>
              <table:table-cell office:value-type="float" office:value="0.17">
                <text:p>0.1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SR2201</text:p>
              </table:table-cell>
              <table:table-cell office:value-type="float" office:value="1996">
                <text:p>1996</text:p>
              </table:table-cell>
              <table:table-cell office:value-type="float" office:value="0.2324">
                <text:p>0.2324</text:p>
              </table:table-cell>
              <table:table-cell office:value-type="float" office:value="0.2324">
                <text:p>0.2324</text:p>
              </table:table-cell>
              <table:table-cell office:value-type="float" office:value="0.2324">
                <text:p>0.2324</text:p>
              </table:table-cell>
            </table:table-row>
            <table:table-row>
              <table:table-cell office:value-type="string">
                <text:p>CP-PACS</text:p>
              </table:table-cell>
              <table:table-cell office:value-type="float" office:value="1996">
                <text:p>1996</text:p>
              </table:table-cell>
              <table:table-cell office:value-type="float" office:value="0.3682">
                <text:p>0.3682</text:p>
              </table:table-cell>
              <table:table-cell office:value-type="float" office:value="0.3682">
                <text:p>0.3682</text:p>
              </table:table-cell>
              <table:table-cell office:value-type="float" office:value="0.3682">
                <text:p>0.3682</text:p>
              </table:table-cell>
            </table:table-row>
            <table:table-row>
              <table:table-cell office:value-type="string">
                <text:p>TFLOPS: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SCI Red</text:p>
              </table:table-cell>
              <table:table-cell office:value-type="float" office:value="1997">
                <text:p>1997</text:p>
              </table:table-cell>
              <table:table-cell office:value-type="float" office:value="1.06">
                <text:p>1.06</text:p>
              </table:table-cell>
              <table:table-cell office:value-type="float" office:value="1.06">
                <text:p>1.0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ASCI White</text:p>
              </table:table-cell>
              <table:table-cell office:value-type="float" office:value="2000">
                <text:p>2000</text:p>
              </table:table-cell>
              <table:table-cell office:value-type="float" office:value="4.93">
                <text:p>4.93</text:p>
              </table:table-cell>
              <table:table-cell office:value-type="float" office:value="4.93">
                <text:p>4.93</text:p>
              </table:table-cell>
              <table:table-cell office:value-type="float" office:value="4.93">
                <text:p>4.93</text:p>
              </table:table-cell>
            </table:table-row>
            <table:table-row>
              <table:table-cell office:value-type="string">
                <text:p>ASCI White</text:p>
              </table:table-cell>
              <table:table-cell office:value-type="float" office:value="2001">
                <text:p>2001</text:p>
              </table:table-cell>
              <table:table-cell office:value-type="float" office:value="7.2">
                <text:p>7.2</text:p>
              </table:table-cell>
              <table:table-cell office:value-type="float" office:value="7.2">
                <text:p>7.2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Earth Simulator</text:p>
              </table:table-cell>
              <table:table-cell office:value-type="float" office:value="2002">
                <text:p>2002</text:p>
              </table:table-cell>
              <table:table-cell office:value-type="float" office:value="35.86">
                <text:p>35.86</text:p>
              </table:table-cell>
              <table:table-cell office:value-type="float" office:value="35.86">
                <text:p>35.86</text:p>
              </table:table-cell>
              <table:table-cell office:value-type="float" office:value="35.86">
                <text:p>35.86</text:p>
              </table:table-cell>
            </table:table-row>
            <table:table-row>
              <table:table-cell office:value-type="string">
                <text:p>Blue Gene/L</text:p>
              </table:table-cell>
              <table:table-cell office:value-type="float" office:value="2004">
                <text:p>2004</text:p>
              </table:table-cell>
              <table:table-cell office:value-type="float" office:value="70.72">
                <text:p>70.72</text:p>
              </table:table-cell>
              <table:table-cell office:value-type="float" office:value="70.72">
                <text:p>70.72</text:p>
              </table:table-cell>
              <table:table-cell office:value-type="float" office:value="70.72">
                <text:p>70.72</text:p>
              </table:table-cell>
            </table:table-row>
            <table:table-row>
              <table:table-cell office:value-type="string">
                <text:p>Blue Gene/L</text:p>
              </table:table-cell>
              <table:table-cell office:value-type="float" office:value="2005">
                <text:p>2005</text:p>
              </table:table-cell>
              <table:table-cell office:value-type="float" office:value="136.8">
                <text:p>136.8</text:p>
              </table:table-cell>
              <table:table-cell office:value-type="float" office:value="136.8">
                <text:p>136.8</text:p>
              </table:table-cell>
              <table:table-cell office:value-type="float" office:value="136.8">
                <text:p>136.8</text:p>
              </table:table-cell>
            </table:table-row>
            <table:table-row>
              <table:table-cell office:value-type="string">
                <text:p>Blue Gene/L</text:p>
              </table:table-cell>
              <table:table-cell office:value-type="float" office:value="2005">
                <text:p>2005</text:p>
              </table:table-cell>
              <table:table-cell office:value-type="float" office:value="280.6">
                <text:p>280.6</text:p>
              </table:table-cell>
              <table:table-cell office:value-type="float" office:value="280.6">
                <text:p>280.6</text:p>
              </table:table-cell>
              <table:table-cell office:value-type="float" office:value="280.6">
                <text:p>280.6</text:p>
              </table:table-cell>
            </table:table-row>
            <table:table-row>
              <table:table-cell office:value-type="string">
                <text:p>Blue Gene/L</text:p>
              </table:table-cell>
              <table:table-cell office:value-type="float" office:value="2007">
                <text:p>2007</text:p>
              </table:table-cell>
              <table:table-cell office:value-type="float" office:value="478.2">
                <text:p>478.2</text:p>
              </table:table-cell>
              <table:table-cell office:value-type="float" office:value="478.2">
                <text:p>478.2</text:p>
              </table:table-cell>
              <table:table-cell office:value-type="float" office:value="478.2">
                <text:p>478.2</text:p>
              </table:table-cell>
            </table:table-row>
            <table:table-row>
              <table:table-cell office:value-type="string">
                <text:p>PFLOPS: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adrunner</text:p>
              </table:table-cell>
              <table:table-cell office:value-type="float" office:value="2008">
                <text:p>2008</text:p>
              </table:table-cell>
              <table:table-cell office:value-type="float" office:value="1020">
                <text:p>1020</text:p>
              </table:table-cell>
              <table:table-cell office:value-type="float" office:value="1020">
                <text:p>1020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Roadrunner</text:p>
              </table:table-cell>
              <table:table-cell office:value-type="float" office:value="2008">
                <text:p>2008</text:p>
              </table:table-cell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Jaguar</text:p>
              </table:table-cell>
              <table:table-cell office:value-type="float" office:value="2009">
                <text:p>2009</text:p>
              </table:table-cell>
              <table:table-cell office:value-type="float" office:value="1750">
                <text:p>1750</text:p>
              </table:table-cell>
              <table:table-cell office:value-type="float" office:value="1750">
                <text:p>1750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Tianhe-1A</text:p>
              </table:table-cell>
              <table:table-cell office:value-type="float" office:value="2010">
                <text:p>2010</text:p>
              </table:table-cell>
              <table:table-cell office:value-type="float" office:value="2570">
                <text:p>2570</text:p>
              </table:table-cell>
              <table:table-cell office:value-type="float" office:value="2570">
                <text:p>2570</text:p>
              </table:table-cell>
              <table:table-cell office:value-type="float" office:value="2570">
                <text:p>2570</text:p>
              </table:table-cell>
            </table:table-row>
            <table:table-row>
              <table:table-cell office:value-type="string">
                <text:p>K computer</text:p>
              </table:table-cell>
              <table:table-cell office:value-type="float" office:value="2011">
                <text:p>2011</text:p>
              </table:table-cell>
              <table:table-cell office:value-type="float" office:value="10510">
                <text:p>10510</text:p>
              </table:table-cell>
              <table:table-cell office:value-type="float" office:value="10510">
                <text:p>10510</text:p>
              </table:table-cell>
              <table:table-cell office:value-type="float" office:value="10510">
                <text:p>10510</text:p>
              </table:table-cell>
            </table:table-row>
            <table:table-row>
              <table:table-cell office:value-type="string">
                <text:p>Sequoia (Blue Gene/Q)</text:p>
              </table:table-cell>
              <table:table-cell office:value-type="float" office:value="2012">
                <text:p>2012</text:p>
              </table:table-cell>
              <table:table-cell office:value-type="float" office:value="16320">
                <text:p>16320</text:p>
              </table:table-cell>
              <table:table-cell office:value-type="float" office:value="16320">
                <text:p>16320</text:p>
              </table:table-cell>
              <table:table-cell office:value-type="float" office:value="16320">
                <text:p>16320</text:p>
              </table:table-cell>
            </table:table-row>
            <table:table-row>
              <table:table-cell office:value-type="string">
                <text:p>Titan</text:p>
              </table:table-cell>
              <table:table-cell office:value-type="float" office:value="2012">
                <text:p>2012</text:p>
              </table:table-cell>
              <table:table-cell office:value-type="float" office:value="17590">
                <text:p>17590</text:p>
              </table:table-cell>
              <table:table-cell office:value-type="float" office:value="17590">
                <text:p>17590</text:p>
              </table:table-cell>
              <table:table-cell office:value-type="float" office:value="17590">
                <text:p>17590</text:p>
              </table:table-cell>
            </table:table-row>
            <table:table-row>
              <table:table-cell office:value-type="string">
                <text:p>Tianhe-2</text:p>
              </table:table-cell>
              <table:table-cell office:value-type="float" office:value="2013">
                <text:p>2013</text:p>
              </table:table-cell>
              <table:table-cell office:value-type="float" office:value="33860">
                <text:p>33860</text:p>
              </table:table-cell>
              <table:table-cell office:value-type="float" office:value="33860">
                <text:p>33860</text:p>
              </table:table-cell>
              <table:table-cell office:value-type="float" office:value="33860">
                <text:p>33860</text:p>
              </table:table-cell>
            </table:table-row>
            <table:table-row>
              <table:table-cell office:value-type="string">
                <text:p>Sunway TaihuLight</text:p>
              </table:table-cell>
              <table:table-cell office:value-type="float" office:value="2016">
                <text:p>2016</text:p>
              </table:table-cell>
              <table:table-cell office:value-type="float" office:value="93010">
                <text:p>93010</text:p>
              </table:table-cell>
              <table:table-cell office:value-type="float" office:value="93010">
                <text:p>93010</text:p>
              </table:table-cell>
              <table:table-cell office:value-type="float" office:value="93010">
                <text:p>93010</text:p>
              </table:table-cell>
            </table:table-row>
            <table:table-row>
              <table:table-cell office:value-type="string">
                <text:p>Summit</text:p>
              </table:table-cell>
              <table:table-cell office:value-type="float" office:value="2018">
                <text:p>2018</text:p>
              </table:table-cell>
              <table:table-cell office:value-type="float" office:value="122300">
                <text:p>122300</text:p>
              </table:table-cell>
              <table:table-cell office:value-type="float" office:value="122300">
                <text:p>122300</text:p>
              </table:table-cell>
              <table:table-cell office:value-type="float" office:value="122300">
                <text:p>122300</text:p>
              </table:table-cell>
            </table:table-row>
            <table:table-row>
              <table:table-cell office:value-type="string">
                <text:p>Summit</text:p>
              </table:table-cell>
              <table:table-cell office:value-type="float" office:value="2019">
                <text:p>2019</text:p>
              </table:table-cell>
              <table:table-cell office:value-type="float" office:value="148600">
                <text:p>148600</text:p>
              </table:table-cell>
              <table:table-cell office:value-type="float" office:value="148600">
                <text:p>148600</text:p>
              </table:table-cell>
              <table:table-cell office:value-type="float" office:value="148600">
                <text:p>148600</text:p>
              </table:table-cell>
            </table:table-row>
            <table:table-row>
              <table:table-cell office:value-type="string">
                <text:p>Fugaku</text:p>
              </table:table-cell>
              <table:table-cell office:value-type="float" office:value="2020">
                <text:p>2020</text:p>
              </table:table-cell>
              <table:table-cell office:value-type="float" office:value="415530">
                <text:p>415530</text:p>
              </table:table-cell>
              <table:table-cell office:value-type="float" office:value="415530">
                <text:p>415530</text:p>
              </table:table-cell>
              <table:table-cell office:value-type="float" office:value="415530">
                <text:p>415530</text:p>
              </table:table-cell>
            </table:table-row>
            <table:table-row>
              <table:table-cell office:value-type="string">
                <text:p>Fugaku</text:p>
              </table:table-cell>
              <table:table-cell office:value-type="float" office:value="2020">
                <text:p>2020</text:p>
              </table:table-cell>
              <table:table-cell office:value-type="float" office:value="442010">
                <text:p>442010</text:p>
              </table:table-cell>
              <table:table-cell office:value-type="float" office:value="442010">
                <text:p>442010</text:p>
              </table:table-cell>
              <table:table-cell office:value-type="float" office:value="442010">
                <text:p>442010</text:p>
              </table:table-cell>
            </table:table-row>
            <table:table-row>
              <table:table-cell office:value-type="string">
                <text:p>EFLOPS: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ontier</text:p>
              </table:table-cell>
              <table:table-cell office:value-type="float" office:value="2022">
                <text:p>2022</text:p>
              </table:table-cell>
              <table:table-cell office:value-type="float" office:value="1102000">
                <text:p>1102000</text:p>
              </table:table-cell>
              <table:table-cell office:value-type="float" office:value="1102000">
                <text:p>1102000</text:p>
              </table:table-cell>
              <table:table-cell office:value-type="float" office:value="1102000">
                <text:p>1102000</text:p>
              </table:table-cell>
            </table:table-row>
            <table:table-row>
              <table:table-cell office:value-type="string">
                <text:p>Frontier</text:p>
              </table:table-cell>
              <table:table-cell office:value-type="float" office:value="2023">
                <text:p>2023</text:p>
              </table:table-cell>
              <table:table-cell office:value-type="float" office:value="1194000">
                <text:p>1194000</text:p>
              </table:table-cell>
              <table:table-cell office:value-type="float" office:value="1194000">
                <text:p>1194000</text:p>
              </table:table-cell>
              <table:table-cell office:value-type="float" office:value="1194000">
                <text:p>1194000</text:p>
              </table:table-cell>
            </table:table-row>
            <table:table-row>
              <table:table-cell office:value-type="string">
                <text:p>Frontier</text:p>
              </table:table-cell>
              <table:table-cell office:value-type="float" office:value="2024">
                <text:p>2024</text:p>
              </table:table-cell>
              <table:table-cell office:value-type="float" office:value="1206000">
                <text:p>1206000</text:p>
              </table:table-cell>
              <table:table-cell office:value-type="float" office:value="1206000">
                <text:p>1206000</text:p>
              </table:table-cell>
              <table:table-cell office:value-type="float" office:value="1206000">
                <text:p>1206000</text:p>
              </table:table-cell>
            </table:table-row>
            <table:table-row>
              <table:table-cell office:value-type="string">
                <text:p>El Capitan</text:p>
              </table:table-cell>
              <table:table-cell office:value-type="float" office:value="2024">
                <text:p>2024</text:p>
              </table:table-cell>
              <table:table-cell office:value-type="float" office:value="1742000">
                <text:p>1742000</text:p>
              </table:table-cell>
              <table:table-cell office:value-type="float" office:value="1742000">
                <text:p>1742000</text:p>
              </table:table-cell>
              <table:table-cell office:value-type="float" office:value="1742000">
                <text:p>1742000</text:p>
              </table:table-cell>
            </table:table-row>
            <table:table-row>
              <table:table-cell office:value-type="string">
                <text:p>El Capitan</text:p>
              </table:table-cell>
              <table:table-cell office:value-type="float" office:value="2025">
                <text:p>2025</text:p>
              </table:table-cell>
              <table:table-cell office:value-type="float" office:value="1809000">
                <text:p>1809000</text:p>
              </table:table-cell>
              <table:table-cell office:value-type="float" office:value="1809000">
                <text:p>1809000</text:p>
              </table:table-cell>
              <table:table-cell office:value-type="float" office:value="1809000">
                <text:p>18090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0.4$Windows_X86_64 LibreOffice_project/48f00303701489684e67c38c28aff00cd5929e67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b-spline" chart:symbol-type="automatic" chart:include-hidden-cells="false" chart:auto-position="true" chart:auto-size="true" chart:treat-empty-cells="ignore" chart:spline-order="1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data-label-number="none" chart:data-label-text="true" chart:data-label-symbol="false" chart:data-label-series="false" chart:label-position="top" loext:custom-leader-lines="false" style:rotation-angle="90"/>
      <style:graphic-properties draw:stroke="none" svg:stroke-width="0.08cm" svg:stroke-color="#000000" draw:fill-color="#000000"/>
      <style:text-properties style:text-outline="true" fo:font-size="10pt" style:font-size-asian="10pt" style:font-size-complex="10pt"/>
    </style:style>
    <style:style style:name="ch12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5.997cm" svg:height="8.989cm" xlink:href=".." xlink:type="simple" chart:class="chart:scatter" chart:style-name="ch1">
        <chart:title svg:x="4.291cm" svg:y="0.314cm" chart:style-name="ch2">
          <text:p><text:span text:style-name="T1">Nvidia Graphics Cards Performance</text:span></text:p>
        </chart:title>
        <chart:legend chart:legend-position="end" svg:x="13.58cm" svg:y="3.697cm" style:legend-expansion="high" chart:style-name="ch3"/>
        <chart:plot-area chart:style-name="ch4" svg:x="1.317cm" svg:y="1.286cm" svg:width="11.944cm" svg:height="6.556cm">
          <chart:coordinate-region svg:x="2.165cm" svg:y="1.485cm" svg:width="10.698cm" svg:height="5.71cm"/>
          <chart:axis chart:dimension="x" chart:name="primary-x" chart:style-name="ch5" chartooo:axis-type="auto">
            <chart:title svg:x="5.882cm" svg:y="8.022cm" chart:style-name="ch6">
              <text:p><text:span text:style-name="T2">year of introduction</text:span></text:p>
            </chart:title>
            <chart:categories table:cell-range-address="Nvidia.A2:Nvidia.A13"/>
          </chart:axis>
          <chart:axis chart:dimension="y" chart:name="primary-y" chart:style-name="ch7">
            <chart:title svg:x="0.451cm" svg:y="5.239cm" chart:style-name="ch8">
              <text:p><text:span text:style-name="T2">TFLOPS</text:span></text:p>
            </chart:title>
            <chart:grid chart:style-name="ch9" chart:class="major"/>
          </chart:axis>
          <chart:series chart:style-name="ch10" chart:values-cell-range-address="Nvidia.C2:Nvidia.C13" chart:label-cell-address="Nvidia.C1:Nvidia.C1" chart:class="chart:scatter">
            <chart:domain table:cell-range-address="Nvidia.B2:Nvidia.B13"/>
            <chart:data-point chart:repeated="12"/>
          </chart:series>
          <chart:series chart:style-name="ch11" chart:values-cell-range-address="Nvidia.H2:Nvidia.H13" loext:hide-legend="true" chart:label-cell-address="Nvidia.H1:Nvidia.H1" chart:class="chart:scatter">
            <chart:domain table:cell-range-address="Nvidia.G2:Nvidia.G13"/>
            <chart:data-point chart:repeated="12"/>
          </chart:series>
          <chart:series chart:style-name="ch12" chart:values-cell-range-address="Nvidia.F2:Nvidia.F13" loext:hide-legend="true" chart:label-cell-address="Nvidia.F1:Nvidia.F1" chart:class="chart:scatter">
            <chart:data-point chart:repeated="12"/>
          </chart:series>
          <chart:series chart:style-name="ch13" chart:values-cell-range-address="Nvidia.D2:Nvidia.D13" chart:label-cell-address="Nvidia.D1:Nvidia.D1" chart:class="chart:scatter">
            <chart:data-point chart:repeated="12"/>
          </chart:series>
          <chart:series chart:style-name="ch14" chart:values-cell-range-address="Nvidia.E2:Nvidia.E13" chart:label-cell-address="Nvidia.E1:Nvidia.E1" chart:class="chart:scatter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alf</text:p>
                <draw:g>
                  <svg:desc>Nvidia.C1:Nvidia.C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names</text:p>
                <draw:g>
                  <svg:desc>Nvidia.H1:Nvidia.H1</svg:desc>
                </draw:g>
              </table:table-cell>
              <table:table-cell office:value-type="string">
                <text:p>points</text:p>
                <draw:g>
                  <svg:desc>Nvidia.F1:Nvidia.F1</svg:desc>
                </draw:g>
              </table:table-cell>
              <table:table-cell office:value-type="string">
                <text:p>float</text:p>
                <draw:g>
                  <svg:desc>Nvidia.D1:Nvidia.D1</svg:desc>
                </draw:g>
              </table:table-cell>
              <table:table-cell office:value-type="string">
                <text:p>double</text:p>
                <draw:g>
                  <svg:desc>Nvidia.E1:Nvidia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eForce RTX 4090</text:p>
                <draw:g>
                  <svg:desc>Nvidia.A2:Nvidia.A13</svg:desc>
                </draw:g>
              </table:table-cell>
              <table:table-cell office:value-type="float" office:value="2022.75">
                <text:p>2022.75</text:p>
                <draw:g>
                  <svg:desc>Nvidia.B2:Nvidia.B13</svg:desc>
                </draw:g>
              </table:table-cell>
              <table:table-cell office:value-type="float" office:value="90.9">
                <text:p>90.9</text:p>
                <draw:g>
                  <svg:desc>Nvidia.C2:Nvidia.C13</svg:desc>
                </draw:g>
              </table:table-cell>
              <table:table-cell office:value-type="float" office:value="2023.1">
                <text:p>2023.1</text:p>
                <draw:g>
                  <svg:desc>Nvidia.G2:Nvidia.G13</svg:desc>
                </draw:g>
              </table:table-cell>
              <table:table-cell office:value-type="float" office:value="0">
                <text:p>0</text:p>
                <draw:g>
                  <svg:desc>Nvidia.H2:Nvidia.H13</svg:desc>
                </draw:g>
              </table:table-cell>
              <table:table-cell office:value-type="float" office:value="0">
                <text:p>0</text:p>
                <draw:g>
                  <svg:desc>Nvidia.F2:Nvidia.F13</svg:desc>
                </draw:g>
              </table:table-cell>
              <table:table-cell office:value-type="float" office:value="45.5">
                <text:p>45.5</text:p>
                <draw:g>
                  <svg:desc>Nvidia.D2:Nvidia.D13</svg:desc>
                </draw:g>
              </table:table-cell>
              <table:table-cell office:value-type="float" office:value="1.41">
                <text:p>1.41</text:p>
                <draw:g>
                  <svg:desc>Nvidia.E2:Nvidia.E13</svg:desc>
                </draw:g>
              </table:table-cell>
            </table:table-row>
            <table:table-row>
              <table:table-cell office:value-type="string">
                <text:p>GeForce RTX 2080 Ti</text:p>
              </table:table-cell>
              <table:table-cell office:value-type="float" office:value="2018.66666666667">
                <text:p>2018.66666666667</text:p>
              </table:table-cell>
              <table:table-cell office:value-type="float" office:value="32.3">
                <text:p>32.3</text:p>
              </table:table-cell>
              <table:table-cell office:value-type="float" office:value="2018.66666666667">
                <text:p>2018.66666666667</text:p>
              </table:table-cell>
              <table:table-cell office:value-type="float" office:value="36.3">
                <text:p>36.3</text:p>
              </table:table-cell>
              <table:table-cell office:value-type="float" office:value="0">
                <text:p>0</text:p>
              </table:table-cell>
              <table:table-cell office:value-type="float" office:value="15.1">
                <text:p>15.1</text:p>
              </table:table-cell>
              <table:table-cell office:value-type="float" office:value="0.501">
                <text:p>0.501</text:p>
              </table:table-cell>
            </table:table-row>
            <table:table-row>
              <table:table-cell office:value-type="string">
                <text:p>GeForce GTX 1080 Ti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NaN">
                <text:p>NaN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  <table:table-cell office:value-type="float" office:value="10.4">
                <text:p>10.4</text:p>
              </table:table-cell>
              <table:table-cell office:value-type="float" office:value="0.401">
                <text:p>0.401</text:p>
              </table:table-cell>
            </table:table-row>
            <table:table-row>
              <table:table-cell office:value-type="string">
                <text:p>GeForce GTX 980 Ti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NaN">
                <text:p>NaN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5.1">
                <text:p>5.1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GeForce GTX 780 Ti</text:p>
              </table:table-cell>
              <table:table-cell office:value-type="float" office:value="2013.83333333333">
                <text:p>2013.83333333333</text:p>
              </table:table-cell>
              <table:table-cell office:value-type="float" office:value="NaN">
                <text:p>NaN</text:p>
              </table:table-cell>
              <table:table-cell office:value-type="float" office:value="2013.83333333333">
                <text:p>2013.83333333333</text:p>
              </table:table-cell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  <table:table-cell office:value-type="float" office:value="3.4">
                <text:p>3.4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GeForce GTX 680</text:p>
              </table:table-cell>
              <table:table-cell office:value-type="float" office:value="2012.16666666667">
                <text:p>2012.16666666667</text:p>
              </table:table-cell>
              <table:table-cell office:value-type="float" office:value="NaN">
                <text:p>NaN</text:p>
              </table:table-cell>
              <table:table-cell office:value-type="float" office:value="2012.16666666667">
                <text:p>2012.16666666667</text:p>
              </table:table-cell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0.4$Windows_X86_64 LibreOffice_project/48f00303701489684e67c38c28aff00cd5929e67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b-spline" chart:symbol-type="automatic" chart:include-hidden-cells="false" chart:auto-position="true" chart:auto-size="true" chart:treat-empty-cells="ignore" chart:spline-order="2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data-label-number="none" chart:data-label-text="true" chart:data-label-symbol="false" chart:data-label-series="false" chart:label-position="top" loext:custom-leader-lines="false" style:rotation-angle="90"/>
      <style:graphic-properties draw:stroke="none" svg:stroke-width="0.08cm" svg:stroke-color="#000000" draw:fill-color="#000000"/>
      <style:text-properties style:text-outline="true"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5.997cm" svg:height="8.999cm" xlink:href=".." xlink:type="simple" chart:class="chart:scatter" chart:style-name="ch1">
        <chart:title svg:x="4.338cm" svg:y="0.314cm" chart:style-name="ch2">
          <text:p><text:span text:style-name="T1">AMD Graphics Cards Performance</text:span></text:p>
        </chart:title>
        <chart:legend chart:legend-position="end" svg:x="13.58cm" svg:y="3.702cm" style:legend-expansion="high" chart:style-name="ch3"/>
        <chart:plot-area chart:style-name="ch4" svg:x="1.317cm" svg:y="1.286cm" svg:width="11.944cm" svg:height="6.566cm">
          <chart:coordinate-region svg:x="1.966cm" svg:y="1.485cm" svg:width="10.897cm" svg:height="5.72cm"/>
          <chart:axis chart:dimension="x" chart:name="primary-x" chart:style-name="ch5" chartooo:axis-type="auto">
            <chart:title svg:x="5.882cm" svg:y="8.032cm" chart:style-name="ch6">
              <text:p><text:span text:style-name="T2">year of introduction</text:span></text:p>
            </chart:title>
            <chart:categories table:cell-range-address="AMD.A2:AMD.A14"/>
          </chart:axis>
          <chart:axis chart:dimension="y" chart:name="primary-y" chart:style-name="ch7">
            <chart:title svg:x="0.451cm" svg:y="5.244cm" chart:style-name="ch8">
              <text:p><text:span text:style-name="T2">TFLOPS</text:span></text:p>
            </chart:title>
            <chart:grid chart:style-name="ch9" chart:class="major"/>
          </chart:axis>
          <chart:series chart:style-name="ch10" chart:values-cell-range-address="AMD.C2:AMD.C14" chart:label-cell-address="AMD.C1:AMD.C1" chart:class="chart:scatter">
            <chart:domain table:cell-range-address="AMD.B2:AMD.B14"/>
            <chart:data-point chart:repeated="13"/>
          </chart:series>
          <chart:series chart:style-name="ch11" chart:values-cell-range-address="AMD.H2:AMD.H14" loext:hide-legend="true" chart:label-cell-address="AMD.H1:AMD.H1" chart:class="chart:scatter">
            <chart:domain table:cell-range-address="AMD.G2:AMD.G14"/>
            <chart:data-point chart:repeated="2"/>
            <chart:data-point chart:style-name="ch12" chart:repeated="2"/>
            <chart:data-point chart:repeated="9"/>
          </chart:series>
          <chart:series chart:style-name="ch13" chart:values-cell-range-address="AMD.F2:AMD.F14" loext:hide-legend="true" chart:label-cell-address="AMD.F1:AMD.F1" chart:class="chart:scatter">
            <chart:data-point chart:repeated="13"/>
          </chart:series>
          <chart:series chart:style-name="ch14" chart:values-cell-range-address="AMD.D2:AMD.D14" chart:label-cell-address="AMD.D1:AMD.D1" chart:class="chart:scatter">
            <chart:data-point chart:repeated="13"/>
          </chart:series>
          <chart:series chart:style-name="ch15" chart:values-cell-range-address="AMD.E2:AMD.E14" chart:label-cell-address="AMD.E1:AMD.E1" chart:class="chart:scatter">
            <chart:data-point chart:repeated="1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alf</text:p>
                <draw:g>
                  <svg:desc>AMD.C1:AMD.C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names</text:p>
                <draw:g>
                  <svg:desc>AMD.H1:AMD.H1</svg:desc>
                </draw:g>
              </table:table-cell>
              <table:table-cell office:value-type="string">
                <text:p>points</text:p>
                <draw:g>
                  <svg:desc>AMD.F1:AMD.F1</svg:desc>
                </draw:g>
              </table:table-cell>
              <table:table-cell office:value-type="string">
                <text:p>float</text:p>
                <draw:g>
                  <svg:desc>AMD.D1:AMD.D1</svg:desc>
                </draw:g>
              </table:table-cell>
              <table:table-cell office:value-type="string">
                <text:p>double</text:p>
                <draw:g>
                  <svg:desc>AMD.E1:AMD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deon RX 9070 XT</text:p>
                <draw:g>
                  <svg:desc>AMD.A2:AMD.A14</svg:desc>
                </draw:g>
              </table:table-cell>
              <table:table-cell office:value-type="float" office:value="2025.16666666667">
                <text:p>2025.16666666667</text:p>
                <draw:g>
                  <svg:desc>AMD.B2:AMD.B14</svg:desc>
                </draw:g>
              </table:table-cell>
              <table:table-cell office:value-type="float" office:value="26.1">
                <text:p>26.1</text:p>
                <draw:g>
                  <svg:desc>AMD.C2:AMD.C14</svg:desc>
                </draw:g>
              </table:table-cell>
              <table:table-cell office:value-type="float" office:value="2025.41666666667">
                <text:p>2025.41666666667</text:p>
                <draw:g>
                  <svg:desc>AMD.G2:AMD.G14</svg:desc>
                </draw:g>
              </table:table-cell>
              <table:table-cell office:value-type="float" office:value="3">
                <text:p>3</text:p>
                <draw:g>
                  <svg:desc>AMD.H2:AMD.H14</svg:desc>
                </draw:g>
              </table:table-cell>
              <table:table-cell office:value-type="float" office:value="0">
                <text:p>0</text:p>
                <draw:g>
                  <svg:desc>AMD.F2:AMD.F14</svg:desc>
                </draw:g>
              </table:table-cell>
              <table:table-cell office:value-type="float" office:value="21.3">
                <text:p>21.3</text:p>
                <draw:g>
                  <svg:desc>AMD.D2:AMD.D14</svg:desc>
                </draw:g>
              </table:table-cell>
              <table:table-cell office:value-type="float" office:value="0.832">
                <text:p>0.832</text:p>
                <draw:g>
                  <svg:desc>AMD.E2:AMD.E14</svg:desc>
                </draw:g>
              </table:table-cell>
            </table:table-row>
            <table:table-row>
              <table:table-cell office:value-type="string">
                <text:p>Radeon RX 7900 XTX</text:p>
              </table:table-cell>
              <table:table-cell office:value-type="float" office:value="2022.91666666667">
                <text:p>2022.91666666667</text:p>
              </table:table-cell>
              <table:table-cell office:value-type="float" office:value="28.6">
                <text:p>28.6</text:p>
              </table:table-cell>
              <table:table-cell office:value-type="float" office:value="2023.16666666667">
                <text:p>2023.1666666666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9.4">
                <text:p>29.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Radeon RX 6950 XT</text:p>
              </table:table-cell>
              <table:table-cell office:value-type="float" office:value="2022.33333333333">
                <text:p>2022.33333333333</text:p>
              </table:table-cell>
              <table:table-cell office:value-type="float" office:value="52.6">
                <text:p>52.6</text:p>
              </table:table-cell>
              <table:table-cell office:value-type="float" office:value="2022.08333333333">
                <text:p>2022.0833333333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7.2">
                <text:p>27.2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Radeon RX 5700 XT</text:p>
              </table:table-cell>
              <table:table-cell office:value-type="float" office:value="2019.5">
                <text:p>2019.5</text:p>
              </table:table-cell>
              <table:table-cell office:value-type="float" office:value="18.4">
                <text:p>18.4</text:p>
              </table:table-cell>
              <table:table-cell office:value-type="float" office:value="2019.5">
                <text:p>2019.5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9.96">
                <text:p>9.96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adeon RX 590</text:p>
              </table:table-cell>
              <table:table-cell office:value-type="float" office:value="2018.83333333333">
                <text:p>2018.83333333333</text:p>
              </table:table-cell>
              <table:table-cell office:value-type="float" office:value="NaN">
                <text:p>NaN</text:p>
              </table:table-cell>
              <table:table-cell office:value-type="float" office:value="2018.83333333333">
                <text:p>2018.83333333333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7.13">
                <text:p>7.13</text:p>
              </table:table-cell>
              <table:table-cell office:value-type="float" office:value="0.443">
                <text:p>0.443</text:p>
              </table:table-cell>
            </table:table-row>
            <table:table-row>
              <table:table-cell office:value-type="string">
                <text:p>Radeon RX Vega 64 Liquid</text:p>
              </table:table-cell>
              <table:table-cell office:value-type="float" office:value="2017.58333333333">
                <text:p>2017.58333333333</text:p>
              </table:table-cell>
              <table:table-cell office:value-type="float" office:value="13.2">
                <text:p>13.2</text:p>
              </table:table-cell>
              <table:table-cell office:value-type="float" office:value="2017.58333333333">
                <text:p>2017.58333333333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4.3">
                <text:p>14.3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>Radeon RX 480</text:p>
              </table:table-cell>
              <table:table-cell office:value-type="float" office:value="2016.41666666667">
                <text:p>2016.41666666667</text:p>
              </table:table-cell>
              <table:table-cell office:value-type="float" office:value="NaN">
                <text:p>NaN</text:p>
              </table:table-cell>
              <table:table-cell office:value-type="float" office:value="2016.41666666667">
                <text:p>2016.4166666666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5.9">
                <text:p>5.9</text:p>
              </table:table-cell>
              <table:table-cell office:value-type="float" office:value="0.366">
                <text:p>0.366</text:p>
              </table:table-cell>
            </table:table-row>
            <table:table-row>
              <table:table-cell office:value-type="string">
                <text:p>Radeon R9 Fury X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NaN">
                <text:p>NaN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8.31">
                <text:p>8.31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Radeon R9 290X</text:p>
              </table:table-cell>
              <table:table-cell office:value-type="float" office:value="2013.75">
                <text:p>2013.75</text:p>
              </table:table-cell>
              <table:table-cell office:value-type="float" office:value="NaN">
                <text:p>NaN</text:p>
              </table:table-cell>
              <table:table-cell office:value-type="float" office:value="2013.75">
                <text:p>2013.7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5.28">
                <text:p>5.28</text:p>
              </table:table-cell>
              <table:table-cell office:value-type="float" office:value="0.653">
                <text:p>0.653</text:p>
              </table:table-cell>
            </table:table-row>
            <table:table-row>
              <table:table-cell office:value-type="string">
                <text:p>Radeon HD 7970 GHz Edition</text:p>
              </table:table-cell>
              <table:table-cell office:value-type="float" office:value="2012.41666666667">
                <text:p>2012.41666666667</text:p>
              </table:table-cell>
              <table:table-cell office:value-type="float" office:value="NaN">
                <text:p>NaN</text:p>
              </table:table-cell>
              <table:table-cell office:value-type="float" office:value="2012.41666666667">
                <text:p>2012.4166666666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.87">
                <text:p>3.87</text:p>
              </table:table-cell>
              <table:table-cell office:value-type="float" office:value="0.987">
                <text:p>0.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0.4$Windows_X86_64 LibreOffice_project/48f00303701489684e67c38c28aff00cd5929e67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b-spline" chart:symbol-type="automatic" chart:include-hidden-cells="false" chart:auto-position="true" chart:auto-size="true" chart:treat-empty-cells="ignore" chart:spline-order="2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sterisk" chart:symbol-width="0.25cm" chart:symbol-height="0.25cm" chart:link-data-style-to-source="true" chart:label-position="top" loext:custom-leader-lines="false" style:rotation-angle="90"/>
      <style:graphic-properties draw:stroke="none" svg:stroke-width="0.08cm" svg:stroke-color="#000000" draw:fill-color="#000000"/>
      <style:text-properties style:text-outline="true" fo:font-size="10pt" style:font-size-asian="10pt" style:font-size-complex="10pt"/>
    </style:style>
    <style:style style:name="ch11" style:family="chart">
      <style:chart-properties chart:solid-type="cuboid" chart:symbol-type="named-symbol" chart:symbol-name="asterisk" chart:symbol-width="0.25cm" chart:symbol-height="0.25cm"/>
    </style:style>
    <style:style style:name="ch12" style:family="chart" style:data-style-name="N0">
      <style:chart-properties chart:symbol-type="none" chart:link-data-style-to-source="true" chart:data-label-number="none" chart:data-label-text="true" chart:data-label-symbol="false" chart:data-label-series="false" chart:label-position="top" style:rotation-angle="90"/>
      <style:graphic-properties draw:stroke="none" svg:stroke-width="0.08cm" svg:stroke-color="#579d1c" draw:fill-color="#579d1c"/>
      <style:text-properties fo:font-size="10pt" fo:text-shadow="1pt 1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d4d" draw:fill-color="#ff4d4d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3333ff" draw:fill-color="#3333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5.997cm" svg:height="8.999cm" xlink:href=".." xlink:type="simple" chart:class="chart:scatter" chart:style-name="ch1">
        <chart:title svg:x="3.411cm" svg:y="0.314cm" chart:style-name="ch2">
          <text:p><text:span text:style-name="T1">CPU Performance (single threaded, float32)</text:span></text:p>
        </chart:title>
        <chart:legend chart:legend-position="end" svg:x="13.859cm" svg:y="3.951cm" style:legend-expansion="high" chart:style-name="ch3"/>
        <chart:plot-area chart:style-name="ch4" svg:x="1.317cm" svg:y="1.286cm" svg:width="12.223cm" svg:height="6.566cm">
          <chart:coordinate-region svg:x="1.965cm" svg:y="1.485cm" svg:width="11.176cm" svg:height="5.72cm"/>
          <chart:axis chart:dimension="x" chart:name="primary-x" chart:style-name="ch5" chartooo:axis-type="auto">
            <chart:title svg:x="6.021cm" svg:y="8.032cm" chart:style-name="ch6">
              <text:p><text:span text:style-name="T2">year of introduction</text:span></text:p>
            </chart:title>
            <chart:categories table:cell-range-address="CPU.A4:CPU.A53"/>
          </chart:axis>
          <chart:axis chart:dimension="y" chart:name="primary-y" chart:style-name="ch7">
            <chart:title svg:x="0.451cm" svg:y="5.27cm" chart:style-name="ch8">
              <text:p><text:span text:style-name="T2">GFLOPS</text:span></text:p>
            </chart:title>
            <chart:grid chart:style-name="ch9" chart:class="major"/>
          </chart:axis>
          <chart:series chart:style-name="ch10" chart:values-cell-range-address="CPU.O4:CPU.O53" loext:hide-legend="true" chart:label-cell-address="CPU.O2:CPU.O2" chart:class="chart:scatter">
            <chart:domain table:cell-range-address="CPU.B4:CPU.B53"/>
            <chart:data-point/>
            <chart:data-point chart:style-name="ch11" chart:repeated="2"/>
            <chart:data-point chart:repeated="47"/>
          </chart:series>
          <chart:series chart:style-name="ch12" chart:values-cell-range-address="CPU.Q4:CPU.Q53" loext:hide-legend="true" chart:label-cell-address="CPU.P1:CPU.P1" chart:class="chart:scatter">
            <chart:domain table:cell-range-address="CPU.P4:CPU.P53"/>
            <chart:data-point chart:repeated="50"/>
          </chart:series>
          <chart:series chart:style-name="ch13" chart:values-cell-range-address="CPU.H4:CPU.H17" chart:label-cell-address="CPU.A3:CPU.A3" chart:class="chart:scatter">
            <chart:domain table:cell-range-address="CPU.B4:CPU.B17"/>
            <chart:data-point chart:repeated="14"/>
          </chart:series>
          <chart:series chart:style-name="ch14" chart:values-cell-range-address="CPU.H19:CPU.H42" chart:label-cell-address="CPU.A18:CPU.A18" chart:class="chart:scatter">
            <chart:domain table:cell-range-address="CPU.B19:CPU.B42"/>
            <chart:data-point chart:repeated="2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oints</text:p>
                <draw:g>
                  <svg:desc>CPU.O2:CPU.O2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names displacement</text:p>
                <draw:g>
                  <svg:desc>CPU.P1:CPU.P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MD</text:p>
                <draw:g>
                  <svg:desc>CPU.A3:CPU.A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Intel</text:p>
                <draw:g>
                  <svg:desc>CPU.A18:CPU.A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yzen 9950X3D</text:p>
                <draw:g>
                  <svg:desc>CPU.A4:CPU.A53</svg:desc>
                </draw:g>
              </table:table-cell>
              <table:table-cell office:value-type="float" office:value="NaN">
                <text:p>NaN</text:p>
                <draw:g>
                  <svg:desc>CPU.B4:CPU.B53</svg:desc>
                </draw:g>
              </table:table-cell>
              <table:table-cell office:value-type="float" office:value="0">
                <text:p>0</text:p>
                <draw:g>
                  <svg:desc>CPU.O4:CPU.O53</svg:desc>
                </draw:g>
              </table:table-cell>
              <table:table-cell office:value-type="float" office:value="NaN">
                <text:p>NaN</text:p>
                <draw:g>
                  <svg:desc>CPU.P4:CPU.P53</svg:desc>
                </draw:g>
              </table:table-cell>
              <table:table-cell office:value-type="float" office:value="NaN">
                <text:p>NaN</text:p>
                <draw:g>
                  <svg:desc>CPU.Q4:CPU.Q53</svg:desc>
                </draw:g>
              </table:table-cell>
              <table:table-cell office:value-type="float" office:value="NaN">
                <text:p>NaN</text:p>
                <draw:g>
                  <svg:desc>CPU.B4:CPU.B17</svg:desc>
                </draw:g>
              </table:table-cell>
              <table:table-cell office:value-type="float" office:value="NaN">
                <text:p>NaN</text:p>
                <draw:g>
                  <svg:desc>CPU.H4:CPU.H17</svg:desc>
                </draw:g>
              </table:table-cell>
              <table:table-cell office:value-type="float" office:value="2024.75">
                <text:p>2024.75</text:p>
                <draw:g>
                  <svg:desc>CPU.B19:CPU.B42</svg:desc>
                </draw:g>
              </table:table-cell>
              <table:table-cell office:value-type="float" office:value="15.1">
                <text:p>15.1</text:p>
                <draw:g>
                  <svg:desc>CPU.H19:CPU.H42</svg:desc>
                </draw:g>
              </table:table-cell>
            </table:table-row>
            <table:table-row>
              <table:table-cell office:value-type="string">
                <text:p>Ryzen 9 7950X3D</text:p>
              </table:table-cell>
              <table:table-cell office:value-type="float" office:value="2023.08333333333">
                <text:p>2023.08333333333</text:p>
              </table:table-cell>
              <table:table-cell office:value-type="float" office:value="0">
                <text:p>0</text:p>
              </table:table-cell>
              <table:table-cell office:value-type="float" office:value="2023.08333333333">
                <text:p>2023.08333333333</text:p>
              </table:table-cell>
              <table:table-cell office:value-type="float" office:value="3">
                <text:p>3</text:p>
              </table:table-cell>
              <table:table-cell office:value-type="float" office:value="2023.08333333333">
                <text:p>2023.08333333333</text:p>
              </table:table-cell>
              <table:table-cell office:value-type="float" office:value="13.4">
                <text:p>13.4</text:p>
              </table:table-cell>
              <table:table-cell office:value-type="float" office:value="2022.25">
                <text:p>2022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9 5950X</text:p>
              </table:table-cell>
              <table:table-cell office:value-type="float" office:value="2020.83333333333">
                <text:p>2020.83333333333</text:p>
              </table:table-cell>
              <table:table-cell office:value-type="float" office:value="0">
                <text:p>0</text:p>
              </table:table-cell>
              <table:table-cell office:value-type="float" office:value="2020.83333333333">
                <text:p>2020.83333333333</text:p>
              </table:table-cell>
              <table:table-cell office:value-type="float" office:value="3">
                <text:p>3</text:p>
              </table:table-cell>
              <table:table-cell office:value-type="float" office:value="2020.83333333333">
                <text:p>2020.83333333333</text:p>
              </table:table-cell>
              <table:table-cell office:value-type="float" office:value="12.8">
                <text:p>12.8</text:p>
              </table:table-cell>
              <table:table-cell office:value-type="float" office:value="2021.16666666667">
                <text:p>2021.1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9 3950X</text:p>
              </table:table-cell>
              <table:table-cell office:value-type="float" office:value="2019.83333333333">
                <text:p>2019.83333333333</text:p>
              </table:table-cell>
              <table:table-cell office:value-type="float" office:value="NaN">
                <text:p>NaN</text:p>
              </table:table-cell>
              <table:table-cell office:value-type="float" office:value="2019.83333333333">
                <text:p>2019.83333333333</text:p>
              </table:table-cell>
              <table:table-cell office:value-type="float" office:value="NaN">
                <text:p>NaN</text:p>
              </table:table-cell>
              <table:table-cell office:value-type="float" office:value="2019.83333333333">
                <text:p>2019.83333333333</text:p>
              </table:table-cell>
              <table:table-cell office:value-type="float" office:value="NaN">
                <text:p>NaN</text:p>
              </table:table-cell>
              <table:table-cell office:value-type="float" office:value="2020.25">
                <text:p>202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7 2700X</text:p>
              </table:table-cell>
              <table:table-cell office:value-type="float" office:value="2018.25">
                <text:p>2018.25</text:p>
              </table:table-cell>
              <table:table-cell office:value-type="float" office:value="NaN">
                <text:p>NaN</text:p>
              </table:table-cell>
              <table:table-cell office:value-type="float" office:value="2018.25">
                <text:p>2018.25</text:p>
              </table:table-cell>
              <table:table-cell office:value-type="float" office:value="NaN">
                <text:p>NaN</text:p>
              </table:table-cell>
              <table:table-cell office:value-type="float" office:value="2018.25">
                <text:p>2018.25</text:p>
              </table:table-cell>
              <table:table-cell office:value-type="float" office:value="NaN">
                <text:p>NaN</text:p>
              </table:table-cell>
              <table:table-cell office:value-type="float" office:value="2019.75">
                <text:p>2019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7 1800X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NaN">
                <text:p>NaN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NaN">
                <text:p>NaN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NaN">
                <text:p>NaN</text:p>
              </table:table-cell>
              <table:table-cell office:value-type="float" office:value="2018.75">
                <text:p>2018.75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string">
                <text:p>A12-9800</text:p>
              </table:table-cell>
              <table:table-cell office:value-type="float" office:value="2016.66666666667">
                <text:p>2016.66666666667</text:p>
              </table:table-cell>
              <table:table-cell office:value-type="float" office:value="0">
                <text:p>0</text:p>
              </table:table-cell>
              <table:table-cell office:value-type="float" office:value="2016.66666666667">
                <text:p>2016.66666666667</text:p>
              </table:table-cell>
              <table:table-cell office:value-type="float" office:value="0.8">
                <text:p>0.8</text:p>
              </table:table-cell>
              <table:table-cell office:value-type="float" office:value="2016.66666666667">
                <text:p>2016.66666666667</text:p>
              </table:table-cell>
              <table:table-cell office:value-type="float" office:value="6.32">
                <text:p>6.32</text:p>
              </table:table-cell>
              <table:table-cell office:value-type="float" office:value="2018.41666666667">
                <text:p>2018.41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X-9590</text:p>
              </table:table-cell>
              <table:table-cell office:value-type="float" office:value="2013.5">
                <text:p>2013.5</text:p>
              </table:table-cell>
              <table:table-cell office:value-type="float" office:value="0">
                <text:p>0</text:p>
              </table:table-cell>
              <table:table-cell office:value-type="float" office:value="2013.5">
                <text:p>2013.5</text:p>
              </table:table-cell>
              <table:table-cell office:value-type="float" office:value="2">
                <text:p>2</text:p>
              </table:table-cell>
              <table:table-cell office:value-type="float" office:value="2013.5">
                <text:p>2013.5</text:p>
              </table:table-cell>
              <table:table-cell office:value-type="float" office:value="7.4">
                <text:p>7.4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henom II X6 1100T</text:p>
              </table:table-cell>
              <table:table-cell office:value-type="float" office:value="2010.91666666667">
                <text:p>2010.91666666667</text:p>
              </table:table-cell>
              <table:table-cell office:value-type="float" office:value="0">
                <text:p>0</text:p>
              </table:table-cell>
              <table:table-cell office:value-type="float" office:value="2010.41666666667">
                <text:p>2010.41666666667</text:p>
              </table:table-cell>
              <table:table-cell office:value-type="float" office:value="3.94">
                <text:p>3.94</text:p>
              </table:table-cell>
              <table:table-cell office:value-type="float" office:value="2010.91666666667">
                <text:p>2010.91666666667</text:p>
              </table:table-cell>
              <table:table-cell office:value-type="float" office:value="3.64">
                <text:p>3.64</text:p>
              </table:table-cell>
              <table:table-cell office:value-type="float" office:value="2015.58333333333">
                <text:p>2015.5833333333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string">
                <text:p>Athlon 64 X2 6400+</text:p>
              </table:table-cell>
              <table:table-cell office:value-type="float" office:value="2007.58333333333">
                <text:p>2007.58333333333</text:p>
              </table:table-cell>
              <table:table-cell office:value-type="float" office:value="0">
                <text:p>0</text:p>
              </table:table-cell>
              <table:table-cell office:value-type="float" office:value="2007.38333333333">
                <text:p>2007.38333333333</text:p>
              </table:table-cell>
              <table:table-cell office:value-type="float" office:value="3.54">
                <text:p>3.54</text:p>
              </table:table-cell>
              <table:table-cell office:value-type="float" office:value="2007.58333333333">
                <text:p>2007.58333333333</text:p>
              </table:table-cell>
              <table:table-cell office:value-type="float" office:value="3.14">
                <text:p>3.14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string">
                <text:p>Athlon XP 3200+</text:p>
              </table:table-cell>
              <table:table-cell office:value-type="float" office:value="2003.75">
                <text:p>2003.75</text:p>
              </table:table-cell>
              <table:table-cell office:value-type="float" office:value="0">
                <text:p>0</text:p>
              </table:table-cell>
              <table:table-cell office:value-type="float" office:value="2003.75">
                <text:p>2003.75</text:p>
              </table:table-cell>
              <table:table-cell office:value-type="float" office:value="2.04">
                <text:p>2.04</text:p>
              </table:table-cell>
              <table:table-cell office:value-type="float" office:value="2003.75">
                <text:p>2003.75</text:p>
              </table:table-cell>
              <table:table-cell office:value-type="float" office:value="1.64">
                <text:p>1.64</text:p>
              </table:table-cell>
              <table:table-cell office:value-type="float" office:value="2014.41666666667">
                <text:p>2014.41666666667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K6-IIIE+ 550</text:p>
              </table:table-cell>
              <table:table-cell office:value-type="float" office:value="2000.66666666667">
                <text:p>2000.66666666667</text:p>
              </table:table-cell>
              <table:table-cell office:value-type="float" office:value="0">
                <text:p>0</text:p>
              </table:table-cell>
              <table:table-cell office:value-type="float" office:value="2000.66666666667">
                <text:p>2000.66666666667</text:p>
              </table:table-cell>
              <table:table-cell office:value-type="float" office:value="0.671">
                <text:p>0.671</text:p>
              </table:table-cell>
              <table:table-cell office:value-type="float" office:value="2000.66666666667">
                <text:p>2000.66666666667</text:p>
              </table:table-cell>
              <table:table-cell office:value-type="float" office:value="0.271">
                <text:p>0.271</text:p>
              </table:table-cell>
              <table:table-cell office:value-type="float" office:value="2012.25">
                <text:p>2012.25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K5-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1.75">
                <text:p>2011.75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1.08333333333">
                <text:p>2011.08333333333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Inte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8.58333333333">
                <text:p>2008.58333333333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285K</text:p>
              </table:table-cell>
              <table:table-cell office:value-type="float" office:value="2024.75">
                <text:p>2024.75</text:p>
              </table:table-cell>
              <table:table-cell office:value-type="float" office:value="0">
                <text:p>0</text:p>
              </table:table-cell>
              <table:table-cell office:value-type="float" office:value="2024.75">
                <text:p>2024.75</text:p>
              </table:table-cell>
              <table:table-cell office:value-type="float" office:value="15.6">
                <text:p>1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8.16666666667">
                <text:p>2008.16666666667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i9-12900KS</text:p>
              </table:table-cell>
              <table:table-cell office:value-type="float" office:value="2022.25">
                <text:p>2022.25</text:p>
              </table:table-cell>
              <table:table-cell office:value-type="float" office:value="NaN">
                <text:p>NaN</text:p>
              </table:table-cell>
              <table:table-cell office:value-type="float" office:value="2022.25">
                <text:p>202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6.16666666667">
                <text:p>2006.16666666667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i9-11900K</text:p>
              </table:table-cell>
              <table:table-cell office:value-type="float" office:value="2021.16666666667">
                <text:p>2021.16666666667</text:p>
              </table:table-cell>
              <table:table-cell office:value-type="float" office:value="NaN">
                <text:p>NaN</text:p>
              </table:table-cell>
              <table:table-cell office:value-type="float" office:value="2021.16666666667">
                <text:p>2021.1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5.33333333333">
                <text:p>2005.3333333333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i9-10900K</text:p>
              </table:table-cell>
              <table:table-cell office:value-type="float" office:value="2020.25">
                <text:p>2020.25</text:p>
              </table:table-cell>
              <table:table-cell office:value-type="float" office:value="NaN">
                <text:p>NaN</text:p>
              </table:table-cell>
              <table:table-cell office:value-type="float" office:value="2020.25">
                <text:p>202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2">
                <text:p>2002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string">
                <text:p>i9-9900KS</text:p>
              </table:table-cell>
              <table:table-cell office:value-type="float" office:value="2019.75">
                <text:p>2019.75</text:p>
              </table:table-cell>
              <table:table-cell office:value-type="float" office:value="NaN">
                <text:p>NaN</text:p>
              </table:table-cell>
              <table:table-cell office:value-type="float" office:value="2019.75">
                <text:p>2019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8.58333333333">
                <text:p>1998.5833333333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i9-9900K</text:p>
              </table:table-cell>
              <table:table-cell office:value-type="float" office:value="2018.75">
                <text:p>2018.75</text:p>
              </table:table-cell>
              <table:table-cell office:value-type="float" office:value="0">
                <text:p>0</text:p>
              </table:table-cell>
              <table:table-cell office:value-type="float" office:value="2018.75">
                <text:p>2018.75</text:p>
              </table:table-cell>
              <table:table-cell office:value-type="float" office:value="10.43">
                <text:p>10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8.41666666667">
                <text:p>1998.41666666667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i7-8086K</text:p>
              </table:table-cell>
              <table:table-cell office:value-type="float" office:value="2018.41666666667">
                <text:p>2018.41666666667</text:p>
              </table:table-cell>
              <table:table-cell office:value-type="float" office:value="NaN">
                <text:p>NaN</text:p>
              </table:table-cell>
              <table:table-cell office:value-type="float" office:value="2018.41666666667">
                <text:p>2018.41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7700K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6700K</text:p>
              </table:table-cell>
              <table:table-cell office:value-type="float" office:value="2015.58333333333">
                <text:p>2015.58333333333</text:p>
              </table:table-cell>
              <table:table-cell office:value-type="float" office:value="0">
                <text:p>0</text:p>
              </table:table-cell>
              <table:table-cell office:value-type="float" office:value="2016.18333333333">
                <text:p>2016.18333333333</text:p>
              </table:table-cell>
              <table:table-cell office:value-type="float" office:value="8.49">
                <text:p>8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5775C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0">
                <text:p>0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10.26">
                <text:p>10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4790K</text:p>
              </table:table-cell>
              <table:table-cell office:value-type="float" office:value="2014.41666666667">
                <text:p>2014.41666666667</text:p>
              </table:table-cell>
              <table:table-cell office:value-type="float" office:value="0">
                <text:p>0</text:p>
              </table:table-cell>
              <table:table-cell office:value-type="float" office:value="2014.41666666667">
                <text:p>2014.41666666667</text:p>
              </table:table-cell>
              <table:table-cell office:value-type="float" office:value="9.25">
                <text:p>9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3770K</text:p>
              </table:table-cell>
              <table:table-cell office:value-type="float" office:value="2012.25">
                <text:p>2012.25</text:p>
              </table:table-cell>
              <table:table-cell office:value-type="float" office:value="0">
                <text:p>0</text:p>
              </table:table-cell>
              <table:table-cell office:value-type="float" office:value="2012.5">
                <text:p>2012.5</text:p>
              </table:table-cell>
              <table:table-cell office:value-type="float" office:value="7.29">
                <text:p>7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2700K</text:p>
              </table:table-cell>
              <table:table-cell office:value-type="float" office:value="2011.75">
                <text:p>2011.75</text:p>
              </table:table-cell>
              <table:table-cell office:value-type="float" office:value="0">
                <text:p>0</text:p>
              </table:table-cell>
              <table:table-cell office:value-type="float" office:value="2011.75">
                <text:p>2011.75</text:p>
              </table:table-cell>
              <table:table-cell office:value-type="float" office:value="8.19">
                <text:p>8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990X</text:p>
              </table:table-cell>
              <table:table-cell office:value-type="float" office:value="2011.08333333333">
                <text:p>2011.08333333333</text:p>
              </table:table-cell>
              <table:table-cell office:value-type="float" office:value="0">
                <text:p>0</text:p>
              </table:table-cell>
              <table:table-cell office:value-type="float" office:value="2011.08333333333">
                <text:p>2011.08333333333</text:p>
              </table:table-cell>
              <table:table-cell office:value-type="float" office:value="4.68">
                <text:p>4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e 2 Duo 3.33GHz</text:p>
              </table:table-cell>
              <table:table-cell office:value-type="float" office:value="2008.58333333333">
                <text:p>2008.58333333333</text:p>
              </table:table-cell>
              <table:table-cell office:value-type="float" office:value="0">
                <text:p>0</text:p>
              </table:table-cell>
              <table:table-cell office:value-type="float" office:value="2008.78333333333">
                <text:p>2008.78333333333</text:p>
              </table:table-cell>
              <table:table-cell office:value-type="float" office:value="4.18">
                <text:p>4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e 2 Quad 3.2GHz</text:p>
              </table:table-cell>
              <table:table-cell office:value-type="float" office:value="2008.16666666667">
                <text:p>2008.16666666667</text:p>
              </table:table-cell>
              <table:table-cell office:value-type="float" office:value="0">
                <text:p>0</text:p>
              </table:table-cell>
              <table:table-cell office:value-type="float" office:value="2008.06666666667">
                <text:p>2008.06666666667</text:p>
              </table:table-cell>
              <table:table-cell office:value-type="float" office:value="3.82">
                <text:p>3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D 3.73GHz</text:p>
              </table:table-cell>
              <table:table-cell office:value-type="float" office:value="2006.16666666667">
                <text:p>2006.16666666667</text:p>
              </table:table-cell>
              <table:table-cell office:value-type="float" office:value="0">
                <text:p>0</text:p>
              </table:table-cell>
              <table:table-cell office:value-type="float" office:value="2006.16666666667">
                <text:p>2006.16666666667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4 HT 3.8GHz</text:p>
              </table:table-cell>
              <table:table-cell office:value-type="float" office:value="2005.33333333333">
                <text:p>2005.33333333333</text:p>
              </table:table-cell>
              <table:table-cell office:value-type="float" office:value="0">
                <text:p>0</text:p>
              </table:table-cell>
              <table:table-cell office:value-type="float" office:value="2005.33333333333">
                <text:p>2005.3333333333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3 1.4GHz</text:p>
              </table:table-cell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2002">
                <text:p>2002</text:p>
              </table:table-cell>
              <table:table-cell office:value-type="float" office:value="1.276">
                <text:p>1.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II 450</text:p>
              </table:table-cell>
              <table:table-cell office:value-type="float" office:value="1998.58333333333">
                <text:p>1998.58333333333</text:p>
              </table:table-cell>
              <table:table-cell office:value-type="float" office:value="0">
                <text:p>0</text:p>
              </table:table-cell>
              <table:table-cell office:value-type="float" office:value="1998.98333333333">
                <text:p>1998.98333333333</text:p>
              </table:table-cell>
              <table:table-cell office:value-type="float" office:value="0.79">
                <text:p>0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MMX 233</text:p>
              </table:table-cell>
              <table:table-cell office:value-type="float" office:value="1998.41666666667">
                <text:p>1998.41666666667</text:p>
              </table:table-cell>
              <table:table-cell office:value-type="float" office:value="0">
                <text:p>0</text:p>
              </table:table-cell>
              <table:table-cell office:value-type="float" office:value="1998.01666666667">
                <text:p>1998.01666666667</text:p>
              </table:table-cell>
              <table:table-cell office:value-type="float" office:value="0.585">
                <text:p>0.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486DX4 100MHz W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napdragon 8cx Gen3 @3.0GHz (4xCortex-X1@3.0GHz, 4xCortex-A78@2.4GHz)</text:p>
              </table:table-cell>
              <table:table-cell office:value-type="float" office:value="2021.08333333333">
                <text:p>2021.08333333333</text:p>
              </table:table-cell>
              <table:table-cell office:value-type="float" office:value="NaN">
                <text:p>NaN</text:p>
              </table:table-cell>
              <table:table-cell office:value-type="float" office:value="2021.08333333333">
                <text:p>2021.08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Pi5 (4xA76)</text:p>
              </table:table-cell>
              <table:table-cell office:value-type="float" office:value="2023.75">
                <text:p>2023.75</text:p>
              </table:table-cell>
              <table:table-cell office:value-type="float" office:value="NaN">
                <text:p>NaN</text:p>
              </table:table-cell>
              <table:table-cell office:value-type="float" office:value="2023.75">
                <text:p>202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Pi4 (4xA72)</text:p>
              </table:table-cell>
              <table:table-cell office:value-type="float" office:value="2019.41666666667">
                <text:p>2019.41666666667</text:p>
              </table:table-cell>
              <table:table-cell office:value-type="float" office:value="NaN">
                <text:p>NaN</text:p>
              </table:table-cell>
              <table:table-cell office:value-type="float" office:value="2019.41666666667">
                <text:p>2019.41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0.4$Windows_X86_64 LibreOffice_project/48f00303701489684e67c38c28aff00cd5929e67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b-spline" chart:symbol-type="automatic" chart:include-hidden-cells="false" chart:auto-position="true" chart:auto-size="true" chart:treat-empty-cells="ignore" chart:spline-order="2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 chart:data-label-number="none" chart:data-label-text="true" chart:data-label-symbol="false" chart:data-label-series="false" chart:label-position="top" loext:custom-leader-lines="false" style:rotation-angle="90"/>
      <style:graphic-properties draw:stroke="none" svg:stroke-width="0.08cm" svg:stroke-color="#000000" draw:fill-color="#000000"/>
      <style:text-properties fo:font-size="10pt" fo:text-shadow="1pt 1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25cm" chart:symbol-height="0.25cm" chart:link-data-style-to-source="true" chart:label-position="top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d4d" draw:fill-color="#ff4d4d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3333ff" draw:fill-color="#3333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7cm" svg:height="8.999cm" xlink:href=".." xlink:type="simple" chart:class="chart:scatter" chart:style-name="ch1">
        <chart:title svg:x="4.415cm" svg:y="0.314cm" chart:style-name="ch2">
          <text:p>CPU Performance (multithreaded)</text:p>
        </chart:title>
        <chart:legend chart:legend-position="end" svg:x="13.859cm" svg:y="3.951cm" style:legend-expansion="high" chart:style-name="ch3"/>
        <chart:plot-area chart:style-name="ch4" svg:x="1.317cm" svg:y="1.286cm" svg:width="12.223cm" svg:height="6.566cm">
          <chart:coordinate-region svg:x="2.164cm" svg:y="1.485cm" svg:width="10.977cm" svg:height="5.72cm"/>
          <chart:axis chart:dimension="x" chart:name="primary-x" chart:style-name="ch5" chartooo:axis-type="auto">
            <chart:title svg:x="6.021cm" svg:y="8.032cm" chart:style-name="ch6">
              <text:p><text:span text:style-name="T1">year of introduction</text:span></text:p>
            </chart:title>
            <chart:categories table:cell-range-address="CPU.A4:CPU.A53"/>
          </chart:axis>
          <chart:axis chart:dimension="y" chart:name="primary-y" chart:style-name="ch7">
            <chart:title svg:x="0.451cm" svg:y="5.27cm" chart:style-name="ch8">
              <text:p><text:span text:style-name="T1">GFLOPS</text:span></text:p>
            </chart:title>
            <chart:grid chart:style-name="ch9" chart:class="major"/>
          </chart:axis>
          <chart:series chart:style-name="ch10" chart:values-cell-range-address="CPU.S4:CPU.S53" loext:hide-legend="true" chart:label-cell-address="CPU.R1:CPU.R1" chart:class="chart:scatter">
            <chart:domain table:cell-range-address="CPU.R4:CPU.R53"/>
            <chart:data-point chart:repeated="50"/>
          </chart:series>
          <chart:series chart:style-name="ch11" chart:values-cell-range-address="CPU.O4:CPU.O53" loext:hide-legend="true" chart:label-cell-address="CPU.O2:CPU.O2" chart:class="chart:scatter">
            <chart:domain table:cell-range-address="CPU.B4:CPU.B53"/>
            <chart:data-point chart:repeated="50"/>
          </chart:series>
          <chart:series chart:style-name="ch12" chart:values-cell-range-address="CPU.L4:CPU.L17" chart:label-cell-address="CPU.A3:CPU.A3" chart:class="chart:scatter">
            <chart:domain table:cell-range-address="CPU.B4:CPU.B17"/>
            <chart:data-point chart:repeated="14"/>
          </chart:series>
          <chart:series chart:style-name="ch13" chart:values-cell-range-address="CPU.L19:CPU.L42" chart:label-cell-address="CPU.A18:CPU.A18" chart:class="chart:scatter">
            <chart:domain table:cell-range-address="CPU.B19:CPU.B42"/>
            <chart:data-point chart:repeated="2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names displacement</text:p>
                <draw:g>
                  <svg:desc>CPU.R1:CPU.R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oints</text:p>
                <draw:g>
                  <svg:desc>CPU.O2:CPU.O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MD</text:p>
                <draw:g>
                  <svg:desc>CPU.A3:CPU.A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Intel</text:p>
                <draw:g>
                  <svg:desc>CPU.A18:CPU.A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yzen 9950X3D</text:p>
                <draw:g>
                  <svg:desc>CPU.A4:CPU.A53</svg:desc>
                </draw:g>
              </table:table-cell>
              <table:table-cell office:value-type="float" office:value="NaN">
                <text:p>NaN</text:p>
                <draw:g>
                  <svg:desc>CPU.R4:CPU.R53</svg:desc>
                </draw:g>
              </table:table-cell>
              <table:table-cell office:value-type="float" office:value="NaN">
                <text:p>NaN</text:p>
                <draw:g>
                  <svg:desc>CPU.S4:CPU.S53</svg:desc>
                </draw:g>
              </table:table-cell>
              <table:table-cell office:value-type="float" office:value="NaN">
                <text:p>NaN</text:p>
                <draw:g>
                  <svg:desc>CPU.B4:CPU.B53</svg:desc>
                </draw:g>
              </table:table-cell>
              <table:table-cell office:value-type="float" office:value="0">
                <text:p>0</text:p>
                <draw:g>
                  <svg:desc>CPU.O4:CPU.O53</svg:desc>
                </draw:g>
              </table:table-cell>
              <table:table-cell office:value-type="float" office:value="NaN">
                <text:p>NaN</text:p>
                <draw:g>
                  <svg:desc>CPU.B4:CPU.B17</svg:desc>
                </draw:g>
              </table:table-cell>
              <table:table-cell office:value-type="float" office:value="NaN">
                <text:p>NaN</text:p>
                <draw:g>
                  <svg:desc>CPU.L4:CPU.L17</svg:desc>
                </draw:g>
              </table:table-cell>
              <table:table-cell office:value-type="float" office:value="2024.75">
                <text:p>2024.75</text:p>
                <draw:g>
                  <svg:desc>CPU.B19:CPU.B42</svg:desc>
                </draw:g>
              </table:table-cell>
              <table:table-cell office:value-type="float" office:value="343">
                <text:p>343</text:p>
                <draw:g>
                  <svg:desc>CPU.L19:CPU.L42</svg:desc>
                </draw:g>
              </table:table-cell>
            </table:table-row>
            <table:table-row>
              <table:table-cell office:value-type="string">
                <text:p>Ryzen 9 7950X3D</text:p>
              </table:table-cell>
              <table:table-cell office:value-type="float" office:value="2023.08333333333">
                <text:p>2023.08333333333</text:p>
              </table:table-cell>
              <table:table-cell office:value-type="float" office:value="130">
                <text:p>130</text:p>
              </table:table-cell>
              <table:table-cell office:value-type="float" office:value="2023.08333333333">
                <text:p>2023.08333333333</text:p>
              </table:table-cell>
              <table:table-cell office:value-type="float" office:value="0">
                <text:p>0</text:p>
              </table:table-cell>
              <table:table-cell office:value-type="float" office:value="2023.08333333333">
                <text:p>2023.08333333333</text:p>
              </table:table-cell>
              <table:table-cell office:value-type="float" office:value="400">
                <text:p>400</text:p>
              </table:table-cell>
              <table:table-cell office:value-type="float" office:value="2022.25">
                <text:p>2022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9 5950X</text:p>
              </table:table-cell>
              <table:table-cell office:value-type="float" office:value="2020.83333333333">
                <text:p>2020.83333333333</text:p>
              </table:table-cell>
              <table:table-cell office:value-type="float" office:value="130">
                <text:p>130</text:p>
              </table:table-cell>
              <table:table-cell office:value-type="float" office:value="2020.83333333333">
                <text:p>2020.83333333333</text:p>
              </table:table-cell>
              <table:table-cell office:value-type="float" office:value="0">
                <text:p>0</text:p>
              </table:table-cell>
              <table:table-cell office:value-type="float" office:value="2020.83333333333">
                <text:p>2020.83333333333</text:p>
              </table:table-cell>
              <table:table-cell office:value-type="float" office:value="373">
                <text:p>373</text:p>
              </table:table-cell>
              <table:table-cell office:value-type="float" office:value="2021.16666666667">
                <text:p>2021.1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9 3950X</text:p>
              </table:table-cell>
              <table:table-cell office:value-type="float" office:value="2019.83333333333">
                <text:p>2019.83333333333</text:p>
              </table:table-cell>
              <table:table-cell office:value-type="float" office:value="NaN">
                <text:p>NaN</text:p>
              </table:table-cell>
              <table:table-cell office:value-type="float" office:value="2019.83333333333">
                <text:p>2019.83333333333</text:p>
              </table:table-cell>
              <table:table-cell office:value-type="float" office:value="NaN">
                <text:p>NaN</text:p>
              </table:table-cell>
              <table:table-cell office:value-type="float" office:value="2019.83333333333">
                <text:p>2019.83333333333</text:p>
              </table:table-cell>
              <table:table-cell office:value-type="float" office:value="NaN">
                <text:p>NaN</text:p>
              </table:table-cell>
              <table:table-cell office:value-type="float" office:value="2020.25">
                <text:p>202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7 2700X</text:p>
              </table:table-cell>
              <table:table-cell office:value-type="float" office:value="2018.25">
                <text:p>2018.25</text:p>
              </table:table-cell>
              <table:table-cell office:value-type="float" office:value="NaN">
                <text:p>NaN</text:p>
              </table:table-cell>
              <table:table-cell office:value-type="float" office:value="2018.25">
                <text:p>2018.25</text:p>
              </table:table-cell>
              <table:table-cell office:value-type="float" office:value="NaN">
                <text:p>NaN</text:p>
              </table:table-cell>
              <table:table-cell office:value-type="float" office:value="2018.25">
                <text:p>2018.25</text:p>
              </table:table-cell>
              <table:table-cell office:value-type="float" office:value="NaN">
                <text:p>NaN</text:p>
              </table:table-cell>
              <table:table-cell office:value-type="float" office:value="2019.75">
                <text:p>2019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7 1800X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NaN">
                <text:p>NaN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NaN">
                <text:p>NaN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NaN">
                <text:p>NaN</text:p>
              </table:table-cell>
              <table:table-cell office:value-type="float" office:value="2018.75">
                <text:p>2018.7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A12-9800</text:p>
              </table:table-cell>
              <table:table-cell office:value-type="float" office:value="2016.76666666667">
                <text:p>2016.76666666667</text:p>
              </table:table-cell>
              <table:table-cell office:value-type="float" office:value="100">
                <text:p>100</text:p>
              </table:table-cell>
              <table:table-cell office:value-type="float" office:value="2016.66666666667">
                <text:p>2016.66666666667</text:p>
              </table:table-cell>
              <table:table-cell office:value-type="float" office:value="0">
                <text:p>0</text:p>
              </table:table-cell>
              <table:table-cell office:value-type="float" office:value="2016.66666666667">
                <text:p>2016.66666666667</text:p>
              </table:table-cell>
              <table:table-cell office:value-type="float" office:value="25">
                <text:p>25</text:p>
              </table:table-cell>
              <table:table-cell office:value-type="float" office:value="2018.41666666667">
                <text:p>2018.41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X-9590</text:p>
              </table:table-cell>
              <table:table-cell office:value-type="float" office:value="2013.5">
                <text:p>2013.5</text:p>
              </table:table-cell>
              <table:table-cell office:value-type="float" office:value="70">
                <text:p>70</text:p>
              </table:table-cell>
              <table:table-cell office:value-type="float" office:value="2013.5">
                <text:p>2013.5</text:p>
              </table:table-cell>
              <table:table-cell office:value-type="float" office:value="0">
                <text:p>0</text:p>
              </table:table-cell>
              <table:table-cell office:value-type="float" office:value="2013.5">
                <text:p>2013.5</text:p>
              </table:table-cell>
              <table:table-cell office:value-type="float" office:value="53.2">
                <text:p>53.2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henom II X6 1100T</text:p>
              </table:table-cell>
              <table:table-cell office:value-type="float" office:value="2010.31666666667">
                <text:p>2010.31666666667</text:p>
              </table:table-cell>
              <table:table-cell office:value-type="float" office:value="21.2">
                <text:p>21.2</text:p>
              </table:table-cell>
              <table:table-cell office:value-type="float" office:value="2010.91666666667">
                <text:p>2010.91666666667</text:p>
              </table:table-cell>
              <table:table-cell office:value-type="float" office:value="0">
                <text:p>0</text:p>
              </table:table-cell>
              <table:table-cell office:value-type="float" office:value="2010.91666666667">
                <text:p>2010.91666666667</text:p>
              </table:table-cell>
              <table:table-cell office:value-type="float" office:value="19.2">
                <text:p>19.2</text:p>
              </table:table-cell>
              <table:table-cell office:value-type="float" office:value="2015.58333333333">
                <text:p>2015.58333333333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string">
                <text:p>Athlon 64 X2 6400+</text:p>
              </table:table-cell>
              <table:table-cell office:value-type="float" office:value="2007.38333333333">
                <text:p>2007.38333333333</text:p>
              </table:table-cell>
              <table:table-cell office:value-type="float" office:value="13.26">
                <text:p>13.26</text:p>
              </table:table-cell>
              <table:table-cell office:value-type="float" office:value="2007.58333333333">
                <text:p>2007.58333333333</text:p>
              </table:table-cell>
              <table:table-cell office:value-type="float" office:value="0">
                <text:p>0</text:p>
              </table:table-cell>
              <table:table-cell office:value-type="float" office:value="2007.58333333333">
                <text:p>2007.58333333333</text:p>
              </table:table-cell>
              <table:table-cell office:value-type="float" office:value="6.26">
                <text:p>6.26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Athlon XP 3200+</text:p>
              </table:table-cell>
              <table:table-cell office:value-type="float" office:value="2003.75">
                <text:p>2003.75</text:p>
              </table:table-cell>
              <table:table-cell office:value-type="float" office:value="8.64">
                <text:p>8.64</text:p>
              </table:table-cell>
              <table:table-cell office:value-type="float" office:value="2003.75">
                <text:p>2003.75</text:p>
              </table:table-cell>
              <table:table-cell office:value-type="float" office:value="0">
                <text:p>0</text:p>
              </table:table-cell>
              <table:table-cell office:value-type="float" office:value="2003.75">
                <text:p>2003.75</text:p>
              </table:table-cell>
              <table:table-cell office:value-type="float" office:value="1.64">
                <text:p>1.64</text:p>
              </table:table-cell>
              <table:table-cell office:value-type="float" office:value="2014.41666666667">
                <text:p>2014.41666666667</text:p>
              </table:table-cell>
              <table:table-cell office:value-type="float" office:value="69.3">
                <text:p>69.3</text:p>
              </table:table-cell>
            </table:table-row>
            <table:table-row>
              <table:table-cell office:value-type="string">
                <text:p>K6-IIIE+ 550</text:p>
              </table:table-cell>
              <table:table-cell office:value-type="float" office:value="2000.66666666667">
                <text:p>2000.66666666667</text:p>
              </table:table-cell>
              <table:table-cell office:value-type="float" office:value="1">
                <text:p>1</text:p>
              </table:table-cell>
              <table:table-cell office:value-type="float" office:value="2000.66666666667">
                <text:p>2000.66666666667</text:p>
              </table:table-cell>
              <table:table-cell office:value-type="float" office:value="0">
                <text:p>0</text:p>
              </table:table-cell>
              <table:table-cell office:value-type="float" office:value="2000.66666666667">
                <text:p>2000.66666666667</text:p>
              </table:table-cell>
              <table:table-cell office:value-type="float" office:value="0.271">
                <text:p>0.271</text:p>
              </table:table-cell>
              <table:table-cell office:value-type="float" office:value="2012.25">
                <text:p>2012.25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K5-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1.75">
                <text:p>2011.7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1.08333333333">
                <text:p>2011.08333333333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Inte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8.58333333333">
                <text:p>2008.58333333333</text:p>
              </table:table-cell>
              <table:table-cell office:value-type="float" office:value="7.55">
                <text:p>7.55</text:p>
              </table:table-cell>
            </table:table-row>
            <table:table-row>
              <table:table-cell office:value-type="string">
                <text:p>285K</text:p>
              </table:table-cell>
              <table:table-cell office:value-type="float" office:value="2024.75">
                <text:p>2024.75</text:p>
              </table:table-cell>
              <table:table-cell office:value-type="float" office:value="160">
                <text:p>160</text:p>
              </table:table-cell>
              <table:table-cell office:value-type="float" office:value="2024.75">
                <text:p>2024.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8.16666666667">
                <text:p>2008.16666666667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i9-12900KS</text:p>
              </table:table-cell>
              <table:table-cell office:value-type="float" office:value="2022.25">
                <text:p>2022.25</text:p>
              </table:table-cell>
              <table:table-cell office:value-type="float" office:value="NaN">
                <text:p>NaN</text:p>
              </table:table-cell>
              <table:table-cell office:value-type="float" office:value="2022.25">
                <text:p>202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6.16666666667">
                <text:p>2006.16666666667</text:p>
              </table:table-cell>
              <table:table-cell office:value-type="float" office:value="7.07">
                <text:p>7.07</text:p>
              </table:table-cell>
            </table:table-row>
            <table:table-row>
              <table:table-cell office:value-type="string">
                <text:p>i9-11900K</text:p>
              </table:table-cell>
              <table:table-cell office:value-type="float" office:value="2021.16666666667">
                <text:p>2021.16666666667</text:p>
              </table:table-cell>
              <table:table-cell office:value-type="float" office:value="NaN">
                <text:p>NaN</text:p>
              </table:table-cell>
              <table:table-cell office:value-type="float" office:value="2021.16666666667">
                <text:p>2021.1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5.33333333333">
                <text:p>2005.33333333333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i9-10900K</text:p>
              </table:table-cell>
              <table:table-cell office:value-type="float" office:value="2020.25">
                <text:p>2020.25</text:p>
              </table:table-cell>
              <table:table-cell office:value-type="float" office:value="NaN">
                <text:p>NaN</text:p>
              </table:table-cell>
              <table:table-cell office:value-type="float" office:value="2020.25">
                <text:p>202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2">
                <text:p>2002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string">
                <text:p>i9-9900KS</text:p>
              </table:table-cell>
              <table:table-cell office:value-type="float" office:value="2019.75">
                <text:p>2019.75</text:p>
              </table:table-cell>
              <table:table-cell office:value-type="float" office:value="NaN">
                <text:p>NaN</text:p>
              </table:table-cell>
              <table:table-cell office:value-type="float" office:value="2019.75">
                <text:p>2019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8.58333333333">
                <text:p>1998.5833333333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i9-9900K</text:p>
              </table:table-cell>
              <table:table-cell office:value-type="float" office:value="2018.75">
                <text:p>2018.75</text:p>
              </table:table-cell>
              <table:table-cell office:value-type="float" office:value="160">
                <text:p>160</text:p>
              </table:table-cell>
              <table:table-cell office:value-type="float" office:value="2018.75">
                <text:p>2018.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8.41666666667">
                <text:p>1998.41666666667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i7-8086K</text:p>
              </table:table-cell>
              <table:table-cell office:value-type="float" office:value="2018.41666666667">
                <text:p>2018.41666666667</text:p>
              </table:table-cell>
              <table:table-cell office:value-type="float" office:value="NaN">
                <text:p>NaN</text:p>
              </table:table-cell>
              <table:table-cell office:value-type="float" office:value="2018.41666666667">
                <text:p>2018.41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7700K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6700K</text:p>
              </table:table-cell>
              <table:table-cell office:value-type="float" office:value="2016.08333333333">
                <text:p>2016.08333333333</text:p>
              </table:table-cell>
              <table:table-cell office:value-type="float" office:value="80">
                <text:p>80</text:p>
              </table:table-cell>
              <table:table-cell office:value-type="float" office:value="2015.58333333333">
                <text:p>2015.58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5775C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90">
                <text:p>90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4790K</text:p>
              </table:table-cell>
              <table:table-cell office:value-type="float" office:value="2014.41666666667">
                <text:p>2014.41666666667</text:p>
              </table:table-cell>
              <table:table-cell office:value-type="float" office:value="85">
                <text:p>85</text:p>
              </table:table-cell>
              <table:table-cell office:value-type="float" office:value="2014.41666666667">
                <text:p>2014.41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3770K</text:p>
              </table:table-cell>
              <table:table-cell office:value-type="float" office:value="2012.45">
                <text:p>2012.45</text:p>
              </table:table-cell>
              <table:table-cell office:value-type="float" office:value="65">
                <text:p>65</text:p>
              </table:table-cell>
              <table:table-cell office:value-type="float" office:value="2012.25">
                <text:p>2012.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2700K</text:p>
              </table:table-cell>
              <table:table-cell office:value-type="float" office:value="2011.75">
                <text:p>2011.75</text:p>
              </table:table-cell>
              <table:table-cell office:value-type="float" office:value="70">
                <text:p>70</text:p>
              </table:table-cell>
              <table:table-cell office:value-type="float" office:value="2011.75">
                <text:p>2011.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990X</text:p>
              </table:table-cell>
              <table:table-cell office:value-type="float" office:value="2011.08333333333">
                <text:p>2011.08333333333</text:p>
              </table:table-cell>
              <table:table-cell office:value-type="float" office:value="54.7">
                <text:p>54.7</text:p>
              </table:table-cell>
              <table:table-cell office:value-type="float" office:value="2011.08333333333">
                <text:p>2011.08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e 2 Duo 3.33GHz</text:p>
              </table:table-cell>
              <table:table-cell office:value-type="float" office:value="2008.88333333333">
                <text:p>2008.88333333333</text:p>
              </table:table-cell>
              <table:table-cell office:value-type="float" office:value="14.55">
                <text:p>14.55</text:p>
              </table:table-cell>
              <table:table-cell office:value-type="float" office:value="2008.58333333333">
                <text:p>2008.58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e 2 Quad 3.2GHz</text:p>
              </table:table-cell>
              <table:table-cell office:value-type="float" office:value="2008.16666666667">
                <text:p>2008.16666666667</text:p>
              </table:table-cell>
              <table:table-cell office:value-type="float" office:value="19.8">
                <text:p>19.8</text:p>
              </table:table-cell>
              <table:table-cell office:value-type="float" office:value="2008.16666666667">
                <text:p>2008.16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D 3.73GHz</text:p>
              </table:table-cell>
              <table:table-cell office:value-type="float" office:value="2006.16666666667">
                <text:p>2006.16666666667</text:p>
              </table:table-cell>
              <table:table-cell office:value-type="float" office:value="18">
                <text:p>18</text:p>
              </table:table-cell>
              <table:table-cell office:value-type="float" office:value="2006.16666666667">
                <text:p>2006.16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4 HT 3.8GHz</text:p>
              </table:table-cell>
              <table:table-cell office:value-type="float" office:value="2005.33333333333">
                <text:p>2005.33333333333</text:p>
              </table:table-cell>
              <table:table-cell office:value-type="float" office:value="15">
                <text:p>15</text:p>
              </table:table-cell>
              <table:table-cell office:value-type="float" office:value="2005.33333333333">
                <text:p>2005.33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3 1.4GHz</text:p>
              </table:table-cell>
              <table:table-cell office:value-type="float" office:value="2002">
                <text:p>2002</text:p>
              </table:table-cell>
              <table:table-cell office:value-type="float" office:value="1">
                <text:p>1</text:p>
              </table:table-cell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II 450</text:p>
              </table:table-cell>
              <table:table-cell office:value-type="float" office:value="1998.98333333333">
                <text:p>1998.98333333333</text:p>
              </table:table-cell>
              <table:table-cell office:value-type="float" office:value="1">
                <text:p>1</text:p>
              </table:table-cell>
              <table:table-cell office:value-type="float" office:value="1998.58333333333">
                <text:p>1998.58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MMX 233</text:p>
              </table:table-cell>
              <table:table-cell office:value-type="float" office:value="1998.01666666667">
                <text:p>1998.01666666667</text:p>
              </table:table-cell>
              <table:table-cell office:value-type="float" office:value="1">
                <text:p>1</text:p>
              </table:table-cell>
              <table:table-cell office:value-type="float" office:value="1998.41666666667">
                <text:p>1998.41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486DX4 100MHz W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napdragon 8cx Gen3 @3.0GHz (4xCortex-X1@3.0GHz, 4xCortex-A78@2.4GHz)</text:p>
              </table:table-cell>
              <table:table-cell office:value-type="float" office:value="2021.08333333333">
                <text:p>2021.08333333333</text:p>
              </table:table-cell>
              <table:table-cell office:value-type="float" office:value="NaN">
                <text:p>NaN</text:p>
              </table:table-cell>
              <table:table-cell office:value-type="float" office:value="2021.08333333333">
                <text:p>2021.08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Pi5 (4xA76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3.75">
                <text:p>202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Pi4 (4xA72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9.41666666667">
                <text:p>2019.41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0.4$Windows_X86_64 LibreOffice_project/48f00303701489684e67c38c28aff00cd5929e67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b-spline" chart:symbol-type="automatic" chart:include-hidden-cells="false" chart:auto-position="true" chart:auto-size="true" chart:treat-empty-cells="ignore" chart:spline-order="2" chart:right-angled-axes="true"/>
    </style:style>
    <style:style style:name="ch5" style:family="chart" style:data-style-name="N0">
      <style:chart-properties chart:display-label="true" chart:logarithmic="false" chart:maximum="20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8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 chart:data-label-number="none" chart:data-label-text="true" chart:data-label-symbol="false" chart:data-label-series="false" chart:label-position="top" loext:custom-leader-lines="false" style:rotation-angle="90"/>
      <style:graphic-properties draw:stroke="none" svg:stroke-width="0.08cm" svg:stroke-color="#000000" draw:fill-color="#000000"/>
      <style:text-properties fo:font-size="10pt" fo:text-shadow="1pt 1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25cm" chart:symbol-height="0.25cm" chart:link-data-style-to-source="true" chart:label-position="top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d4d" draw:fill-color="#ff4d4d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3333ff" draw:fill-color="#3333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7cm" svg:height="8.999cm" xlink:href=".." xlink:type="simple" chart:class="chart:scatter" chart:style-name="ch1">
        <chart:title svg:x="4.415cm" svg:y="0.314cm" chart:style-name="ch2">
          <text:p>CPU Performance (multithreaded)</text:p>
        </chart:title>
        <chart:legend chart:legend-position="end" svg:x="13.859cm" svg:y="3.951cm" style:legend-expansion="high" chart:style-name="ch3"/>
        <chart:plot-area chart:style-name="ch4" svg:x="1.317cm" svg:y="1.286cm" svg:width="12.223cm" svg:height="6.566cm">
          <chart:coordinate-region svg:x="1.965cm" svg:y="1.485cm" svg:width="11.176cm" svg:height="5.72cm"/>
          <chart:axis chart:dimension="x" chart:name="primary-x" chart:style-name="ch5" chartooo:axis-type="auto">
            <chart:title svg:x="6.021cm" svg:y="8.032cm" chart:style-name="ch6">
              <text:p><text:span text:style-name="T1">year of introduction</text:span></text:p>
            </chart:title>
            <chart:categories table:cell-range-address="CPU.A4:CPU.A53"/>
          </chart:axis>
          <chart:axis chart:dimension="y" chart:name="primary-y" chart:style-name="ch7">
            <chart:title svg:x="0.451cm" svg:y="5.27cm" chart:style-name="ch8">
              <text:p><text:span text:style-name="T1">GFLOPS</text:span></text:p>
            </chart:title>
            <chart:grid chart:style-name="ch9" chart:class="major"/>
          </chart:axis>
          <chart:series chart:style-name="ch10" chart:values-cell-range-address="CPU.S4:CPU.S53" loext:hide-legend="true" chart:label-cell-address="CPU.R1:CPU.R1" chart:class="chart:scatter">
            <chart:domain table:cell-range-address="CPU.R4:CPU.R53"/>
            <chart:data-point chart:repeated="50"/>
          </chart:series>
          <chart:series chart:style-name="ch11" chart:values-cell-range-address="CPU.O4:CPU.O53" loext:hide-legend="true" chart:label-cell-address="CPU.O2:CPU.O2" chart:class="chart:scatter">
            <chart:domain table:cell-range-address="CPU.B4:CPU.B53"/>
            <chart:data-point chart:repeated="50"/>
          </chart:series>
          <chart:series chart:style-name="ch12" chart:values-cell-range-address="CPU.L4:CPU.L17" chart:label-cell-address="CPU.A3:CPU.A3" chart:class="chart:scatter">
            <chart:domain table:cell-range-address="CPU.B4:CPU.B17"/>
            <chart:data-point chart:repeated="14"/>
          </chart:series>
          <chart:series chart:style-name="ch13" chart:values-cell-range-address="CPU.L19:CPU.L42" chart:label-cell-address="CPU.A18:CPU.A18" chart:class="chart:scatter">
            <chart:domain table:cell-range-address="CPU.B19:CPU.B42"/>
            <chart:data-point chart:repeated="2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names displacement</text:p>
                <draw:g>
                  <svg:desc>CPU.R1:CPU.R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oints</text:p>
                <draw:g>
                  <svg:desc>CPU.O2:CPU.O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MD</text:p>
                <draw:g>
                  <svg:desc>CPU.A3:CPU.A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Intel</text:p>
                <draw:g>
                  <svg:desc>CPU.A18:CPU.A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yzen 9950X3D</text:p>
                <draw:g>
                  <svg:desc>CPU.A4:CPU.A53</svg:desc>
                </draw:g>
              </table:table-cell>
              <table:table-cell office:value-type="float" office:value="NaN">
                <text:p>NaN</text:p>
                <draw:g>
                  <svg:desc>CPU.R4:CPU.R53</svg:desc>
                </draw:g>
              </table:table-cell>
              <table:table-cell office:value-type="float" office:value="NaN">
                <text:p>NaN</text:p>
                <draw:g>
                  <svg:desc>CPU.S4:CPU.S53</svg:desc>
                </draw:g>
              </table:table-cell>
              <table:table-cell office:value-type="float" office:value="NaN">
                <text:p>NaN</text:p>
                <draw:g>
                  <svg:desc>CPU.B4:CPU.B53</svg:desc>
                </draw:g>
              </table:table-cell>
              <table:table-cell office:value-type="float" office:value="0">
                <text:p>0</text:p>
                <draw:g>
                  <svg:desc>CPU.O4:CPU.O53</svg:desc>
                </draw:g>
              </table:table-cell>
              <table:table-cell office:value-type="float" office:value="NaN">
                <text:p>NaN</text:p>
                <draw:g>
                  <svg:desc>CPU.B4:CPU.B17</svg:desc>
                </draw:g>
              </table:table-cell>
              <table:table-cell office:value-type="float" office:value="NaN">
                <text:p>NaN</text:p>
                <draw:g>
                  <svg:desc>CPU.L4:CPU.L17</svg:desc>
                </draw:g>
              </table:table-cell>
              <table:table-cell office:value-type="float" office:value="2024.75">
                <text:p>2024.75</text:p>
                <draw:g>
                  <svg:desc>CPU.B19:CPU.B42</svg:desc>
                </draw:g>
              </table:table-cell>
              <table:table-cell office:value-type="float" office:value="343">
                <text:p>343</text:p>
                <draw:g>
                  <svg:desc>CPU.L19:CPU.L42</svg:desc>
                </draw:g>
              </table:table-cell>
            </table:table-row>
            <table:table-row>
              <table:table-cell office:value-type="string">
                <text:p>Ryzen 9 7950X3D</text:p>
              </table:table-cell>
              <table:table-cell office:value-type="float" office:value="2023.08333333333">
                <text:p>2023.08333333333</text:p>
              </table:table-cell>
              <table:table-cell office:value-type="float" office:value="130">
                <text:p>130</text:p>
              </table:table-cell>
              <table:table-cell office:value-type="float" office:value="2023.08333333333">
                <text:p>2023.08333333333</text:p>
              </table:table-cell>
              <table:table-cell office:value-type="float" office:value="0">
                <text:p>0</text:p>
              </table:table-cell>
              <table:table-cell office:value-type="float" office:value="2023.08333333333">
                <text:p>2023.08333333333</text:p>
              </table:table-cell>
              <table:table-cell office:value-type="float" office:value="400">
                <text:p>400</text:p>
              </table:table-cell>
              <table:table-cell office:value-type="float" office:value="2022.25">
                <text:p>2022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9 5950X</text:p>
              </table:table-cell>
              <table:table-cell office:value-type="float" office:value="2020.83333333333">
                <text:p>2020.83333333333</text:p>
              </table:table-cell>
              <table:table-cell office:value-type="float" office:value="130">
                <text:p>130</text:p>
              </table:table-cell>
              <table:table-cell office:value-type="float" office:value="2020.83333333333">
                <text:p>2020.83333333333</text:p>
              </table:table-cell>
              <table:table-cell office:value-type="float" office:value="0">
                <text:p>0</text:p>
              </table:table-cell>
              <table:table-cell office:value-type="float" office:value="2020.83333333333">
                <text:p>2020.83333333333</text:p>
              </table:table-cell>
              <table:table-cell office:value-type="float" office:value="373">
                <text:p>373</text:p>
              </table:table-cell>
              <table:table-cell office:value-type="float" office:value="2021.16666666667">
                <text:p>2021.1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9 3950X</text:p>
              </table:table-cell>
              <table:table-cell office:value-type="float" office:value="2019.83333333333">
                <text:p>2019.83333333333</text:p>
              </table:table-cell>
              <table:table-cell office:value-type="float" office:value="NaN">
                <text:p>NaN</text:p>
              </table:table-cell>
              <table:table-cell office:value-type="float" office:value="2019.83333333333">
                <text:p>2019.83333333333</text:p>
              </table:table-cell>
              <table:table-cell office:value-type="float" office:value="NaN">
                <text:p>NaN</text:p>
              </table:table-cell>
              <table:table-cell office:value-type="float" office:value="2019.83333333333">
                <text:p>2019.83333333333</text:p>
              </table:table-cell>
              <table:table-cell office:value-type="float" office:value="NaN">
                <text:p>NaN</text:p>
              </table:table-cell>
              <table:table-cell office:value-type="float" office:value="2020.25">
                <text:p>202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7 2700X</text:p>
              </table:table-cell>
              <table:table-cell office:value-type="float" office:value="2018.25">
                <text:p>2018.25</text:p>
              </table:table-cell>
              <table:table-cell office:value-type="float" office:value="NaN">
                <text:p>NaN</text:p>
              </table:table-cell>
              <table:table-cell office:value-type="float" office:value="2018.25">
                <text:p>2018.25</text:p>
              </table:table-cell>
              <table:table-cell office:value-type="float" office:value="NaN">
                <text:p>NaN</text:p>
              </table:table-cell>
              <table:table-cell office:value-type="float" office:value="2018.25">
                <text:p>2018.25</text:p>
              </table:table-cell>
              <table:table-cell office:value-type="float" office:value="NaN">
                <text:p>NaN</text:p>
              </table:table-cell>
              <table:table-cell office:value-type="float" office:value="2019.75">
                <text:p>2019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7 1800X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NaN">
                <text:p>NaN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NaN">
                <text:p>NaN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NaN">
                <text:p>NaN</text:p>
              </table:table-cell>
              <table:table-cell office:value-type="float" office:value="2018.75">
                <text:p>2018.7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A12-9800</text:p>
              </table:table-cell>
              <table:table-cell office:value-type="float" office:value="2016.76666666667">
                <text:p>2016.76666666667</text:p>
              </table:table-cell>
              <table:table-cell office:value-type="float" office:value="100">
                <text:p>100</text:p>
              </table:table-cell>
              <table:table-cell office:value-type="float" office:value="2016.66666666667">
                <text:p>2016.66666666667</text:p>
              </table:table-cell>
              <table:table-cell office:value-type="float" office:value="0">
                <text:p>0</text:p>
              </table:table-cell>
              <table:table-cell office:value-type="float" office:value="2016.66666666667">
                <text:p>2016.66666666667</text:p>
              </table:table-cell>
              <table:table-cell office:value-type="float" office:value="25">
                <text:p>25</text:p>
              </table:table-cell>
              <table:table-cell office:value-type="float" office:value="2018.41666666667">
                <text:p>2018.41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X-9590</text:p>
              </table:table-cell>
              <table:table-cell office:value-type="float" office:value="2013.5">
                <text:p>2013.5</text:p>
              </table:table-cell>
              <table:table-cell office:value-type="float" office:value="70">
                <text:p>70</text:p>
              </table:table-cell>
              <table:table-cell office:value-type="float" office:value="2013.5">
                <text:p>2013.5</text:p>
              </table:table-cell>
              <table:table-cell office:value-type="float" office:value="0">
                <text:p>0</text:p>
              </table:table-cell>
              <table:table-cell office:value-type="float" office:value="2013.5">
                <text:p>2013.5</text:p>
              </table:table-cell>
              <table:table-cell office:value-type="float" office:value="53.2">
                <text:p>53.2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henom II X6 1100T</text:p>
              </table:table-cell>
              <table:table-cell office:value-type="float" office:value="2010.31666666667">
                <text:p>2010.31666666667</text:p>
              </table:table-cell>
              <table:table-cell office:value-type="float" office:value="21.2">
                <text:p>21.2</text:p>
              </table:table-cell>
              <table:table-cell office:value-type="float" office:value="2010.91666666667">
                <text:p>2010.91666666667</text:p>
              </table:table-cell>
              <table:table-cell office:value-type="float" office:value="0">
                <text:p>0</text:p>
              </table:table-cell>
              <table:table-cell office:value-type="float" office:value="2010.91666666667">
                <text:p>2010.91666666667</text:p>
              </table:table-cell>
              <table:table-cell office:value-type="float" office:value="19.2">
                <text:p>19.2</text:p>
              </table:table-cell>
              <table:table-cell office:value-type="float" office:value="2015.58333333333">
                <text:p>2015.58333333333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string">
                <text:p>Athlon 64 X2 6400+</text:p>
              </table:table-cell>
              <table:table-cell office:value-type="float" office:value="2007.38333333333">
                <text:p>2007.38333333333</text:p>
              </table:table-cell>
              <table:table-cell office:value-type="float" office:value="13.26">
                <text:p>13.26</text:p>
              </table:table-cell>
              <table:table-cell office:value-type="float" office:value="2007.58333333333">
                <text:p>2007.58333333333</text:p>
              </table:table-cell>
              <table:table-cell office:value-type="float" office:value="0">
                <text:p>0</text:p>
              </table:table-cell>
              <table:table-cell office:value-type="float" office:value="2007.58333333333">
                <text:p>2007.58333333333</text:p>
              </table:table-cell>
              <table:table-cell office:value-type="float" office:value="6.26">
                <text:p>6.26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Athlon XP 3200+</text:p>
              </table:table-cell>
              <table:table-cell office:value-type="float" office:value="2003.75">
                <text:p>2003.75</text:p>
              </table:table-cell>
              <table:table-cell office:value-type="float" office:value="8.64">
                <text:p>8.64</text:p>
              </table:table-cell>
              <table:table-cell office:value-type="float" office:value="2003.75">
                <text:p>2003.75</text:p>
              </table:table-cell>
              <table:table-cell office:value-type="float" office:value="0">
                <text:p>0</text:p>
              </table:table-cell>
              <table:table-cell office:value-type="float" office:value="2003.75">
                <text:p>2003.75</text:p>
              </table:table-cell>
              <table:table-cell office:value-type="float" office:value="1.64">
                <text:p>1.64</text:p>
              </table:table-cell>
              <table:table-cell office:value-type="float" office:value="2014.41666666667">
                <text:p>2014.41666666667</text:p>
              </table:table-cell>
              <table:table-cell office:value-type="float" office:value="69.3">
                <text:p>69.3</text:p>
              </table:table-cell>
            </table:table-row>
            <table:table-row>
              <table:table-cell office:value-type="string">
                <text:p>K6-IIIE+ 550</text:p>
              </table:table-cell>
              <table:table-cell office:value-type="float" office:value="2000.66666666667">
                <text:p>2000.66666666667</text:p>
              </table:table-cell>
              <table:table-cell office:value-type="float" office:value="1">
                <text:p>1</text:p>
              </table:table-cell>
              <table:table-cell office:value-type="float" office:value="2000.66666666667">
                <text:p>2000.66666666667</text:p>
              </table:table-cell>
              <table:table-cell office:value-type="float" office:value="0">
                <text:p>0</text:p>
              </table:table-cell>
              <table:table-cell office:value-type="float" office:value="2000.66666666667">
                <text:p>2000.66666666667</text:p>
              </table:table-cell>
              <table:table-cell office:value-type="float" office:value="0.271">
                <text:p>0.271</text:p>
              </table:table-cell>
              <table:table-cell office:value-type="float" office:value="2012.25">
                <text:p>2012.25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K5-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1.75">
                <text:p>2011.7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1.08333333333">
                <text:p>2011.08333333333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Inte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8.58333333333">
                <text:p>2008.58333333333</text:p>
              </table:table-cell>
              <table:table-cell office:value-type="float" office:value="7.55">
                <text:p>7.55</text:p>
              </table:table-cell>
            </table:table-row>
            <table:table-row>
              <table:table-cell office:value-type="string">
                <text:p>285K</text:p>
              </table:table-cell>
              <table:table-cell office:value-type="float" office:value="2024.75">
                <text:p>2024.75</text:p>
              </table:table-cell>
              <table:table-cell office:value-type="float" office:value="160">
                <text:p>160</text:p>
              </table:table-cell>
              <table:table-cell office:value-type="float" office:value="2024.75">
                <text:p>2024.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8.16666666667">
                <text:p>2008.16666666667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i9-12900KS</text:p>
              </table:table-cell>
              <table:table-cell office:value-type="float" office:value="2022.25">
                <text:p>2022.25</text:p>
              </table:table-cell>
              <table:table-cell office:value-type="float" office:value="NaN">
                <text:p>NaN</text:p>
              </table:table-cell>
              <table:table-cell office:value-type="float" office:value="2022.25">
                <text:p>202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6.16666666667">
                <text:p>2006.16666666667</text:p>
              </table:table-cell>
              <table:table-cell office:value-type="float" office:value="7.07">
                <text:p>7.07</text:p>
              </table:table-cell>
            </table:table-row>
            <table:table-row>
              <table:table-cell office:value-type="string">
                <text:p>i9-11900K</text:p>
              </table:table-cell>
              <table:table-cell office:value-type="float" office:value="2021.16666666667">
                <text:p>2021.16666666667</text:p>
              </table:table-cell>
              <table:table-cell office:value-type="float" office:value="NaN">
                <text:p>NaN</text:p>
              </table:table-cell>
              <table:table-cell office:value-type="float" office:value="2021.16666666667">
                <text:p>2021.1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5.33333333333">
                <text:p>2005.33333333333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i9-10900K</text:p>
              </table:table-cell>
              <table:table-cell office:value-type="float" office:value="2020.25">
                <text:p>2020.25</text:p>
              </table:table-cell>
              <table:table-cell office:value-type="float" office:value="NaN">
                <text:p>NaN</text:p>
              </table:table-cell>
              <table:table-cell office:value-type="float" office:value="2020.25">
                <text:p>202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2">
                <text:p>2002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string">
                <text:p>i9-9900KS</text:p>
              </table:table-cell>
              <table:table-cell office:value-type="float" office:value="2019.75">
                <text:p>2019.75</text:p>
              </table:table-cell>
              <table:table-cell office:value-type="float" office:value="NaN">
                <text:p>NaN</text:p>
              </table:table-cell>
              <table:table-cell office:value-type="float" office:value="2019.75">
                <text:p>2019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8.58333333333">
                <text:p>1998.5833333333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i9-9900K</text:p>
              </table:table-cell>
              <table:table-cell office:value-type="float" office:value="2018.75">
                <text:p>2018.75</text:p>
              </table:table-cell>
              <table:table-cell office:value-type="float" office:value="160">
                <text:p>160</text:p>
              </table:table-cell>
              <table:table-cell office:value-type="float" office:value="2018.75">
                <text:p>2018.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8.41666666667">
                <text:p>1998.41666666667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i7-8086K</text:p>
              </table:table-cell>
              <table:table-cell office:value-type="float" office:value="2018.41666666667">
                <text:p>2018.41666666667</text:p>
              </table:table-cell>
              <table:table-cell office:value-type="float" office:value="NaN">
                <text:p>NaN</text:p>
              </table:table-cell>
              <table:table-cell office:value-type="float" office:value="2018.41666666667">
                <text:p>2018.41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7700K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6700K</text:p>
              </table:table-cell>
              <table:table-cell office:value-type="float" office:value="2016.08333333333">
                <text:p>2016.08333333333</text:p>
              </table:table-cell>
              <table:table-cell office:value-type="float" office:value="80">
                <text:p>80</text:p>
              </table:table-cell>
              <table:table-cell office:value-type="float" office:value="2015.58333333333">
                <text:p>2015.58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5775C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90">
                <text:p>90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4790K</text:p>
              </table:table-cell>
              <table:table-cell office:value-type="float" office:value="2014.41666666667">
                <text:p>2014.41666666667</text:p>
              </table:table-cell>
              <table:table-cell office:value-type="float" office:value="85">
                <text:p>85</text:p>
              </table:table-cell>
              <table:table-cell office:value-type="float" office:value="2014.41666666667">
                <text:p>2014.41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3770K</text:p>
              </table:table-cell>
              <table:table-cell office:value-type="float" office:value="2012.45">
                <text:p>2012.45</text:p>
              </table:table-cell>
              <table:table-cell office:value-type="float" office:value="65">
                <text:p>65</text:p>
              </table:table-cell>
              <table:table-cell office:value-type="float" office:value="2012.25">
                <text:p>2012.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2700K</text:p>
              </table:table-cell>
              <table:table-cell office:value-type="float" office:value="2011.75">
                <text:p>2011.75</text:p>
              </table:table-cell>
              <table:table-cell office:value-type="float" office:value="70">
                <text:p>70</text:p>
              </table:table-cell>
              <table:table-cell office:value-type="float" office:value="2011.75">
                <text:p>2011.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990X</text:p>
              </table:table-cell>
              <table:table-cell office:value-type="float" office:value="2011.08333333333">
                <text:p>2011.08333333333</text:p>
              </table:table-cell>
              <table:table-cell office:value-type="float" office:value="54.7">
                <text:p>54.7</text:p>
              </table:table-cell>
              <table:table-cell office:value-type="float" office:value="2011.08333333333">
                <text:p>2011.08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e 2 Duo 3.33GHz</text:p>
              </table:table-cell>
              <table:table-cell office:value-type="float" office:value="2008.88333333333">
                <text:p>2008.88333333333</text:p>
              </table:table-cell>
              <table:table-cell office:value-type="float" office:value="14.55">
                <text:p>14.55</text:p>
              </table:table-cell>
              <table:table-cell office:value-type="float" office:value="2008.58333333333">
                <text:p>2008.58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e 2 Quad 3.2GHz</text:p>
              </table:table-cell>
              <table:table-cell office:value-type="float" office:value="2008.16666666667">
                <text:p>2008.16666666667</text:p>
              </table:table-cell>
              <table:table-cell office:value-type="float" office:value="19.8">
                <text:p>19.8</text:p>
              </table:table-cell>
              <table:table-cell office:value-type="float" office:value="2008.16666666667">
                <text:p>2008.16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D 3.73GHz</text:p>
              </table:table-cell>
              <table:table-cell office:value-type="float" office:value="2006.16666666667">
                <text:p>2006.16666666667</text:p>
              </table:table-cell>
              <table:table-cell office:value-type="float" office:value="18">
                <text:p>18</text:p>
              </table:table-cell>
              <table:table-cell office:value-type="float" office:value="2006.16666666667">
                <text:p>2006.16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4 HT 3.8GHz</text:p>
              </table:table-cell>
              <table:table-cell office:value-type="float" office:value="2005.33333333333">
                <text:p>2005.33333333333</text:p>
              </table:table-cell>
              <table:table-cell office:value-type="float" office:value="15">
                <text:p>15</text:p>
              </table:table-cell>
              <table:table-cell office:value-type="float" office:value="2005.33333333333">
                <text:p>2005.33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3 1.4GHz</text:p>
              </table:table-cell>
              <table:table-cell office:value-type="float" office:value="2002">
                <text:p>2002</text:p>
              </table:table-cell>
              <table:table-cell office:value-type="float" office:value="1">
                <text:p>1</text:p>
              </table:table-cell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II 450</text:p>
              </table:table-cell>
              <table:table-cell office:value-type="float" office:value="1998.98333333333">
                <text:p>1998.98333333333</text:p>
              </table:table-cell>
              <table:table-cell office:value-type="float" office:value="1">
                <text:p>1</text:p>
              </table:table-cell>
              <table:table-cell office:value-type="float" office:value="1998.58333333333">
                <text:p>1998.58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MMX 233</text:p>
              </table:table-cell>
              <table:table-cell office:value-type="float" office:value="1998.01666666667">
                <text:p>1998.01666666667</text:p>
              </table:table-cell>
              <table:table-cell office:value-type="float" office:value="1">
                <text:p>1</text:p>
              </table:table-cell>
              <table:table-cell office:value-type="float" office:value="1998.41666666667">
                <text:p>1998.41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486DX4 100MHz W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napdragon 8cx Gen3 @3.0GHz (4xCortex-X1@3.0GHz, 4xCortex-A78@2.4GHz)</text:p>
              </table:table-cell>
              <table:table-cell office:value-type="float" office:value="2021.08333333333">
                <text:p>2021.08333333333</text:p>
              </table:table-cell>
              <table:table-cell office:value-type="float" office:value="NaN">
                <text:p>NaN</text:p>
              </table:table-cell>
              <table:table-cell office:value-type="float" office:value="2021.08333333333">
                <text:p>2021.08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Pi5 (4xA76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3.75">
                <text:p>202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Pi4 (4xA72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9.41666666667">
                <text:p>2019.41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0.4$Windows_X86_64 LibreOffice_project/48f00303701489684e67c38c28aff00cd5929e67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b-spline" chart:symbol-type="automatic" chart:include-hidden-cells="false" chart:auto-position="true" chart:auto-size="true" chart:treat-empty-cells="ignore" chart:spline-order="2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sterisk" chart:symbol-width="0.25cm" chart:symbol-height="0.25cm" chart:link-data-style-to-source="true" chart:label-position="top" loext:custom-leader-lines="false" style:rotation-angle="90"/>
      <style:graphic-properties draw:stroke="none" svg:stroke-width="0.08cm" svg:stroke-color="#000000" draw:fill-color="#000000"/>
      <style:text-properties style:text-outline="true" fo:font-size="10pt" style:font-size-asian="10pt" style:font-size-complex="10pt"/>
    </style:style>
    <style:style style:name="ch11" style:family="chart">
      <style:chart-properties chart:solid-type="cuboid" chart:symbol-type="named-symbol" chart:symbol-name="asterisk" chart:symbol-width="0.25cm" chart:symbol-height="0.25cm"/>
    </style:style>
    <style:style style:name="ch12" style:family="chart" style:data-style-name="N0">
      <style:chart-properties chart:symbol-type="none" chart:link-data-style-to-source="true" chart:data-label-number="none" chart:data-label-text="true" chart:data-label-symbol="false" chart:data-label-series="false" chart:label-position="top" style:rotation-angle="90"/>
      <style:graphic-properties draw:stroke="none" svg:stroke-width="0.08cm" svg:stroke-color="#579d1c" draw:fill-color="#579d1c"/>
      <style:text-properties fo:font-size="10pt" fo:text-shadow="1pt 1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d4d" draw:fill-color="#ff4d4d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3333ff" draw:fill-color="#3333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5.997cm" svg:height="8.999cm" xlink:href=".." xlink:type="simple" chart:class="chart:scatter" chart:style-name="ch1">
        <chart:title svg:x="3.411cm" svg:y="0.314cm" chart:style-name="ch2">
          <text:p><text:span text:style-name="T1">CPU Performance (single threaded, float32)</text:span></text:p>
        </chart:title>
        <chart:legend chart:legend-position="end" svg:x="13.859cm" svg:y="3.951cm" style:legend-expansion="high" chart:style-name="ch3"/>
        <chart:plot-area chart:style-name="ch4" svg:x="1.317cm" svg:y="1.286cm" svg:width="12.223cm" svg:height="6.566cm">
          <chart:coordinate-region svg:x="2.263cm" svg:y="1.485cm" svg:width="10.878cm" svg:height="5.72cm"/>
          <chart:axis chart:dimension="x" chart:name="primary-x" chart:style-name="ch5" chartooo:axis-type="auto">
            <chart:title svg:x="6.021cm" svg:y="8.032cm" chart:style-name="ch6">
              <text:p><text:span text:style-name="T2">year of introduction</text:span></text:p>
            </chart:title>
            <chart:categories table:cell-range-address="CPU.A4:CPU.A53"/>
          </chart:axis>
          <chart:axis chart:dimension="y" chart:name="primary-y" chart:style-name="ch7">
            <chart:title svg:x="0.451cm" svg:y="5.27cm" chart:style-name="ch8">
              <text:p><text:span text:style-name="T2">GFLOPS</text:span></text:p>
            </chart:title>
            <chart:grid chart:style-name="ch9" chart:class="major"/>
          </chart:axis>
          <chart:series chart:style-name="ch10" chart:values-cell-range-address="CPU.O4:CPU.O53" loext:hide-legend="true" chart:label-cell-address="CPU.O2:CPU.O2" chart:class="chart:scatter">
            <chart:domain table:cell-range-address="CPU.B4:CPU.B53"/>
            <chart:data-point/>
            <chart:data-point chart:style-name="ch11" chart:repeated="2"/>
            <chart:data-point chart:repeated="47"/>
          </chart:series>
          <chart:series chart:style-name="ch12" chart:values-cell-range-address="CPU.Q4:CPU.Q53" loext:hide-legend="true" chart:label-cell-address="CPU.P1:CPU.P1" chart:class="chart:scatter">
            <chart:domain table:cell-range-address="CPU.P4:CPU.P53"/>
            <chart:data-point chart:repeated="50"/>
          </chart:series>
          <chart:series chart:style-name="ch13" chart:values-cell-range-address="CPU.H4:CPU.H17" chart:label-cell-address="CPU.A3:CPU.A3" chart:class="chart:scatter">
            <chart:domain table:cell-range-address="CPU.B4:CPU.B17"/>
            <chart:data-point chart:repeated="14"/>
          </chart:series>
          <chart:series chart:style-name="ch14" chart:values-cell-range-address="CPU.H19:CPU.H42" chart:label-cell-address="CPU.A18:CPU.A18" chart:class="chart:scatter">
            <chart:domain table:cell-range-address="CPU.B19:CPU.B42"/>
            <chart:data-point chart:repeated="2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oints</text:p>
                <draw:g>
                  <svg:desc>CPU.O2:CPU.O2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names displacement</text:p>
                <draw:g>
                  <svg:desc>CPU.P1:CPU.P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MD</text:p>
                <draw:g>
                  <svg:desc>CPU.A3:CPU.A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Intel</text:p>
                <draw:g>
                  <svg:desc>CPU.A18:CPU.A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yzen 9950X3D</text:p>
                <draw:g>
                  <svg:desc>CPU.A4:CPU.A53</svg:desc>
                </draw:g>
              </table:table-cell>
              <table:table-cell office:value-type="float" office:value="NaN">
                <text:p>NaN</text:p>
                <draw:g>
                  <svg:desc>CPU.B4:CPU.B53</svg:desc>
                </draw:g>
              </table:table-cell>
              <table:table-cell office:value-type="float" office:value="0">
                <text:p>0</text:p>
                <draw:g>
                  <svg:desc>CPU.O4:CPU.O53</svg:desc>
                </draw:g>
              </table:table-cell>
              <table:table-cell office:value-type="float" office:value="NaN">
                <text:p>NaN</text:p>
                <draw:g>
                  <svg:desc>CPU.P4:CPU.P53</svg:desc>
                </draw:g>
              </table:table-cell>
              <table:table-cell office:value-type="float" office:value="NaN">
                <text:p>NaN</text:p>
                <draw:g>
                  <svg:desc>CPU.Q4:CPU.Q53</svg:desc>
                </draw:g>
              </table:table-cell>
              <table:table-cell office:value-type="float" office:value="NaN">
                <text:p>NaN</text:p>
                <draw:g>
                  <svg:desc>CPU.B4:CPU.B17</svg:desc>
                </draw:g>
              </table:table-cell>
              <table:table-cell office:value-type="float" office:value="NaN">
                <text:p>NaN</text:p>
                <draw:g>
                  <svg:desc>CPU.H4:CPU.H17</svg:desc>
                </draw:g>
              </table:table-cell>
              <table:table-cell office:value-type="float" office:value="2024.75">
                <text:p>2024.75</text:p>
                <draw:g>
                  <svg:desc>CPU.B19:CPU.B42</svg:desc>
                </draw:g>
              </table:table-cell>
              <table:table-cell office:value-type="float" office:value="15.1">
                <text:p>15.1</text:p>
                <draw:g>
                  <svg:desc>CPU.H19:CPU.H42</svg:desc>
                </draw:g>
              </table:table-cell>
            </table:table-row>
            <table:table-row>
              <table:table-cell office:value-type="string">
                <text:p>Ryzen 9 7950X3D</text:p>
              </table:table-cell>
              <table:table-cell office:value-type="float" office:value="2023.08333333333">
                <text:p>2023.08333333333</text:p>
              </table:table-cell>
              <table:table-cell office:value-type="float" office:value="0">
                <text:p>0</text:p>
              </table:table-cell>
              <table:table-cell office:value-type="float" office:value="2023.08333333333">
                <text:p>2023.08333333333</text:p>
              </table:table-cell>
              <table:table-cell office:value-type="float" office:value="3">
                <text:p>3</text:p>
              </table:table-cell>
              <table:table-cell office:value-type="float" office:value="2023.08333333333">
                <text:p>2023.08333333333</text:p>
              </table:table-cell>
              <table:table-cell office:value-type="float" office:value="13.4">
                <text:p>13.4</text:p>
              </table:table-cell>
              <table:table-cell office:value-type="float" office:value="2022.25">
                <text:p>2022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9 5950X</text:p>
              </table:table-cell>
              <table:table-cell office:value-type="float" office:value="2020.83333333333">
                <text:p>2020.83333333333</text:p>
              </table:table-cell>
              <table:table-cell office:value-type="float" office:value="0">
                <text:p>0</text:p>
              </table:table-cell>
              <table:table-cell office:value-type="float" office:value="2020.83333333333">
                <text:p>2020.83333333333</text:p>
              </table:table-cell>
              <table:table-cell office:value-type="float" office:value="3">
                <text:p>3</text:p>
              </table:table-cell>
              <table:table-cell office:value-type="float" office:value="2020.83333333333">
                <text:p>2020.83333333333</text:p>
              </table:table-cell>
              <table:table-cell office:value-type="float" office:value="12.8">
                <text:p>12.8</text:p>
              </table:table-cell>
              <table:table-cell office:value-type="float" office:value="2021.16666666667">
                <text:p>2021.1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9 3950X</text:p>
              </table:table-cell>
              <table:table-cell office:value-type="float" office:value="2019.83333333333">
                <text:p>2019.83333333333</text:p>
              </table:table-cell>
              <table:table-cell office:value-type="float" office:value="NaN">
                <text:p>NaN</text:p>
              </table:table-cell>
              <table:table-cell office:value-type="float" office:value="2019.83333333333">
                <text:p>2019.83333333333</text:p>
              </table:table-cell>
              <table:table-cell office:value-type="float" office:value="NaN">
                <text:p>NaN</text:p>
              </table:table-cell>
              <table:table-cell office:value-type="float" office:value="2019.83333333333">
                <text:p>2019.83333333333</text:p>
              </table:table-cell>
              <table:table-cell office:value-type="float" office:value="NaN">
                <text:p>NaN</text:p>
              </table:table-cell>
              <table:table-cell office:value-type="float" office:value="2020.25">
                <text:p>202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7 2700X</text:p>
              </table:table-cell>
              <table:table-cell office:value-type="float" office:value="2018.25">
                <text:p>2018.25</text:p>
              </table:table-cell>
              <table:table-cell office:value-type="float" office:value="NaN">
                <text:p>NaN</text:p>
              </table:table-cell>
              <table:table-cell office:value-type="float" office:value="2018.25">
                <text:p>2018.25</text:p>
              </table:table-cell>
              <table:table-cell office:value-type="float" office:value="NaN">
                <text:p>NaN</text:p>
              </table:table-cell>
              <table:table-cell office:value-type="float" office:value="2018.25">
                <text:p>2018.25</text:p>
              </table:table-cell>
              <table:table-cell office:value-type="float" office:value="NaN">
                <text:p>NaN</text:p>
              </table:table-cell>
              <table:table-cell office:value-type="float" office:value="2019.75">
                <text:p>2019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7 1800X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NaN">
                <text:p>NaN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NaN">
                <text:p>NaN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NaN">
                <text:p>NaN</text:p>
              </table:table-cell>
              <table:table-cell office:value-type="float" office:value="2018.75">
                <text:p>2018.75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string">
                <text:p>A12-9800</text:p>
              </table:table-cell>
              <table:table-cell office:value-type="float" office:value="2016.66666666667">
                <text:p>2016.66666666667</text:p>
              </table:table-cell>
              <table:table-cell office:value-type="float" office:value="0">
                <text:p>0</text:p>
              </table:table-cell>
              <table:table-cell office:value-type="float" office:value="2016.66666666667">
                <text:p>2016.66666666667</text:p>
              </table:table-cell>
              <table:table-cell office:value-type="float" office:value="0.8">
                <text:p>0.8</text:p>
              </table:table-cell>
              <table:table-cell office:value-type="float" office:value="2016.66666666667">
                <text:p>2016.66666666667</text:p>
              </table:table-cell>
              <table:table-cell office:value-type="float" office:value="6.32">
                <text:p>6.32</text:p>
              </table:table-cell>
              <table:table-cell office:value-type="float" office:value="2018.41666666667">
                <text:p>2018.41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X-9590</text:p>
              </table:table-cell>
              <table:table-cell office:value-type="float" office:value="2013.5">
                <text:p>2013.5</text:p>
              </table:table-cell>
              <table:table-cell office:value-type="float" office:value="0">
                <text:p>0</text:p>
              </table:table-cell>
              <table:table-cell office:value-type="float" office:value="2013.5">
                <text:p>2013.5</text:p>
              </table:table-cell>
              <table:table-cell office:value-type="float" office:value="2">
                <text:p>2</text:p>
              </table:table-cell>
              <table:table-cell office:value-type="float" office:value="2013.5">
                <text:p>2013.5</text:p>
              </table:table-cell>
              <table:table-cell office:value-type="float" office:value="7.4">
                <text:p>7.4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henom II X6 1100T</text:p>
              </table:table-cell>
              <table:table-cell office:value-type="float" office:value="2010.91666666667">
                <text:p>2010.91666666667</text:p>
              </table:table-cell>
              <table:table-cell office:value-type="float" office:value="0">
                <text:p>0</text:p>
              </table:table-cell>
              <table:table-cell office:value-type="float" office:value="2010.41666666667">
                <text:p>2010.41666666667</text:p>
              </table:table-cell>
              <table:table-cell office:value-type="float" office:value="3.94">
                <text:p>3.94</text:p>
              </table:table-cell>
              <table:table-cell office:value-type="float" office:value="2010.91666666667">
                <text:p>2010.91666666667</text:p>
              </table:table-cell>
              <table:table-cell office:value-type="float" office:value="3.64">
                <text:p>3.64</text:p>
              </table:table-cell>
              <table:table-cell office:value-type="float" office:value="2015.58333333333">
                <text:p>2015.5833333333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string">
                <text:p>Athlon 64 X2 6400+</text:p>
              </table:table-cell>
              <table:table-cell office:value-type="float" office:value="2007.58333333333">
                <text:p>2007.58333333333</text:p>
              </table:table-cell>
              <table:table-cell office:value-type="float" office:value="0">
                <text:p>0</text:p>
              </table:table-cell>
              <table:table-cell office:value-type="float" office:value="2007.38333333333">
                <text:p>2007.38333333333</text:p>
              </table:table-cell>
              <table:table-cell office:value-type="float" office:value="3.54">
                <text:p>3.54</text:p>
              </table:table-cell>
              <table:table-cell office:value-type="float" office:value="2007.58333333333">
                <text:p>2007.58333333333</text:p>
              </table:table-cell>
              <table:table-cell office:value-type="float" office:value="3.14">
                <text:p>3.14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string">
                <text:p>Athlon XP 3200+</text:p>
              </table:table-cell>
              <table:table-cell office:value-type="float" office:value="2003.75">
                <text:p>2003.75</text:p>
              </table:table-cell>
              <table:table-cell office:value-type="float" office:value="0">
                <text:p>0</text:p>
              </table:table-cell>
              <table:table-cell office:value-type="float" office:value="2003.75">
                <text:p>2003.75</text:p>
              </table:table-cell>
              <table:table-cell office:value-type="float" office:value="2.04">
                <text:p>2.04</text:p>
              </table:table-cell>
              <table:table-cell office:value-type="float" office:value="2003.75">
                <text:p>2003.75</text:p>
              </table:table-cell>
              <table:table-cell office:value-type="float" office:value="1.64">
                <text:p>1.64</text:p>
              </table:table-cell>
              <table:table-cell office:value-type="float" office:value="2014.41666666667">
                <text:p>2014.41666666667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K6-IIIE+ 550</text:p>
              </table:table-cell>
              <table:table-cell office:value-type="float" office:value="2000.66666666667">
                <text:p>2000.66666666667</text:p>
              </table:table-cell>
              <table:table-cell office:value-type="float" office:value="0">
                <text:p>0</text:p>
              </table:table-cell>
              <table:table-cell office:value-type="float" office:value="2000.66666666667">
                <text:p>2000.66666666667</text:p>
              </table:table-cell>
              <table:table-cell office:value-type="float" office:value="0.671">
                <text:p>0.671</text:p>
              </table:table-cell>
              <table:table-cell office:value-type="float" office:value="2000.66666666667">
                <text:p>2000.66666666667</text:p>
              </table:table-cell>
              <table:table-cell office:value-type="float" office:value="0.271">
                <text:p>0.271</text:p>
              </table:table-cell>
              <table:table-cell office:value-type="float" office:value="2012.25">
                <text:p>2012.25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K5-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1.75">
                <text:p>2011.75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1.08333333333">
                <text:p>2011.08333333333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Inte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8.58333333333">
                <text:p>2008.58333333333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285K</text:p>
              </table:table-cell>
              <table:table-cell office:value-type="float" office:value="2024.75">
                <text:p>2024.75</text:p>
              </table:table-cell>
              <table:table-cell office:value-type="float" office:value="0">
                <text:p>0</text:p>
              </table:table-cell>
              <table:table-cell office:value-type="float" office:value="2024.75">
                <text:p>2024.75</text:p>
              </table:table-cell>
              <table:table-cell office:value-type="float" office:value="15.6">
                <text:p>1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8.16666666667">
                <text:p>2008.16666666667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i9-12900KS</text:p>
              </table:table-cell>
              <table:table-cell office:value-type="float" office:value="2022.25">
                <text:p>2022.25</text:p>
              </table:table-cell>
              <table:table-cell office:value-type="float" office:value="NaN">
                <text:p>NaN</text:p>
              </table:table-cell>
              <table:table-cell office:value-type="float" office:value="2022.25">
                <text:p>202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6.16666666667">
                <text:p>2006.16666666667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i9-11900K</text:p>
              </table:table-cell>
              <table:table-cell office:value-type="float" office:value="2021.16666666667">
                <text:p>2021.16666666667</text:p>
              </table:table-cell>
              <table:table-cell office:value-type="float" office:value="NaN">
                <text:p>NaN</text:p>
              </table:table-cell>
              <table:table-cell office:value-type="float" office:value="2021.16666666667">
                <text:p>2021.1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5.33333333333">
                <text:p>2005.3333333333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i9-10900K</text:p>
              </table:table-cell>
              <table:table-cell office:value-type="float" office:value="2020.25">
                <text:p>2020.25</text:p>
              </table:table-cell>
              <table:table-cell office:value-type="float" office:value="NaN">
                <text:p>NaN</text:p>
              </table:table-cell>
              <table:table-cell office:value-type="float" office:value="2020.25">
                <text:p>202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2">
                <text:p>2002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string">
                <text:p>i9-9900KS</text:p>
              </table:table-cell>
              <table:table-cell office:value-type="float" office:value="2019.75">
                <text:p>2019.75</text:p>
              </table:table-cell>
              <table:table-cell office:value-type="float" office:value="NaN">
                <text:p>NaN</text:p>
              </table:table-cell>
              <table:table-cell office:value-type="float" office:value="2019.75">
                <text:p>2019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8.58333333333">
                <text:p>1998.5833333333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i9-9900K</text:p>
              </table:table-cell>
              <table:table-cell office:value-type="float" office:value="2018.75">
                <text:p>2018.75</text:p>
              </table:table-cell>
              <table:table-cell office:value-type="float" office:value="0">
                <text:p>0</text:p>
              </table:table-cell>
              <table:table-cell office:value-type="float" office:value="2018.75">
                <text:p>2018.75</text:p>
              </table:table-cell>
              <table:table-cell office:value-type="float" office:value="10.43">
                <text:p>10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8.41666666667">
                <text:p>1998.41666666667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i7-8086K</text:p>
              </table:table-cell>
              <table:table-cell office:value-type="float" office:value="2018.41666666667">
                <text:p>2018.41666666667</text:p>
              </table:table-cell>
              <table:table-cell office:value-type="float" office:value="NaN">
                <text:p>NaN</text:p>
              </table:table-cell>
              <table:table-cell office:value-type="float" office:value="2018.41666666667">
                <text:p>2018.41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7700K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6700K</text:p>
              </table:table-cell>
              <table:table-cell office:value-type="float" office:value="2015.58333333333">
                <text:p>2015.58333333333</text:p>
              </table:table-cell>
              <table:table-cell office:value-type="float" office:value="0">
                <text:p>0</text:p>
              </table:table-cell>
              <table:table-cell office:value-type="float" office:value="2016.18333333333">
                <text:p>2016.18333333333</text:p>
              </table:table-cell>
              <table:table-cell office:value-type="float" office:value="8.49">
                <text:p>8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5775C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0">
                <text:p>0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10.26">
                <text:p>10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4790K</text:p>
              </table:table-cell>
              <table:table-cell office:value-type="float" office:value="2014.41666666667">
                <text:p>2014.41666666667</text:p>
              </table:table-cell>
              <table:table-cell office:value-type="float" office:value="0">
                <text:p>0</text:p>
              </table:table-cell>
              <table:table-cell office:value-type="float" office:value="2014.41666666667">
                <text:p>2014.41666666667</text:p>
              </table:table-cell>
              <table:table-cell office:value-type="float" office:value="9.25">
                <text:p>9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3770K</text:p>
              </table:table-cell>
              <table:table-cell office:value-type="float" office:value="2012.25">
                <text:p>2012.25</text:p>
              </table:table-cell>
              <table:table-cell office:value-type="float" office:value="0">
                <text:p>0</text:p>
              </table:table-cell>
              <table:table-cell office:value-type="float" office:value="2012.5">
                <text:p>2012.5</text:p>
              </table:table-cell>
              <table:table-cell office:value-type="float" office:value="7.29">
                <text:p>7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2700K</text:p>
              </table:table-cell>
              <table:table-cell office:value-type="float" office:value="2011.75">
                <text:p>2011.75</text:p>
              </table:table-cell>
              <table:table-cell office:value-type="float" office:value="0">
                <text:p>0</text:p>
              </table:table-cell>
              <table:table-cell office:value-type="float" office:value="2011.75">
                <text:p>2011.75</text:p>
              </table:table-cell>
              <table:table-cell office:value-type="float" office:value="8.19">
                <text:p>8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990X</text:p>
              </table:table-cell>
              <table:table-cell office:value-type="float" office:value="2011.08333333333">
                <text:p>2011.08333333333</text:p>
              </table:table-cell>
              <table:table-cell office:value-type="float" office:value="0">
                <text:p>0</text:p>
              </table:table-cell>
              <table:table-cell office:value-type="float" office:value="2011.08333333333">
                <text:p>2011.08333333333</text:p>
              </table:table-cell>
              <table:table-cell office:value-type="float" office:value="4.68">
                <text:p>4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e 2 Duo 3.33GHz</text:p>
              </table:table-cell>
              <table:table-cell office:value-type="float" office:value="2008.58333333333">
                <text:p>2008.58333333333</text:p>
              </table:table-cell>
              <table:table-cell office:value-type="float" office:value="0">
                <text:p>0</text:p>
              </table:table-cell>
              <table:table-cell office:value-type="float" office:value="2008.78333333333">
                <text:p>2008.78333333333</text:p>
              </table:table-cell>
              <table:table-cell office:value-type="float" office:value="4.18">
                <text:p>4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e 2 Quad 3.2GHz</text:p>
              </table:table-cell>
              <table:table-cell office:value-type="float" office:value="2008.16666666667">
                <text:p>2008.16666666667</text:p>
              </table:table-cell>
              <table:table-cell office:value-type="float" office:value="0">
                <text:p>0</text:p>
              </table:table-cell>
              <table:table-cell office:value-type="float" office:value="2008.06666666667">
                <text:p>2008.06666666667</text:p>
              </table:table-cell>
              <table:table-cell office:value-type="float" office:value="3.82">
                <text:p>3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D 3.73GHz</text:p>
              </table:table-cell>
              <table:table-cell office:value-type="float" office:value="2006.16666666667">
                <text:p>2006.16666666667</text:p>
              </table:table-cell>
              <table:table-cell office:value-type="float" office:value="0">
                <text:p>0</text:p>
              </table:table-cell>
              <table:table-cell office:value-type="float" office:value="2006.16666666667">
                <text:p>2006.16666666667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4 HT 3.8GHz</text:p>
              </table:table-cell>
              <table:table-cell office:value-type="float" office:value="2005.33333333333">
                <text:p>2005.33333333333</text:p>
              </table:table-cell>
              <table:table-cell office:value-type="float" office:value="0">
                <text:p>0</text:p>
              </table:table-cell>
              <table:table-cell office:value-type="float" office:value="2005.33333333333">
                <text:p>2005.3333333333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3 1.4GHz</text:p>
              </table:table-cell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2002">
                <text:p>2002</text:p>
              </table:table-cell>
              <table:table-cell office:value-type="float" office:value="1.276">
                <text:p>1.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II 450</text:p>
              </table:table-cell>
              <table:table-cell office:value-type="float" office:value="1998.58333333333">
                <text:p>1998.58333333333</text:p>
              </table:table-cell>
              <table:table-cell office:value-type="float" office:value="0">
                <text:p>0</text:p>
              </table:table-cell>
              <table:table-cell office:value-type="float" office:value="1998.98333333333">
                <text:p>1998.98333333333</text:p>
              </table:table-cell>
              <table:table-cell office:value-type="float" office:value="0.79">
                <text:p>0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MMX 233</text:p>
              </table:table-cell>
              <table:table-cell office:value-type="float" office:value="1998.41666666667">
                <text:p>1998.41666666667</text:p>
              </table:table-cell>
              <table:table-cell office:value-type="float" office:value="0">
                <text:p>0</text:p>
              </table:table-cell>
              <table:table-cell office:value-type="float" office:value="1998.01666666667">
                <text:p>1998.01666666667</text:p>
              </table:table-cell>
              <table:table-cell office:value-type="float" office:value="0.585">
                <text:p>0.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486DX4 100MHz W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napdragon 8cx Gen3 @3.0GHz (4xCortex-X1@3.0GHz, 4xCortex-A78@2.4GHz)</text:p>
              </table:table-cell>
              <table:table-cell office:value-type="float" office:value="2021.08333333333">
                <text:p>2021.08333333333</text:p>
              </table:table-cell>
              <table:table-cell office:value-type="float" office:value="NaN">
                <text:p>NaN</text:p>
              </table:table-cell>
              <table:table-cell office:value-type="float" office:value="2021.08333333333">
                <text:p>2021.08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Pi5 (4xA76)</text:p>
              </table:table-cell>
              <table:table-cell office:value-type="float" office:value="2023.75">
                <text:p>2023.75</text:p>
              </table:table-cell>
              <table:table-cell office:value-type="float" office:value="NaN">
                <text:p>NaN</text:p>
              </table:table-cell>
              <table:table-cell office:value-type="float" office:value="2023.75">
                <text:p>202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Pi4 (4xA72)</text:p>
              </table:table-cell>
              <table:table-cell office:value-type="float" office:value="2019.41666666667">
                <text:p>2019.41666666667</text:p>
              </table:table-cell>
              <table:table-cell office:value-type="float" office:value="NaN">
                <text:p>NaN</text:p>
              </table:table-cell>
              <table:table-cell office:value-type="float" office:value="2019.41666666667">
                <text:p>2019.41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0.4$Windows_X86_64 LibreOffice_project/48f00303701489684e67c38c28aff00cd5929e67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b-spline" chart:symbol-type="automatic" chart:include-hidden-cells="false" chart:auto-position="true" chart:auto-size="true" chart:treat-empty-cells="ignore" chart:spline-order="2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 chart:data-label-number="none" chart:data-label-text="true" chart:data-label-symbol="false" chart:data-label-series="false" chart:label-position="top" loext:custom-leader-lines="false" style:rotation-angle="90"/>
      <style:graphic-properties draw:stroke="none" svg:stroke-width="0.08cm" svg:stroke-color="#000000" draw:fill-color="#000000"/>
      <style:text-properties fo:font-size="10pt" fo:text-shadow="1pt 1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25cm" chart:symbol-height="0.25cm" chart:link-data-style-to-source="true" chart:label-position="top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d4d" draw:fill-color="#ff4d4d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3333ff" draw:fill-color="#3333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7cm" svg:height="8.999cm" xlink:href=".." xlink:type="simple" chart:class="chart:scatter" chart:style-name="ch1">
        <chart:title svg:x="4.415cm" svg:y="0.314cm" chart:style-name="ch2">
          <text:p>CPU Performance (multithreaded)</text:p>
        </chart:title>
        <chart:legend chart:legend-position="end" svg:x="13.859cm" svg:y="3.951cm" style:legend-expansion="high" chart:style-name="ch3"/>
        <chart:plot-area chart:style-name="ch4" svg:x="1.317cm" svg:y="1.286cm" svg:width="12.223cm" svg:height="6.566cm">
          <chart:coordinate-region svg:x="2.363cm" svg:y="1.486cm" svg:width="10.778cm" svg:height="5.719cm"/>
          <chart:axis chart:dimension="x" chart:name="primary-x" chart:style-name="ch5" chartooo:axis-type="auto">
            <chart:title svg:x="6.021cm" svg:y="8.032cm" chart:style-name="ch6">
              <text:p><text:span text:style-name="T1">year of introduction</text:span></text:p>
            </chart:title>
            <chart:categories table:cell-range-address="CPU.A4:CPU.A53"/>
          </chart:axis>
          <chart:axis chart:dimension="y" chart:name="primary-y" chart:style-name="ch7">
            <chart:title svg:x="0.451cm" svg:y="5.27cm" chart:style-name="ch8">
              <text:p><text:span text:style-name="T1">GFLOPS</text:span></text:p>
            </chart:title>
            <chart:grid chart:style-name="ch9" chart:class="major"/>
          </chart:axis>
          <chart:series chart:style-name="ch10" chart:values-cell-range-address="CPU.S4:CPU.S53" loext:hide-legend="true" chart:label-cell-address="CPU.R1:CPU.R1" chart:class="chart:scatter">
            <chart:domain table:cell-range-address="CPU.R4:CPU.R53"/>
            <chart:data-point chart:repeated="50"/>
          </chart:series>
          <chart:series chart:style-name="ch11" chart:values-cell-range-address="CPU.O4:CPU.O53" loext:hide-legend="true" chart:label-cell-address="CPU.O2:CPU.O2" chart:class="chart:scatter">
            <chart:domain table:cell-range-address="CPU.B4:CPU.B53"/>
            <chart:data-point chart:repeated="50"/>
          </chart:series>
          <chart:series chart:style-name="ch12" chart:values-cell-range-address="CPU.L4:CPU.L17" chart:label-cell-address="CPU.A3:CPU.A3" chart:class="chart:scatter">
            <chart:domain table:cell-range-address="CPU.B4:CPU.B17"/>
            <chart:data-point chart:repeated="14"/>
          </chart:series>
          <chart:series chart:style-name="ch13" chart:values-cell-range-address="CPU.L19:CPU.L42" chart:label-cell-address="CPU.A18:CPU.A18" chart:class="chart:scatter">
            <chart:domain table:cell-range-address="CPU.B19:CPU.B42"/>
            <chart:data-point chart:repeated="2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names displacement</text:p>
                <draw:g>
                  <svg:desc>CPU.R1:CPU.R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oints</text:p>
                <draw:g>
                  <svg:desc>CPU.O2:CPU.O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MD</text:p>
                <draw:g>
                  <svg:desc>CPU.A3:CPU.A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Intel</text:p>
                <draw:g>
                  <svg:desc>CPU.A18:CPU.A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yzen 9950X3D</text:p>
                <draw:g>
                  <svg:desc>CPU.A4:CPU.A53</svg:desc>
                </draw:g>
              </table:table-cell>
              <table:table-cell office:value-type="float" office:value="NaN">
                <text:p>NaN</text:p>
                <draw:g>
                  <svg:desc>CPU.R4:CPU.R53</svg:desc>
                </draw:g>
              </table:table-cell>
              <table:table-cell office:value-type="float" office:value="NaN">
                <text:p>NaN</text:p>
                <draw:g>
                  <svg:desc>CPU.S4:CPU.S53</svg:desc>
                </draw:g>
              </table:table-cell>
              <table:table-cell office:value-type="float" office:value="NaN">
                <text:p>NaN</text:p>
                <draw:g>
                  <svg:desc>CPU.B4:CPU.B53</svg:desc>
                </draw:g>
              </table:table-cell>
              <table:table-cell office:value-type="float" office:value="0">
                <text:p>0</text:p>
                <draw:g>
                  <svg:desc>CPU.O4:CPU.O53</svg:desc>
                </draw:g>
              </table:table-cell>
              <table:table-cell office:value-type="float" office:value="NaN">
                <text:p>NaN</text:p>
                <draw:g>
                  <svg:desc>CPU.B4:CPU.B17</svg:desc>
                </draw:g>
              </table:table-cell>
              <table:table-cell office:value-type="float" office:value="NaN">
                <text:p>NaN</text:p>
                <draw:g>
                  <svg:desc>CPU.L4:CPU.L17</svg:desc>
                </draw:g>
              </table:table-cell>
              <table:table-cell office:value-type="float" office:value="2024.75">
                <text:p>2024.75</text:p>
                <draw:g>
                  <svg:desc>CPU.B19:CPU.B42</svg:desc>
                </draw:g>
              </table:table-cell>
              <table:table-cell office:value-type="float" office:value="343">
                <text:p>343</text:p>
                <draw:g>
                  <svg:desc>CPU.L19:CPU.L42</svg:desc>
                </draw:g>
              </table:table-cell>
            </table:table-row>
            <table:table-row>
              <table:table-cell office:value-type="string">
                <text:p>Ryzen 9 7950X3D</text:p>
              </table:table-cell>
              <table:table-cell office:value-type="float" office:value="2023.08333333333">
                <text:p>2023.08333333333</text:p>
              </table:table-cell>
              <table:table-cell office:value-type="float" office:value="130">
                <text:p>130</text:p>
              </table:table-cell>
              <table:table-cell office:value-type="float" office:value="2023.08333333333">
                <text:p>2023.08333333333</text:p>
              </table:table-cell>
              <table:table-cell office:value-type="float" office:value="0">
                <text:p>0</text:p>
              </table:table-cell>
              <table:table-cell office:value-type="float" office:value="2023.08333333333">
                <text:p>2023.08333333333</text:p>
              </table:table-cell>
              <table:table-cell office:value-type="float" office:value="400">
                <text:p>400</text:p>
              </table:table-cell>
              <table:table-cell office:value-type="float" office:value="2022.25">
                <text:p>2022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9 5950X</text:p>
              </table:table-cell>
              <table:table-cell office:value-type="float" office:value="2020.83333333333">
                <text:p>2020.83333333333</text:p>
              </table:table-cell>
              <table:table-cell office:value-type="float" office:value="130">
                <text:p>130</text:p>
              </table:table-cell>
              <table:table-cell office:value-type="float" office:value="2020.83333333333">
                <text:p>2020.83333333333</text:p>
              </table:table-cell>
              <table:table-cell office:value-type="float" office:value="0">
                <text:p>0</text:p>
              </table:table-cell>
              <table:table-cell office:value-type="float" office:value="2020.83333333333">
                <text:p>2020.83333333333</text:p>
              </table:table-cell>
              <table:table-cell office:value-type="float" office:value="373">
                <text:p>373</text:p>
              </table:table-cell>
              <table:table-cell office:value-type="float" office:value="2021.16666666667">
                <text:p>2021.1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9 3950X</text:p>
              </table:table-cell>
              <table:table-cell office:value-type="float" office:value="2019.83333333333">
                <text:p>2019.83333333333</text:p>
              </table:table-cell>
              <table:table-cell office:value-type="float" office:value="NaN">
                <text:p>NaN</text:p>
              </table:table-cell>
              <table:table-cell office:value-type="float" office:value="2019.83333333333">
                <text:p>2019.83333333333</text:p>
              </table:table-cell>
              <table:table-cell office:value-type="float" office:value="NaN">
                <text:p>NaN</text:p>
              </table:table-cell>
              <table:table-cell office:value-type="float" office:value="2019.83333333333">
                <text:p>2019.83333333333</text:p>
              </table:table-cell>
              <table:table-cell office:value-type="float" office:value="NaN">
                <text:p>NaN</text:p>
              </table:table-cell>
              <table:table-cell office:value-type="float" office:value="2020.25">
                <text:p>202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7 2700X</text:p>
              </table:table-cell>
              <table:table-cell office:value-type="float" office:value="2018.25">
                <text:p>2018.25</text:p>
              </table:table-cell>
              <table:table-cell office:value-type="float" office:value="NaN">
                <text:p>NaN</text:p>
              </table:table-cell>
              <table:table-cell office:value-type="float" office:value="2018.25">
                <text:p>2018.25</text:p>
              </table:table-cell>
              <table:table-cell office:value-type="float" office:value="NaN">
                <text:p>NaN</text:p>
              </table:table-cell>
              <table:table-cell office:value-type="float" office:value="2018.25">
                <text:p>2018.25</text:p>
              </table:table-cell>
              <table:table-cell office:value-type="float" office:value="NaN">
                <text:p>NaN</text:p>
              </table:table-cell>
              <table:table-cell office:value-type="float" office:value="2019.75">
                <text:p>2019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7 1800X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NaN">
                <text:p>NaN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NaN">
                <text:p>NaN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NaN">
                <text:p>NaN</text:p>
              </table:table-cell>
              <table:table-cell office:value-type="float" office:value="2018.75">
                <text:p>2018.7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A12-9800</text:p>
              </table:table-cell>
              <table:table-cell office:value-type="float" office:value="2016.76666666667">
                <text:p>2016.76666666667</text:p>
              </table:table-cell>
              <table:table-cell office:value-type="float" office:value="100">
                <text:p>100</text:p>
              </table:table-cell>
              <table:table-cell office:value-type="float" office:value="2016.66666666667">
                <text:p>2016.66666666667</text:p>
              </table:table-cell>
              <table:table-cell office:value-type="float" office:value="0">
                <text:p>0</text:p>
              </table:table-cell>
              <table:table-cell office:value-type="float" office:value="2016.66666666667">
                <text:p>2016.66666666667</text:p>
              </table:table-cell>
              <table:table-cell office:value-type="float" office:value="25">
                <text:p>25</text:p>
              </table:table-cell>
              <table:table-cell office:value-type="float" office:value="2018.41666666667">
                <text:p>2018.41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X-9590</text:p>
              </table:table-cell>
              <table:table-cell office:value-type="float" office:value="2013.5">
                <text:p>2013.5</text:p>
              </table:table-cell>
              <table:table-cell office:value-type="float" office:value="70">
                <text:p>70</text:p>
              </table:table-cell>
              <table:table-cell office:value-type="float" office:value="2013.5">
                <text:p>2013.5</text:p>
              </table:table-cell>
              <table:table-cell office:value-type="float" office:value="0">
                <text:p>0</text:p>
              </table:table-cell>
              <table:table-cell office:value-type="float" office:value="2013.5">
                <text:p>2013.5</text:p>
              </table:table-cell>
              <table:table-cell office:value-type="float" office:value="53.2">
                <text:p>53.2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henom II X6 1100T</text:p>
              </table:table-cell>
              <table:table-cell office:value-type="float" office:value="2010.31666666667">
                <text:p>2010.31666666667</text:p>
              </table:table-cell>
              <table:table-cell office:value-type="float" office:value="21.2">
                <text:p>21.2</text:p>
              </table:table-cell>
              <table:table-cell office:value-type="float" office:value="2010.91666666667">
                <text:p>2010.91666666667</text:p>
              </table:table-cell>
              <table:table-cell office:value-type="float" office:value="0">
                <text:p>0</text:p>
              </table:table-cell>
              <table:table-cell office:value-type="float" office:value="2010.91666666667">
                <text:p>2010.91666666667</text:p>
              </table:table-cell>
              <table:table-cell office:value-type="float" office:value="19.2">
                <text:p>19.2</text:p>
              </table:table-cell>
              <table:table-cell office:value-type="float" office:value="2015.58333333333">
                <text:p>2015.58333333333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string">
                <text:p>Athlon 64 X2 6400+</text:p>
              </table:table-cell>
              <table:table-cell office:value-type="float" office:value="2007.38333333333">
                <text:p>2007.38333333333</text:p>
              </table:table-cell>
              <table:table-cell office:value-type="float" office:value="13.26">
                <text:p>13.26</text:p>
              </table:table-cell>
              <table:table-cell office:value-type="float" office:value="2007.58333333333">
                <text:p>2007.58333333333</text:p>
              </table:table-cell>
              <table:table-cell office:value-type="float" office:value="0">
                <text:p>0</text:p>
              </table:table-cell>
              <table:table-cell office:value-type="float" office:value="2007.58333333333">
                <text:p>2007.58333333333</text:p>
              </table:table-cell>
              <table:table-cell office:value-type="float" office:value="6.26">
                <text:p>6.26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Athlon XP 3200+</text:p>
              </table:table-cell>
              <table:table-cell office:value-type="float" office:value="2003.75">
                <text:p>2003.75</text:p>
              </table:table-cell>
              <table:table-cell office:value-type="float" office:value="8.64">
                <text:p>8.64</text:p>
              </table:table-cell>
              <table:table-cell office:value-type="float" office:value="2003.75">
                <text:p>2003.75</text:p>
              </table:table-cell>
              <table:table-cell office:value-type="float" office:value="0">
                <text:p>0</text:p>
              </table:table-cell>
              <table:table-cell office:value-type="float" office:value="2003.75">
                <text:p>2003.75</text:p>
              </table:table-cell>
              <table:table-cell office:value-type="float" office:value="1.64">
                <text:p>1.64</text:p>
              </table:table-cell>
              <table:table-cell office:value-type="float" office:value="2014.41666666667">
                <text:p>2014.41666666667</text:p>
              </table:table-cell>
              <table:table-cell office:value-type="float" office:value="69.3">
                <text:p>69.3</text:p>
              </table:table-cell>
            </table:table-row>
            <table:table-row>
              <table:table-cell office:value-type="string">
                <text:p>K6-IIIE+ 550</text:p>
              </table:table-cell>
              <table:table-cell office:value-type="float" office:value="2000.66666666667">
                <text:p>2000.66666666667</text:p>
              </table:table-cell>
              <table:table-cell office:value-type="float" office:value="1">
                <text:p>1</text:p>
              </table:table-cell>
              <table:table-cell office:value-type="float" office:value="2000.66666666667">
                <text:p>2000.66666666667</text:p>
              </table:table-cell>
              <table:table-cell office:value-type="float" office:value="0">
                <text:p>0</text:p>
              </table:table-cell>
              <table:table-cell office:value-type="float" office:value="2000.66666666667">
                <text:p>2000.66666666667</text:p>
              </table:table-cell>
              <table:table-cell office:value-type="float" office:value="0.271">
                <text:p>0.271</text:p>
              </table:table-cell>
              <table:table-cell office:value-type="float" office:value="2012.25">
                <text:p>2012.25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K5-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1.75">
                <text:p>2011.7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1.08333333333">
                <text:p>2011.08333333333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Inte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8.58333333333">
                <text:p>2008.58333333333</text:p>
              </table:table-cell>
              <table:table-cell office:value-type="float" office:value="7.55">
                <text:p>7.55</text:p>
              </table:table-cell>
            </table:table-row>
            <table:table-row>
              <table:table-cell office:value-type="string">
                <text:p>285K</text:p>
              </table:table-cell>
              <table:table-cell office:value-type="float" office:value="2024.75">
                <text:p>2024.75</text:p>
              </table:table-cell>
              <table:table-cell office:value-type="float" office:value="160">
                <text:p>160</text:p>
              </table:table-cell>
              <table:table-cell office:value-type="float" office:value="2024.75">
                <text:p>2024.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8.16666666667">
                <text:p>2008.16666666667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i9-12900KS</text:p>
              </table:table-cell>
              <table:table-cell office:value-type="float" office:value="2022.25">
                <text:p>2022.25</text:p>
              </table:table-cell>
              <table:table-cell office:value-type="float" office:value="NaN">
                <text:p>NaN</text:p>
              </table:table-cell>
              <table:table-cell office:value-type="float" office:value="2022.25">
                <text:p>202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6.16666666667">
                <text:p>2006.16666666667</text:p>
              </table:table-cell>
              <table:table-cell office:value-type="float" office:value="7.07">
                <text:p>7.07</text:p>
              </table:table-cell>
            </table:table-row>
            <table:table-row>
              <table:table-cell office:value-type="string">
                <text:p>i9-11900K</text:p>
              </table:table-cell>
              <table:table-cell office:value-type="float" office:value="2021.16666666667">
                <text:p>2021.16666666667</text:p>
              </table:table-cell>
              <table:table-cell office:value-type="float" office:value="NaN">
                <text:p>NaN</text:p>
              </table:table-cell>
              <table:table-cell office:value-type="float" office:value="2021.16666666667">
                <text:p>2021.1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5.33333333333">
                <text:p>2005.33333333333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i9-10900K</text:p>
              </table:table-cell>
              <table:table-cell office:value-type="float" office:value="2020.25">
                <text:p>2020.25</text:p>
              </table:table-cell>
              <table:table-cell office:value-type="float" office:value="NaN">
                <text:p>NaN</text:p>
              </table:table-cell>
              <table:table-cell office:value-type="float" office:value="2020.25">
                <text:p>202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2">
                <text:p>2002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string">
                <text:p>i9-9900KS</text:p>
              </table:table-cell>
              <table:table-cell office:value-type="float" office:value="2019.75">
                <text:p>2019.75</text:p>
              </table:table-cell>
              <table:table-cell office:value-type="float" office:value="NaN">
                <text:p>NaN</text:p>
              </table:table-cell>
              <table:table-cell office:value-type="float" office:value="2019.75">
                <text:p>2019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8.58333333333">
                <text:p>1998.5833333333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i9-9900K</text:p>
              </table:table-cell>
              <table:table-cell office:value-type="float" office:value="2018.75">
                <text:p>2018.75</text:p>
              </table:table-cell>
              <table:table-cell office:value-type="float" office:value="160">
                <text:p>160</text:p>
              </table:table-cell>
              <table:table-cell office:value-type="float" office:value="2018.75">
                <text:p>2018.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8.41666666667">
                <text:p>1998.41666666667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i7-8086K</text:p>
              </table:table-cell>
              <table:table-cell office:value-type="float" office:value="2018.41666666667">
                <text:p>2018.41666666667</text:p>
              </table:table-cell>
              <table:table-cell office:value-type="float" office:value="NaN">
                <text:p>NaN</text:p>
              </table:table-cell>
              <table:table-cell office:value-type="float" office:value="2018.41666666667">
                <text:p>2018.41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7700K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6700K</text:p>
              </table:table-cell>
              <table:table-cell office:value-type="float" office:value="2016.08333333333">
                <text:p>2016.08333333333</text:p>
              </table:table-cell>
              <table:table-cell office:value-type="float" office:value="80">
                <text:p>80</text:p>
              </table:table-cell>
              <table:table-cell office:value-type="float" office:value="2015.58333333333">
                <text:p>2015.58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5775C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90">
                <text:p>90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4790K</text:p>
              </table:table-cell>
              <table:table-cell office:value-type="float" office:value="2014.41666666667">
                <text:p>2014.41666666667</text:p>
              </table:table-cell>
              <table:table-cell office:value-type="float" office:value="85">
                <text:p>85</text:p>
              </table:table-cell>
              <table:table-cell office:value-type="float" office:value="2014.41666666667">
                <text:p>2014.41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3770K</text:p>
              </table:table-cell>
              <table:table-cell office:value-type="float" office:value="2012.45">
                <text:p>2012.45</text:p>
              </table:table-cell>
              <table:table-cell office:value-type="float" office:value="65">
                <text:p>65</text:p>
              </table:table-cell>
              <table:table-cell office:value-type="float" office:value="2012.25">
                <text:p>2012.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2700K</text:p>
              </table:table-cell>
              <table:table-cell office:value-type="float" office:value="2011.75">
                <text:p>2011.75</text:p>
              </table:table-cell>
              <table:table-cell office:value-type="float" office:value="70">
                <text:p>70</text:p>
              </table:table-cell>
              <table:table-cell office:value-type="float" office:value="2011.75">
                <text:p>2011.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990X</text:p>
              </table:table-cell>
              <table:table-cell office:value-type="float" office:value="2011.08333333333">
                <text:p>2011.08333333333</text:p>
              </table:table-cell>
              <table:table-cell office:value-type="float" office:value="54.7">
                <text:p>54.7</text:p>
              </table:table-cell>
              <table:table-cell office:value-type="float" office:value="2011.08333333333">
                <text:p>2011.08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e 2 Duo 3.33GHz</text:p>
              </table:table-cell>
              <table:table-cell office:value-type="float" office:value="2008.88333333333">
                <text:p>2008.88333333333</text:p>
              </table:table-cell>
              <table:table-cell office:value-type="float" office:value="14.55">
                <text:p>14.55</text:p>
              </table:table-cell>
              <table:table-cell office:value-type="float" office:value="2008.58333333333">
                <text:p>2008.58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e 2 Quad 3.2GHz</text:p>
              </table:table-cell>
              <table:table-cell office:value-type="float" office:value="2008.16666666667">
                <text:p>2008.16666666667</text:p>
              </table:table-cell>
              <table:table-cell office:value-type="float" office:value="19.8">
                <text:p>19.8</text:p>
              </table:table-cell>
              <table:table-cell office:value-type="float" office:value="2008.16666666667">
                <text:p>2008.16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D 3.73GHz</text:p>
              </table:table-cell>
              <table:table-cell office:value-type="float" office:value="2006.16666666667">
                <text:p>2006.16666666667</text:p>
              </table:table-cell>
              <table:table-cell office:value-type="float" office:value="18">
                <text:p>18</text:p>
              </table:table-cell>
              <table:table-cell office:value-type="float" office:value="2006.16666666667">
                <text:p>2006.16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4 HT 3.8GHz</text:p>
              </table:table-cell>
              <table:table-cell office:value-type="float" office:value="2005.33333333333">
                <text:p>2005.33333333333</text:p>
              </table:table-cell>
              <table:table-cell office:value-type="float" office:value="15">
                <text:p>15</text:p>
              </table:table-cell>
              <table:table-cell office:value-type="float" office:value="2005.33333333333">
                <text:p>2005.33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3 1.4GHz</text:p>
              </table:table-cell>
              <table:table-cell office:value-type="float" office:value="2002">
                <text:p>2002</text:p>
              </table:table-cell>
              <table:table-cell office:value-type="float" office:value="1">
                <text:p>1</text:p>
              </table:table-cell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II 450</text:p>
              </table:table-cell>
              <table:table-cell office:value-type="float" office:value="1998.98333333333">
                <text:p>1998.98333333333</text:p>
              </table:table-cell>
              <table:table-cell office:value-type="float" office:value="1">
                <text:p>1</text:p>
              </table:table-cell>
              <table:table-cell office:value-type="float" office:value="1998.58333333333">
                <text:p>1998.58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MMX 233</text:p>
              </table:table-cell>
              <table:table-cell office:value-type="float" office:value="1998.01666666667">
                <text:p>1998.01666666667</text:p>
              </table:table-cell>
              <table:table-cell office:value-type="float" office:value="1">
                <text:p>1</text:p>
              </table:table-cell>
              <table:table-cell office:value-type="float" office:value="1998.41666666667">
                <text:p>1998.41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486DX4 100MHz W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napdragon 8cx Gen3 @3.0GHz (4xCortex-X1@3.0GHz, 4xCortex-A78@2.4GHz)</text:p>
              </table:table-cell>
              <table:table-cell office:value-type="float" office:value="2021.08333333333">
                <text:p>2021.08333333333</text:p>
              </table:table-cell>
              <table:table-cell office:value-type="float" office:value="NaN">
                <text:p>NaN</text:p>
              </table:table-cell>
              <table:table-cell office:value-type="float" office:value="2021.08333333333">
                <text:p>2021.08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Pi5 (4xA76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3.75">
                <text:p>202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Pi4 (4xA72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9.41666666667">
                <text:p>2019.41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0.4$Windows_X86_64 LibreOffice_project/48f00303701489684e67c38c28aff00cd5929e67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b-spline" chart:symbol-type="automatic" chart:include-hidden-cells="false" chart:treat-empty-cells="ignore" chart:spline-order="2" chart:right-angled-axes="true"/>
    </style:style>
    <style:style style:name="ch5" style:family="chart" style:data-style-name="N0">
      <style:chart-properties chart:display-label="true" chart:logarithmic="false" chart:maximum="20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sterisk" chart:symbol-width="0.25cm" chart:symbol-height="0.25cm" chart:link-data-style-to-source="true" chart:label-position="top" loext:custom-leader-lines="false" style:rotation-angle="90"/>
      <style:graphic-properties draw:stroke="none" svg:stroke-width="0.08cm" svg:stroke-color="#000000" draw:fill-color="#000000"/>
      <style:text-properties style:text-outline="true" fo:font-size="10pt" style:font-size-asian="10pt" style:font-size-complex="10pt"/>
    </style:style>
    <style:style style:name="ch11" style:family="chart">
      <style:chart-properties chart:solid-type="cuboid" chart:symbol-type="named-symbol" chart:symbol-name="asterisk" chart:symbol-width="0.25cm" chart:symbol-height="0.25cm"/>
    </style:style>
    <style:style style:name="ch12" style:family="chart" style:data-style-name="N0">
      <style:chart-properties chart:symbol-type="none" chart:link-data-style-to-source="true" chart:data-label-number="none" chart:data-label-text="true" chart:data-label-symbol="false" chart:data-label-series="false" chart:label-position="top" style:rotation-angle="90"/>
      <style:graphic-properties draw:stroke="none" svg:stroke-width="0.08cm" svg:stroke-color="#579d1c" draw:fill-color="#579d1c"/>
      <style:text-properties fo:font-size="10pt" fo:text-shadow="1pt 1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d4d" draw:fill-color="#ff4d4d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3333ff" draw:fill-color="#3333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5.997cm" svg:height="8.999cm" xlink:href=".." xlink:type="simple" chart:class="chart:scatter" chart:style-name="ch1">
        <chart:title svg:x="3.411cm" svg:y="0.314cm" chart:style-name="ch2">
          <text:p><text:span text:style-name="T1">CPU Performance (single threaded, float32)</text:span></text:p>
        </chart:title>
        <chart:legend chart:legend-position="end" svg:x="13.859cm" svg:y="3.951cm" style:legend-expansion="high" chart:style-name="ch3"/>
        <chart:plot-area chart:style-name="ch4" svg:x="1.216cm" svg:y="1.311cm" svg:width="12.322cm" svg:height="6.565cm">
          <chart:coordinate-region svg:x="1.964cm" svg:y="1.51cm" svg:width="11.175cm" svg:height="5.719cm"/>
          <chart:axis chart:dimension="x" chart:name="primary-x" chart:style-name="ch5" chartooo:axis-type="auto">
            <chart:title svg:x="5.97cm" svg:y="8.056cm" chart:style-name="ch6">
              <text:p><text:span text:style-name="T2">year of introduction</text:span></text:p>
            </chart:title>
            <chart:categories table:cell-range-address="CPU.A4:CPU.A53"/>
          </chart:axis>
          <chart:axis chart:dimension="y" chart:name="primary-y" chart:style-name="ch7">
            <chart:title svg:x="0.35cm" svg:y="5.294cm" chart:style-name="ch8">
              <text:p><text:span text:style-name="T2">GFLOPS</text:span></text:p>
            </chart:title>
            <chart:grid chart:style-name="ch9" chart:class="major"/>
          </chart:axis>
          <chart:series chart:style-name="ch10" chart:values-cell-range-address="CPU.O4:CPU.O53" loext:hide-legend="true" chart:label-cell-address="CPU.O2:CPU.O2" chart:class="chart:scatter">
            <chart:domain table:cell-range-address="CPU.B4:CPU.B53"/>
            <chart:data-point/>
            <chart:data-point chart:style-name="ch11" chart:repeated="2"/>
            <chart:data-point chart:repeated="47"/>
          </chart:series>
          <chart:series chart:style-name="ch12" chart:values-cell-range-address="CPU.Q4:CPU.Q53" loext:hide-legend="true" chart:label-cell-address="CPU.P1:CPU.P1" chart:class="chart:scatter">
            <chart:domain table:cell-range-address="CPU.P4:CPU.P53"/>
            <chart:data-point chart:repeated="50"/>
          </chart:series>
          <chart:series chart:style-name="ch13" chart:values-cell-range-address="CPU.H4:CPU.H17" chart:label-cell-address="CPU.A3:CPU.A3" chart:class="chart:scatter">
            <chart:domain table:cell-range-address="CPU.B4:CPU.B17"/>
            <chart:data-point chart:repeated="14"/>
          </chart:series>
          <chart:series chart:style-name="ch14" chart:values-cell-range-address="CPU.H19:CPU.H42" chart:label-cell-address="CPU.A18:CPU.A18" chart:class="chart:scatter">
            <chart:domain table:cell-range-address="CPU.B19:CPU.B42"/>
            <chart:data-point chart:repeated="2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oints</text:p>
                <draw:g>
                  <svg:desc>CPU.O2:CPU.O2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names displacement</text:p>
                <draw:g>
                  <svg:desc>CPU.P1:CPU.P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MD</text:p>
                <draw:g>
                  <svg:desc>CPU.A3:CPU.A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Intel</text:p>
                <draw:g>
                  <svg:desc>CPU.A18:CPU.A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yzen 9950X3D</text:p>
                <draw:g>
                  <svg:desc>CPU.A4:CPU.A53</svg:desc>
                </draw:g>
              </table:table-cell>
              <table:table-cell office:value-type="float" office:value="NaN">
                <text:p>NaN</text:p>
                <draw:g>
                  <svg:desc>CPU.B4:CPU.B53</svg:desc>
                </draw:g>
              </table:table-cell>
              <table:table-cell office:value-type="float" office:value="0">
                <text:p>0</text:p>
                <draw:g>
                  <svg:desc>CPU.O4:CPU.O53</svg:desc>
                </draw:g>
              </table:table-cell>
              <table:table-cell office:value-type="float" office:value="NaN">
                <text:p>NaN</text:p>
                <draw:g>
                  <svg:desc>CPU.P4:CPU.P53</svg:desc>
                </draw:g>
              </table:table-cell>
              <table:table-cell office:value-type="float" office:value="NaN">
                <text:p>NaN</text:p>
                <draw:g>
                  <svg:desc>CPU.Q4:CPU.Q53</svg:desc>
                </draw:g>
              </table:table-cell>
              <table:table-cell office:value-type="float" office:value="NaN">
                <text:p>NaN</text:p>
                <draw:g>
                  <svg:desc>CPU.B4:CPU.B17</svg:desc>
                </draw:g>
              </table:table-cell>
              <table:table-cell office:value-type="float" office:value="NaN">
                <text:p>NaN</text:p>
                <draw:g>
                  <svg:desc>CPU.H4:CPU.H17</svg:desc>
                </draw:g>
              </table:table-cell>
              <table:table-cell office:value-type="float" office:value="2024.75">
                <text:p>2024.75</text:p>
                <draw:g>
                  <svg:desc>CPU.B19:CPU.B42</svg:desc>
                </draw:g>
              </table:table-cell>
              <table:table-cell office:value-type="float" office:value="15.1">
                <text:p>15.1</text:p>
                <draw:g>
                  <svg:desc>CPU.H19:CPU.H42</svg:desc>
                </draw:g>
              </table:table-cell>
            </table:table-row>
            <table:table-row>
              <table:table-cell office:value-type="string">
                <text:p>Ryzen 9 7950X3D</text:p>
              </table:table-cell>
              <table:table-cell office:value-type="float" office:value="2023.08333333333">
                <text:p>2023.08333333333</text:p>
              </table:table-cell>
              <table:table-cell office:value-type="float" office:value="0">
                <text:p>0</text:p>
              </table:table-cell>
              <table:table-cell office:value-type="float" office:value="2023.08333333333">
                <text:p>2023.08333333333</text:p>
              </table:table-cell>
              <table:table-cell office:value-type="float" office:value="3">
                <text:p>3</text:p>
              </table:table-cell>
              <table:table-cell office:value-type="float" office:value="2023.08333333333">
                <text:p>2023.08333333333</text:p>
              </table:table-cell>
              <table:table-cell office:value-type="float" office:value="13.4">
                <text:p>13.4</text:p>
              </table:table-cell>
              <table:table-cell office:value-type="float" office:value="2022.25">
                <text:p>2022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9 5950X</text:p>
              </table:table-cell>
              <table:table-cell office:value-type="float" office:value="2020.83333333333">
                <text:p>2020.83333333333</text:p>
              </table:table-cell>
              <table:table-cell office:value-type="float" office:value="0">
                <text:p>0</text:p>
              </table:table-cell>
              <table:table-cell office:value-type="float" office:value="2020.83333333333">
                <text:p>2020.83333333333</text:p>
              </table:table-cell>
              <table:table-cell office:value-type="float" office:value="3">
                <text:p>3</text:p>
              </table:table-cell>
              <table:table-cell office:value-type="float" office:value="2020.83333333333">
                <text:p>2020.83333333333</text:p>
              </table:table-cell>
              <table:table-cell office:value-type="float" office:value="12.8">
                <text:p>12.8</text:p>
              </table:table-cell>
              <table:table-cell office:value-type="float" office:value="2021.16666666667">
                <text:p>2021.1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9 3950X</text:p>
              </table:table-cell>
              <table:table-cell office:value-type="float" office:value="2019.83333333333">
                <text:p>2019.83333333333</text:p>
              </table:table-cell>
              <table:table-cell office:value-type="float" office:value="NaN">
                <text:p>NaN</text:p>
              </table:table-cell>
              <table:table-cell office:value-type="float" office:value="2019.83333333333">
                <text:p>2019.83333333333</text:p>
              </table:table-cell>
              <table:table-cell office:value-type="float" office:value="NaN">
                <text:p>NaN</text:p>
              </table:table-cell>
              <table:table-cell office:value-type="float" office:value="2019.83333333333">
                <text:p>2019.83333333333</text:p>
              </table:table-cell>
              <table:table-cell office:value-type="float" office:value="NaN">
                <text:p>NaN</text:p>
              </table:table-cell>
              <table:table-cell office:value-type="float" office:value="2020.25">
                <text:p>202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7 2700X</text:p>
              </table:table-cell>
              <table:table-cell office:value-type="float" office:value="2018.25">
                <text:p>2018.25</text:p>
              </table:table-cell>
              <table:table-cell office:value-type="float" office:value="NaN">
                <text:p>NaN</text:p>
              </table:table-cell>
              <table:table-cell office:value-type="float" office:value="2018.25">
                <text:p>2018.25</text:p>
              </table:table-cell>
              <table:table-cell office:value-type="float" office:value="NaN">
                <text:p>NaN</text:p>
              </table:table-cell>
              <table:table-cell office:value-type="float" office:value="2018.25">
                <text:p>2018.25</text:p>
              </table:table-cell>
              <table:table-cell office:value-type="float" office:value="NaN">
                <text:p>NaN</text:p>
              </table:table-cell>
              <table:table-cell office:value-type="float" office:value="2019.75">
                <text:p>2019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7 1800X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NaN">
                <text:p>NaN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NaN">
                <text:p>NaN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NaN">
                <text:p>NaN</text:p>
              </table:table-cell>
              <table:table-cell office:value-type="float" office:value="2018.75">
                <text:p>2018.75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string">
                <text:p>A12-9800</text:p>
              </table:table-cell>
              <table:table-cell office:value-type="float" office:value="2016.66666666667">
                <text:p>2016.66666666667</text:p>
              </table:table-cell>
              <table:table-cell office:value-type="float" office:value="0">
                <text:p>0</text:p>
              </table:table-cell>
              <table:table-cell office:value-type="float" office:value="2016.66666666667">
                <text:p>2016.66666666667</text:p>
              </table:table-cell>
              <table:table-cell office:value-type="float" office:value="0.8">
                <text:p>0.8</text:p>
              </table:table-cell>
              <table:table-cell office:value-type="float" office:value="2016.66666666667">
                <text:p>2016.66666666667</text:p>
              </table:table-cell>
              <table:table-cell office:value-type="float" office:value="6.32">
                <text:p>6.32</text:p>
              </table:table-cell>
              <table:table-cell office:value-type="float" office:value="2018.41666666667">
                <text:p>2018.41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X-9590</text:p>
              </table:table-cell>
              <table:table-cell office:value-type="float" office:value="2013.5">
                <text:p>2013.5</text:p>
              </table:table-cell>
              <table:table-cell office:value-type="float" office:value="0">
                <text:p>0</text:p>
              </table:table-cell>
              <table:table-cell office:value-type="float" office:value="2013.5">
                <text:p>2013.5</text:p>
              </table:table-cell>
              <table:table-cell office:value-type="float" office:value="2">
                <text:p>2</text:p>
              </table:table-cell>
              <table:table-cell office:value-type="float" office:value="2013.5">
                <text:p>2013.5</text:p>
              </table:table-cell>
              <table:table-cell office:value-type="float" office:value="7.4">
                <text:p>7.4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henom II X6 1100T</text:p>
              </table:table-cell>
              <table:table-cell office:value-type="float" office:value="2010.91666666667">
                <text:p>2010.91666666667</text:p>
              </table:table-cell>
              <table:table-cell office:value-type="float" office:value="0">
                <text:p>0</text:p>
              </table:table-cell>
              <table:table-cell office:value-type="float" office:value="2010.41666666667">
                <text:p>2010.41666666667</text:p>
              </table:table-cell>
              <table:table-cell office:value-type="float" office:value="3.94">
                <text:p>3.94</text:p>
              </table:table-cell>
              <table:table-cell office:value-type="float" office:value="2010.91666666667">
                <text:p>2010.91666666667</text:p>
              </table:table-cell>
              <table:table-cell office:value-type="float" office:value="3.64">
                <text:p>3.64</text:p>
              </table:table-cell>
              <table:table-cell office:value-type="float" office:value="2015.58333333333">
                <text:p>2015.5833333333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string">
                <text:p>Athlon 64 X2 6400+</text:p>
              </table:table-cell>
              <table:table-cell office:value-type="float" office:value="2007.58333333333">
                <text:p>2007.58333333333</text:p>
              </table:table-cell>
              <table:table-cell office:value-type="float" office:value="0">
                <text:p>0</text:p>
              </table:table-cell>
              <table:table-cell office:value-type="float" office:value="2007.38333333333">
                <text:p>2007.38333333333</text:p>
              </table:table-cell>
              <table:table-cell office:value-type="float" office:value="3.54">
                <text:p>3.54</text:p>
              </table:table-cell>
              <table:table-cell office:value-type="float" office:value="2007.58333333333">
                <text:p>2007.58333333333</text:p>
              </table:table-cell>
              <table:table-cell office:value-type="float" office:value="3.14">
                <text:p>3.14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string">
                <text:p>Athlon XP 3200+</text:p>
              </table:table-cell>
              <table:table-cell office:value-type="float" office:value="2003.75">
                <text:p>2003.75</text:p>
              </table:table-cell>
              <table:table-cell office:value-type="float" office:value="0">
                <text:p>0</text:p>
              </table:table-cell>
              <table:table-cell office:value-type="float" office:value="2003.75">
                <text:p>2003.75</text:p>
              </table:table-cell>
              <table:table-cell office:value-type="float" office:value="2.04">
                <text:p>2.04</text:p>
              </table:table-cell>
              <table:table-cell office:value-type="float" office:value="2003.75">
                <text:p>2003.75</text:p>
              </table:table-cell>
              <table:table-cell office:value-type="float" office:value="1.64">
                <text:p>1.64</text:p>
              </table:table-cell>
              <table:table-cell office:value-type="float" office:value="2014.41666666667">
                <text:p>2014.41666666667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K6-IIIE+ 550</text:p>
              </table:table-cell>
              <table:table-cell office:value-type="float" office:value="2000.66666666667">
                <text:p>2000.66666666667</text:p>
              </table:table-cell>
              <table:table-cell office:value-type="float" office:value="0">
                <text:p>0</text:p>
              </table:table-cell>
              <table:table-cell office:value-type="float" office:value="2000.66666666667">
                <text:p>2000.66666666667</text:p>
              </table:table-cell>
              <table:table-cell office:value-type="float" office:value="0.671">
                <text:p>0.671</text:p>
              </table:table-cell>
              <table:table-cell office:value-type="float" office:value="2000.66666666667">
                <text:p>2000.66666666667</text:p>
              </table:table-cell>
              <table:table-cell office:value-type="float" office:value="0.271">
                <text:p>0.271</text:p>
              </table:table-cell>
              <table:table-cell office:value-type="float" office:value="2012.25">
                <text:p>2012.25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K5-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1.75">
                <text:p>2011.75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1.08333333333">
                <text:p>2011.08333333333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Inte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8.58333333333">
                <text:p>2008.58333333333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285K</text:p>
              </table:table-cell>
              <table:table-cell office:value-type="float" office:value="2024.75">
                <text:p>2024.75</text:p>
              </table:table-cell>
              <table:table-cell office:value-type="float" office:value="0">
                <text:p>0</text:p>
              </table:table-cell>
              <table:table-cell office:value-type="float" office:value="2024.75">
                <text:p>2024.75</text:p>
              </table:table-cell>
              <table:table-cell office:value-type="float" office:value="15.6">
                <text:p>1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8.16666666667">
                <text:p>2008.16666666667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i9-12900KS</text:p>
              </table:table-cell>
              <table:table-cell office:value-type="float" office:value="2022.25">
                <text:p>2022.25</text:p>
              </table:table-cell>
              <table:table-cell office:value-type="float" office:value="NaN">
                <text:p>NaN</text:p>
              </table:table-cell>
              <table:table-cell office:value-type="float" office:value="2022.25">
                <text:p>202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6.16666666667">
                <text:p>2006.16666666667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i9-11900K</text:p>
              </table:table-cell>
              <table:table-cell office:value-type="float" office:value="2021.16666666667">
                <text:p>2021.16666666667</text:p>
              </table:table-cell>
              <table:table-cell office:value-type="float" office:value="NaN">
                <text:p>NaN</text:p>
              </table:table-cell>
              <table:table-cell office:value-type="float" office:value="2021.16666666667">
                <text:p>2021.1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5.33333333333">
                <text:p>2005.3333333333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i9-10900K</text:p>
              </table:table-cell>
              <table:table-cell office:value-type="float" office:value="2020.25">
                <text:p>2020.25</text:p>
              </table:table-cell>
              <table:table-cell office:value-type="float" office:value="NaN">
                <text:p>NaN</text:p>
              </table:table-cell>
              <table:table-cell office:value-type="float" office:value="2020.25">
                <text:p>202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2">
                <text:p>2002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string">
                <text:p>i9-9900KS</text:p>
              </table:table-cell>
              <table:table-cell office:value-type="float" office:value="2019.75">
                <text:p>2019.75</text:p>
              </table:table-cell>
              <table:table-cell office:value-type="float" office:value="NaN">
                <text:p>NaN</text:p>
              </table:table-cell>
              <table:table-cell office:value-type="float" office:value="2019.75">
                <text:p>2019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8.58333333333">
                <text:p>1998.5833333333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i9-9900K</text:p>
              </table:table-cell>
              <table:table-cell office:value-type="float" office:value="2018.75">
                <text:p>2018.75</text:p>
              </table:table-cell>
              <table:table-cell office:value-type="float" office:value="0">
                <text:p>0</text:p>
              </table:table-cell>
              <table:table-cell office:value-type="float" office:value="2018.75">
                <text:p>2018.75</text:p>
              </table:table-cell>
              <table:table-cell office:value-type="float" office:value="10.43">
                <text:p>10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8.41666666667">
                <text:p>1998.41666666667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i7-8086K</text:p>
              </table:table-cell>
              <table:table-cell office:value-type="float" office:value="2018.41666666667">
                <text:p>2018.41666666667</text:p>
              </table:table-cell>
              <table:table-cell office:value-type="float" office:value="NaN">
                <text:p>NaN</text:p>
              </table:table-cell>
              <table:table-cell office:value-type="float" office:value="2018.41666666667">
                <text:p>2018.41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7700K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6700K</text:p>
              </table:table-cell>
              <table:table-cell office:value-type="float" office:value="2015.58333333333">
                <text:p>2015.58333333333</text:p>
              </table:table-cell>
              <table:table-cell office:value-type="float" office:value="0">
                <text:p>0</text:p>
              </table:table-cell>
              <table:table-cell office:value-type="float" office:value="2016.18333333333">
                <text:p>2016.18333333333</text:p>
              </table:table-cell>
              <table:table-cell office:value-type="float" office:value="8.49">
                <text:p>8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5775C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0">
                <text:p>0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10.26">
                <text:p>10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4790K</text:p>
              </table:table-cell>
              <table:table-cell office:value-type="float" office:value="2014.41666666667">
                <text:p>2014.41666666667</text:p>
              </table:table-cell>
              <table:table-cell office:value-type="float" office:value="0">
                <text:p>0</text:p>
              </table:table-cell>
              <table:table-cell office:value-type="float" office:value="2014.41666666667">
                <text:p>2014.41666666667</text:p>
              </table:table-cell>
              <table:table-cell office:value-type="float" office:value="9.25">
                <text:p>9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3770K</text:p>
              </table:table-cell>
              <table:table-cell office:value-type="float" office:value="2012.25">
                <text:p>2012.25</text:p>
              </table:table-cell>
              <table:table-cell office:value-type="float" office:value="0">
                <text:p>0</text:p>
              </table:table-cell>
              <table:table-cell office:value-type="float" office:value="2012.5">
                <text:p>2012.5</text:p>
              </table:table-cell>
              <table:table-cell office:value-type="float" office:value="7.29">
                <text:p>7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2700K</text:p>
              </table:table-cell>
              <table:table-cell office:value-type="float" office:value="2011.75">
                <text:p>2011.75</text:p>
              </table:table-cell>
              <table:table-cell office:value-type="float" office:value="0">
                <text:p>0</text:p>
              </table:table-cell>
              <table:table-cell office:value-type="float" office:value="2011.75">
                <text:p>2011.75</text:p>
              </table:table-cell>
              <table:table-cell office:value-type="float" office:value="8.19">
                <text:p>8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990X</text:p>
              </table:table-cell>
              <table:table-cell office:value-type="float" office:value="2011.08333333333">
                <text:p>2011.08333333333</text:p>
              </table:table-cell>
              <table:table-cell office:value-type="float" office:value="0">
                <text:p>0</text:p>
              </table:table-cell>
              <table:table-cell office:value-type="float" office:value="2011.08333333333">
                <text:p>2011.08333333333</text:p>
              </table:table-cell>
              <table:table-cell office:value-type="float" office:value="4.68">
                <text:p>4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e 2 Duo 3.33GHz</text:p>
              </table:table-cell>
              <table:table-cell office:value-type="float" office:value="2008.58333333333">
                <text:p>2008.58333333333</text:p>
              </table:table-cell>
              <table:table-cell office:value-type="float" office:value="0">
                <text:p>0</text:p>
              </table:table-cell>
              <table:table-cell office:value-type="float" office:value="2008.78333333333">
                <text:p>2008.78333333333</text:p>
              </table:table-cell>
              <table:table-cell office:value-type="float" office:value="4.18">
                <text:p>4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e 2 Quad 3.2GHz</text:p>
              </table:table-cell>
              <table:table-cell office:value-type="float" office:value="2008.16666666667">
                <text:p>2008.16666666667</text:p>
              </table:table-cell>
              <table:table-cell office:value-type="float" office:value="0">
                <text:p>0</text:p>
              </table:table-cell>
              <table:table-cell office:value-type="float" office:value="2008.06666666667">
                <text:p>2008.06666666667</text:p>
              </table:table-cell>
              <table:table-cell office:value-type="float" office:value="3.82">
                <text:p>3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D 3.73GHz</text:p>
              </table:table-cell>
              <table:table-cell office:value-type="float" office:value="2006.16666666667">
                <text:p>2006.16666666667</text:p>
              </table:table-cell>
              <table:table-cell office:value-type="float" office:value="0">
                <text:p>0</text:p>
              </table:table-cell>
              <table:table-cell office:value-type="float" office:value="2006.16666666667">
                <text:p>2006.16666666667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4 HT 3.8GHz</text:p>
              </table:table-cell>
              <table:table-cell office:value-type="float" office:value="2005.33333333333">
                <text:p>2005.33333333333</text:p>
              </table:table-cell>
              <table:table-cell office:value-type="float" office:value="0">
                <text:p>0</text:p>
              </table:table-cell>
              <table:table-cell office:value-type="float" office:value="2005.33333333333">
                <text:p>2005.3333333333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3 1.4GHz</text:p>
              </table:table-cell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2002">
                <text:p>2002</text:p>
              </table:table-cell>
              <table:table-cell office:value-type="float" office:value="1.276">
                <text:p>1.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II 450</text:p>
              </table:table-cell>
              <table:table-cell office:value-type="float" office:value="1998.58333333333">
                <text:p>1998.58333333333</text:p>
              </table:table-cell>
              <table:table-cell office:value-type="float" office:value="0">
                <text:p>0</text:p>
              </table:table-cell>
              <table:table-cell office:value-type="float" office:value="1998.98333333333">
                <text:p>1998.98333333333</text:p>
              </table:table-cell>
              <table:table-cell office:value-type="float" office:value="0.79">
                <text:p>0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MMX 233</text:p>
              </table:table-cell>
              <table:table-cell office:value-type="float" office:value="1998.41666666667">
                <text:p>1998.41666666667</text:p>
              </table:table-cell>
              <table:table-cell office:value-type="float" office:value="0">
                <text:p>0</text:p>
              </table:table-cell>
              <table:table-cell office:value-type="float" office:value="1998.01666666667">
                <text:p>1998.01666666667</text:p>
              </table:table-cell>
              <table:table-cell office:value-type="float" office:value="0.585">
                <text:p>0.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486DX4 100MHz W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napdragon 8cx Gen3 @3.0GHz (4xCortex-X1@3.0GHz, 4xCortex-A78@2.4GHz)</text:p>
              </table:table-cell>
              <table:table-cell office:value-type="float" office:value="2021.08333333333">
                <text:p>2021.08333333333</text:p>
              </table:table-cell>
              <table:table-cell office:value-type="float" office:value="NaN">
                <text:p>NaN</text:p>
              </table:table-cell>
              <table:table-cell office:value-type="float" office:value="2021.08333333333">
                <text:p>2021.08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Pi5 (4xA76)</text:p>
              </table:table-cell>
              <table:table-cell office:value-type="float" office:value="2023.75">
                <text:p>2023.75</text:p>
              </table:table-cell>
              <table:table-cell office:value-type="float" office:value="NaN">
                <text:p>NaN</text:p>
              </table:table-cell>
              <table:table-cell office:value-type="float" office:value="2023.75">
                <text:p>202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Pi4 (4xA72)</text:p>
              </table:table-cell>
              <table:table-cell office:value-type="float" office:value="2019.41666666667">
                <text:p>2019.41666666667</text:p>
              </table:table-cell>
              <table:table-cell office:value-type="float" office:value="NaN">
                <text:p>NaN</text:p>
              </table:table-cell>
              <table:table-cell office:value-type="float" office:value="2019.41666666667">
                <text:p>2019.41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0.4$Windows_X86_64 LibreOffice_project/48f00303701489684e67c38c28aff00cd5929e67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